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72cm"/>
    </style:style>
    <style:style style:name="co2" style:family="table-column">
      <style:table-column-properties fo:break-before="auto" style:column-width="4.371cm"/>
    </style:style>
    <style:style style:name="co3" style:family="table-column">
      <style:table-column-properties fo:break-before="auto" style:column-width="4.604cm"/>
    </style:style>
    <style:style style:name="co4" style:family="table-column">
      <style:table-column-properties fo:break-before="auto" style:column-width="3.29cm"/>
    </style:style>
    <style:style style:name="co5" style:family="table-column">
      <style:table-column-properties fo:break-before="auto" style:column-width="3.175cm"/>
    </style:style>
    <style:style style:name="co6" style:family="table-column">
      <style:table-column-properties fo:break-before="auto" style:column-width="2.805cm"/>
    </style:style>
    <style:style style:name="co7" style:family="table-column">
      <style:table-column-properties fo:break-before="auto" style:column-width="3.122cm"/>
    </style:style>
    <style:style style:name="co8" style:family="table-column">
      <style:table-column-properties fo:break-before="auto" style:column-width="3.995cm"/>
    </style:style>
    <style:style style:name="co9" style:family="table-column">
      <style:table-column-properties fo:break-before="auto" style:column-width="2.884cm"/>
    </style:style>
    <style:style style:name="co10" style:family="table-column">
      <style:table-column-properties fo:break-before="auto" style:column-width="3.149cm"/>
    </style:style>
    <style:style style:name="co11" style:family="table-column">
      <style:table-column-properties fo:break-before="auto" style:column-width="5.445cm"/>
    </style:style>
    <style:style style:name="co12" style:family="table-column">
      <style:table-column-properties fo:break-before="auto" style:column-width="4.955cm"/>
    </style:style>
    <style:style style:name="co13" style:family="table-column">
      <style:table-column-properties fo:break-before="auto" style:column-width="3.976cm"/>
    </style:style>
    <style:style style:name="co14" style:family="table-column">
      <style:table-column-properties fo:break-before="auto" style:column-width="4.357cm"/>
    </style:style>
    <style:style style:name="co15" style:family="table-column">
      <style:table-column-properties fo:break-before="auto" style:column-width="4.874cm"/>
    </style:style>
    <style:style style:name="co16" style:family="table-column">
      <style:table-column-properties fo:break-before="auto" style:column-width="4.112cm"/>
    </style:style>
    <style:style style:name="co17" style:family="table-column">
      <style:table-column-properties fo:break-before="auto" style:column-width="4.274cm"/>
    </style:style>
    <style:style style:name="co18" style:family="table-column">
      <style:table-column-properties fo:break-before="auto" style:column-width="2.776cm"/>
    </style:style>
    <style:style style:name="co19" style:family="table-column">
      <style:table-column-properties fo:break-before="auto" style:column-width="2.258cm"/>
    </style:style>
    <style:style style:name="co20" style:family="table-column">
      <style:table-column-properties fo:break-before="auto" style:column-width="3.016cm"/>
    </style:style>
    <style:style style:name="co21" style:family="table-column">
      <style:table-column-properties fo:break-before="auto" style:column-width="8.13cm"/>
    </style:style>
    <style:style style:name="co22" style:family="table-column">
      <style:table-column-properties fo:break-before="auto" style:column-width="3.05cm"/>
    </style:style>
    <style:style style:name="co23" style:family="table-column">
      <style:table-column-properties fo:break-before="auto" style:column-width="2.963cm"/>
    </style:style>
    <style:style style:name="co24" style:family="table-column">
      <style:table-column-properties fo:break-before="auto" style:column-width="6.604cm"/>
    </style:style>
    <style:style style:name="co25" style:family="table-column">
      <style:table-column-properties fo:break-before="auto" style:column-width="3.254cm"/>
    </style:style>
    <style:style style:name="co26" style:family="table-column">
      <style:table-column-properties fo:break-before="auto" style:column-width="6.712cm"/>
    </style:style>
    <style:style style:name="co27" style:family="table-column">
      <style:table-column-properties fo:break-before="auto" style:column-width="2.91cm"/>
    </style:style>
    <style:style style:name="co28" style:family="table-column">
      <style:table-column-properties fo:break-before="auto" style:column-width="3.069cm"/>
    </style:style>
    <style:style style:name="co29" style:family="table-column">
      <style:table-column-properties fo:break-before="auto" style:column-width="5.405cm"/>
    </style:style>
    <style:style style:name="co30" style:family="table-column">
      <style:table-column-properties fo:break-before="auto" style:column-width="2.489cm"/>
    </style:style>
    <style:style style:name="co31" style:family="table-column">
      <style:table-column-properties fo:break-before="auto" style:column-width="2.743cm"/>
    </style:style>
    <style:style style:name="co32" style:family="table-column">
      <style:table-column-properties fo:break-before="auto" style:column-width="2.764cm"/>
    </style:style>
    <style:style style:name="co33" style:family="table-column">
      <style:table-column-properties fo:break-before="auto" style:column-width="2.586cm"/>
    </style:style>
    <style:style style:name="co34" style:family="table-column">
      <style:table-column-properties fo:break-before="auto" style:column-width="2.88cm"/>
    </style:style>
    <style:style style:name="co35" style:family="table-column">
      <style:table-column-properties fo:break-before="auto" style:column-width="2.646cm"/>
    </style:style>
    <style:style style:name="co36" style:family="table-column">
      <style:table-column-properties fo:break-before="auto" style:column-width="4.138cm"/>
    </style:style>
    <style:style style:name="ro1" style:family="table-row">
      <style:table-row-properties style:row-height="1.16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31cm" fo:break-before="auto" style:use-optimal-row-height="true"/>
    </style:style>
    <style:style style:name="ro4" style:family="table-row">
      <style:table-row-properties style:row-height="3.648cm" fo:break-before="auto" style:use-optimal-row-height="true"/>
    </style:style>
    <style:style style:name="ro5" style:family="table-row">
      <style:table-row-properties style:row-height="3.246cm" fo:break-before="auto" style:use-optimal-row-height="true"/>
    </style:style>
    <style:style style:name="ro6" style:family="table-row">
      <style:table-row-properties style:row-height="1.228cm" fo:break-before="auto" style:use-optimal-row-height="true"/>
    </style:style>
    <style:style style:name="ro7" style:family="table-row">
      <style:table-row-properties style:row-height="2.845cm" fo:break-before="auto" style:use-optimal-row-height="true"/>
    </style:style>
    <style:style style:name="ro8" style:family="table-row">
      <style:table-row-properties style:row-height="1.302cm" fo:break-before="auto" style:use-optimal-row-height="true"/>
    </style:style>
    <style:style style:name="ro9" style:family="table-row">
      <style:table-row-properties style:row-height="4.449cm" fo:break-before="auto" style:use-optimal-row-height="true"/>
    </style:style>
    <style:style style:name="ro10" style:family="table-row">
      <style:table-row-properties style:row-height="0.487cm" fo:break-before="auto" style:use-optimal-row-height="true"/>
    </style:style>
    <style:style style:name="ro11" style:family="table-row">
      <style:table-row-properties style:row-height="2.044cm" fo:break-before="auto" style:use-optimal-row-height="true"/>
    </style:style>
    <style:style style:name="ro12" style:family="table-row">
      <style:table-row-properties style:row-height="1.625cm" fo:break-before="auto" style:use-optimal-row-height="true"/>
    </style:style>
    <style:style style:name="ro13" style:family="table-row">
      <style:table-row-properties style:row-height="6.454cm" fo:break-before="auto" style:use-optimal-row-height="true"/>
    </style:style>
    <style:style style:name="ro14" style:family="table-row">
      <style:table-row-properties style:row-height="6.052cm" fo:break-before="auto" style:use-optimal-row-height="true"/>
    </style:style>
    <style:style style:name="ta1" style:family="table" style:master-page-name="PageStyle_5f_Submission_20_Template">
      <style:table-properties table:display="true" style:writing-mode="lr-tb"/>
    </style:style>
    <style:style style:name="ta2" style:family="table" style:master-page-name="PageStyle_5f_INSTITUTIONAL_20_Samples">
      <style:table-properties table:display="true" style:writing-mode="lr-tb"/>
    </style:style>
    <style:style style:name="ta3" style:family="table" style:master-page-name="PageStyle_5f_PROGRAMME_20_Samples">
      <style:table-properties table:display="true" style:writing-mode="lr-tb"/>
    </style:style>
    <style:style style:name="ta4" style:family="table" style:master-page-name="PageStyle_5f_JOINT_20_PROGRAMME_20_Sample">
      <style:table-properties table:display="true" style:writing-mode="lr-tb"/>
    </style:style>
    <style:style style:name="ta5" style:family="table" style:master-page-name="Default">
      <style:table-properties table:display="true" style:writing-mode="lr-tb" table:tab-color="#ff66cc"/>
    </style:style>
    <style:style style:name="ta6" style:family="table" style:master-page-name="PageStyle_5f_MIXED_20_Sample">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49">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fo:background-color="#d9d2e9"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ec9ba4" style:text-align-source="fix" style:repeat-content="false" fo:border="0.74pt solid #000000"/>
      <style:paragraph-properties fo:text-align="center" fo:margin-left="0cm"/>
    </style:style>
    <style:style style:name="ce3" style:family="table-cell" style:parent-style-name="Default">
      <style:table-cell-properties fo:background-color="#d9d2e9"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afd095" style:text-align-source="fix" style:repeat-content="false" fo:border="0.74pt solid #000000"/>
      <style:paragraph-properties fo:text-align="center" fo:margin-left="0cm"/>
    </style:style>
    <style:style style:name="ce5" style:family="table-cell" style:parent-style-name="Default">
      <style:table-cell-properties fo:background-color="#e0c2cd"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e0c2cd"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d9d2e9"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fo:background-color="#e0c2cd"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e0c2cd"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d9d2e9"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background-color="#d9d2e9"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99ff"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0.74pt solid #000000"/>
    </style:style>
    <style:style style:name="ce108"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9" style:family="table-cell" style:parent-style-name="Default" style:data-style-name="N49">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121" style:family="table-cell" style:parent-style-name="Default">
      <style:table-cell-properties fo:wrap-option="wrap"/>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table-cell-properties fo:wrap-option="wrap"/>
      <style:text-properties style:font-name="Arial1" fo:font-size="10pt" style:font-size-asian="10pt" style:font-size-complex="10pt"/>
    </style:style>
    <style:style style:name="ce124"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49">
      <style:table-cell-properties fo:wrap-option="wrap"/>
      <style:text-properties style:font-name="Arial1" fo:font-size="10pt" style:font-size-asian="10pt" style:font-size-complex="10pt"/>
    </style:style>
    <style:style style:name="ce126" style:family="table-cell" style:parent-style-name="Default" style:data-style-name="N49">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12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text-properties style:font-name="Arial1" fo:font-size="10pt" style:font-size-asian="10pt" style:font-size-complex="10pt"/>
    </style:style>
    <style:style style:name="ce132" style:family="table-cell" style:parent-style-name="Default">
      <style:table-cell-properties fo:wrap-option="wra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able-cell-properties fo:wrap-option="wrap"/>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7"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0" style:family="table-cell" style:parent-style-name="Default" style:data-style-name="N49">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fo:wrap-option="wrap"/>
      <style:text-properties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Tahoma"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fo:wrap-option="wrap"/>
    </style:style>
    <style:style style:name="ce98" style:family="table-cell" style:parent-style-name="Default">
      <style:table-cell-properties fo:background-color="#d9d2e9"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style:text-align-source="fix" style:repeat-content="false"/>
      <style:paragraph-properties fo:text-align="start" fo:margin-left="0cm"/>
    </style:style>
    <style:style style:name="ce48" style:family="table-cell" style:parent-style-name="Default">
      <style:table-cell-properties style:text-align-source="fix" style:repeat-content="false" fo:background-color="transparent" style:vertical-align="middle"/>
      <style:paragraph-properties fo:text-align="start" fo:margin-left="0cm"/>
    </style:style>
    <style:style style:name="ce99" style:family="table-cell" style:parent-style-name="Default">
      <style:table-cell-properties fo:background-color="#d9d2e9"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ackground-color="#e0c2cd"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ackground-color="#e0c2cd"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Default">
      <style:table-cell-properties fo:background-color="#d9d2e9"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 style:family="table-cell" style:parent-style-name="Default">
      <style:table-cell-properties fo:background-color="#e0c2cd"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Default">
      <style:table-cell-properties fo:background-color="#e0c2cd"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data-style-name="N49"/>
    <style:style style:name="ce146" style:family="table-cell" style:parent-style-name="Default" style:data-style-name="N100">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7" style:family="table-cell" style:parent-style-name="Default" style:data-style-name="N36"/>
    <style:style style:name="ce105" style:family="table-cell" style:parent-style-name="Default">
      <style:table-cell-properties fo:background-color="#d9d2e9"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ackground-color="transparent"/>
    </style:style>
    <style:style style:name="ce148" style:family="table-cell" style:parent-style-name="Default">
      <style:table-cell-properties fo:background-color="#ffffff"/>
    </style:style>
    <style:style style:name="ce106" style:family="table-cell" style:parent-style-name="Default">
      <style:table-cell-properties fo:background-color="#d9d2e9"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ackground-color="#ff99ff"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data-style-name="N100">
      <style:table-cell-properties style:text-align-source="fix" style:repeat-content="false"/>
      <style:paragraph-properties fo:text-align="end" fo:margin-left="0cm"/>
    </style:style>
    <style:style style:name="ce14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text-properties style:font-name="Arial1" fo:font-size="11pt" style:font-size-asian="11pt" style:font-size-complex="11pt"/>
    </style:style>
    <style:style style:name="ce1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r1" style:family="graphic">
      <style:graphic-properties draw:marker-start="Arrowheads_20_1" draw:marker-start-width="0.2cm" draw:marker-start-center="false" draw:fill="solid" draw:fill-color="#ffffff" draw:auto-grow-height="true" draw:auto-grow-width="false" fo:min-height="2.07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2cm" draw:marker-start-center="false" draw:fill="solid" draw:fill-color="#ffffc0" draw:auto-grow-height="true" draw:auto-grow-width="false" fo:min-height="12.24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Arrowheads_20_1" draw:marker-start-width="0.2cm" draw:marker-start-center="false" draw:fill="solid" draw:fill-color="#ffffff" draw:auto-grow-height="true" draw:auto-grow-width="false" fo:min-height="4.08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Arrowheads_20_1" draw:marker-start-width="0.2cm" draw:marker-start-center="false" draw:fill="solid" draw:fill-color="#ffffff" draw:auto-grow-height="true" draw:auto-grow-width="false" fo:min-height="4.555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Arrowheads_20_1" draw:marker-start-width="0.2cm" draw:marker-start-center="false" draw:fill="solid" draw:fill-color="#ffffff" draw:auto-grow-height="true" draw:auto-grow-width="false" fo:min-height="4.30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Arrowheads_20_1" draw:marker-start-width="0.2cm" draw:marker-start-center="false" draw:fill="solid" draw:fill-color="#ffffff" draw:auto-grow-height="true" draw:auto-grow-width="false" fo:min-height="3.727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Arrowheads_20_1" draw:marker-start-width="0.2cm" draw:marker-start-center="false" draw:fill="solid" draw:fill-color="#ffffff" draw:auto-grow-height="true" draw:auto-grow-width="false" fo:min-height="6.67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marker-start="Arrowheads_20_1" draw:marker-start-width="0.2cm" draw:marker-start-center="false" draw:fill="solid" draw:fill-color="#ffffff" draw:auto-grow-height="true" draw:auto-grow-width="false" fo:min-height="7.42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marker-start="Arrowheads_20_1" draw:marker-start-width="0.2cm" draw:marker-start-center="false" draw:fill="solid" draw:fill-color="#ffffc0" draw:auto-grow-height="true" draw:auto-grow-width="false" fo:min-height="7.11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marker-start="Arrowheads_20_1" draw:marker-start-width="0.2cm" draw:marker-start-center="false" draw:fill="solid" draw:fill-color="#ffffff" draw:auto-grow-height="true" draw:auto-grow-width="false" fo:min-height="2.975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marker-start="Arrowheads_20_1" draw:marker-start-width="0.2cm" draw:marker-start-center="false" draw:fill="solid" draw:fill-color="#ffffff" draw:auto-grow-height="true" draw:auto-grow-width="false" fo:min-height="9.087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marker-start="Arrowheads_20_1" draw:marker-start-width="0.2cm" draw:marker-start-center="false" draw:fill="solid" draw:fill-color="#ffffff" draw:auto-grow-height="true" draw:auto-grow-width="false" fo:min-height="3.55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marker-start="Arrowheads_20_1" draw:marker-start-width="0.2cm" draw:marker-start-center="false" draw:fill="solid" draw:fill-color="#ffffff" draw:auto-grow-height="true" draw:auto-grow-width="false" fo:min-height="3.16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marker-start="Arrowheads_20_1" draw:marker-start-width="0.2cm" draw:marker-start-center="false" draw:fill="solid" draw:fill-color="#ffffff" draw:auto-grow-height="true" draw:auto-grow-width="false" fo:min-height="3.12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marker-start="Arrowheads_20_1" draw:marker-start-width="0.2cm" draw:marker-start-center="false" draw:fill="solid" draw:fill-color="#ffffff" draw:auto-grow-height="true" draw:auto-grow-width="false" fo:min-height="4.74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marker-start="Arrowheads_20_1" draw:marker-start-width="0.2cm" draw:marker-start-center="false" draw:fill="solid" draw:fill-color="#ffffff" draw:auto-grow-height="true" draw:auto-grow-width="false" fo:min-height="4.96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graphic-properties draw:marker-start="Arrowheads_20_1" draw:marker-start-width="0.2cm" draw:marker-start-center="false" draw:fill="solid" draw:fill-color="#ffffff" draw:auto-grow-height="true" draw:auto-grow-width="false" fo:min-height="3.47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graphic-properties draw:marker-start="Arrowheads_20_1" draw:marker-start-width="0.2cm" draw:marker-start-center="false" draw:fill="solid" draw:fill-color="#ffffff" draw:auto-grow-height="true" draw:auto-grow-width="false" fo:min-height="3.313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graphic-properties draw:marker-start="Arrowheads_20_1" draw:marker-start-width="0.2cm" draw:marker-start-center="false" draw:fill="solid" draw:fill-color="#ffffff" draw:auto-grow-height="true" draw:auto-grow-width="false" fo:min-height="5.753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graphic-properties draw:marker-start="Arrowheads_20_1" draw:marker-start-width="0.2cm" draw:marker-start-center="false" draw:fill="solid" draw:fill-color="#ffffc0" draw:auto-grow-height="true" draw:auto-grow-width="true" fo:min-height="4.346cm" fo:min-width="12.38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graphic-properties draw:marker-start="Arrowheads_20_1" draw:marker-start-width="0.2cm" draw:marker-start-center="false" draw:fill="solid" draw:fill-color="#ffffc0" draw:auto-grow-height="true" draw:auto-grow-width="true" fo:min-height="1.599cm" fo:min-width="6.558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graphic-properties draw:marker-start="Arrowheads_20_1" draw:marker-start-width="0.2cm" draw:marker-start-center="false" draw:fill="solid" draw:fill-color="#ffffc0" draw:auto-grow-height="true" draw:auto-grow-width="true" fo:min-height="3.951cm" fo:min-width="6.953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graphic-properties draw:marker-start="Arrowheads_20_1" draw:marker-start-width="0.2cm" draw:marker-start-center="false" draw:fill="solid" draw:fill-color="#ffffc0" draw:auto-grow-height="true" draw:auto-grow-width="true" fo:min-height="1.976cm" fo:min-width="9.364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4" style:family="graphic">
      <style:graphic-properties draw:marker-start="Arrowheads_20_1" draw:marker-start-width="0.2cm" draw:marker-start-center="false" draw:fill="solid" draw:fill-color="#ffffc0" draw:auto-grow-height="true" draw:auto-grow-width="true" fo:min-height="2.766cm" fo:min-width="9.895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5" style:family="graphic">
      <style:graphic-properties draw:marker-start="Arrowheads_20_1" draw:marker-start-width="0.2cm" draw:marker-start-center="false" draw:fill="solid" draw:fill-color="#ffffc0" draw:auto-grow-height="true" draw:auto-grow-width="true" fo:min-height="2.766cm" fo:min-width="8.0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6" style:family="graphic">
      <style:graphic-properties draw:marker-start="Arrowheads_20_1" draw:marker-start-width="0.2cm" draw:marker-start-center="false" draw:fill="solid" draw:fill-color="#ffffff" draw:auto-grow-height="true" draw:auto-grow-width="false" fo:min-height="2.071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7" style:family="graphic">
      <style:graphic-properties draw:marker-start="Arrowheads_20_1" draw:marker-start-width="0.2cm" draw:marker-start-center="false" draw:fill="solid" draw:fill-color="#ffffff" draw:auto-grow-height="true" draw:auto-grow-width="false" fo:min-height="12.246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8" style:family="graphic">
      <style:graphic-properties draw:marker-start="Arrowheads_20_1" draw:marker-start-width="0.2cm" draw:marker-start-center="false" draw:fill="solid" draw:fill-color="#ffffff" draw:auto-grow-height="true" draw:auto-grow-width="false" fo:min-height="4.086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9" style:family="graphic">
      <style:graphic-properties draw:marker-start="Arrowheads_20_1" draw:marker-start-width="0.2cm" draw:marker-start-center="false" draw:fill="solid" draw:fill-color="#ffffff" draw:auto-grow-height="true" draw:auto-grow-width="false" fo:min-height="4.555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0" style:family="graphic">
      <style:graphic-properties draw:marker-start="Arrowheads_20_1" draw:marker-start-width="0.2cm" draw:marker-start-center="false" draw:fill="solid" draw:fill-color="#ffffff" draw:auto-grow-height="true" draw:auto-grow-width="false" fo:min-height="4.306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1" style:family="graphic">
      <style:graphic-properties draw:marker-start="Arrowheads_20_1" draw:marker-start-width="0.2cm" draw:marker-start-center="false" draw:fill="solid" draw:fill-color="#ffffff" draw:auto-grow-height="true" draw:auto-grow-width="false" fo:min-height="3.727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2" style:family="graphic">
      <style:graphic-properties draw:marker-start="Arrowheads_20_1" draw:marker-start-width="0.2cm" draw:marker-start-center="false" draw:fill="solid" draw:fill-color="#ffffff" draw:auto-grow-height="true" draw:auto-grow-width="false" fo:min-height="6.676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3" style:family="graphic">
      <style:graphic-properties draw:marker-start="Arrowheads_20_1" draw:marker-start-width="0.2cm" draw:marker-start-center="false" draw:fill="solid" draw:fill-color="#ffffff" draw:auto-grow-height="true" draw:auto-grow-width="false" fo:min-height="7.42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4" style:family="graphic">
      <style:graphic-properties draw:marker-start="Arrowheads_20_1" draw:marker-start-width="0.2cm" draw:marker-start-center="false" draw:fill="solid" draw:fill-color="#ffffff" draw:auto-grow-height="true" draw:auto-grow-width="false" fo:min-height="7.111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5" style:family="graphic">
      <style:graphic-properties draw:marker-start="Arrowheads_20_1" draw:marker-start-width="0.2cm" draw:marker-start-center="false" draw:fill="solid" draw:fill-color="#ffffff" draw:auto-grow-height="true" draw:auto-grow-width="false" fo:min-height="2.975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6" style:family="graphic">
      <style:graphic-properties draw:marker-start="Arrowheads_20_1" draw:marker-start-width="0.2cm" draw:marker-start-center="false" draw:fill="solid" draw:fill-color="#ffffff" draw:auto-grow-height="true" draw:auto-grow-width="false" fo:min-height="9.087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7" style:family="graphic">
      <style:graphic-properties draw:marker-start="Arrowheads_20_1" draw:marker-start-width="0.2cm" draw:marker-start-center="false" draw:fill="solid" draw:fill-color="#ffffff" draw:auto-grow-height="true" draw:auto-grow-width="false" fo:min-height="3.556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8" style:family="graphic">
      <style:graphic-properties draw:marker-start="Arrowheads_20_1" draw:marker-start-width="0.2cm" draw:marker-start-center="false" draw:fill="solid" draw:fill-color="#ffffff" draw:auto-grow-height="true" draw:auto-grow-width="false" fo:min-height="3.161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9" style:family="graphic">
      <style:graphic-properties draw:marker-start="Arrowheads_20_1" draw:marker-start-width="0.2cm" draw:marker-start-center="false" draw:fill="solid" draw:fill-color="#ffffff" draw:auto-grow-height="true" draw:auto-grow-width="false" fo:min-height="3.121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0" style:family="graphic">
      <style:graphic-properties draw:marker-start="Arrowheads_20_1" draw:marker-start-width="0.2cm" draw:marker-start-center="false" draw:fill="solid" draw:fill-color="#ffffff" draw:auto-grow-height="true" draw:auto-grow-width="false" fo:min-height="4.741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1" style:family="graphic">
      <style:graphic-properties draw:marker-start="Arrowheads_20_1" draw:marker-start-width="0.2cm" draw:marker-start-center="false" draw:fill="solid" draw:fill-color="#ffffff" draw:auto-grow-height="true" draw:auto-grow-width="false" fo:min-height="4.969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2" style:family="graphic">
      <style:graphic-properties draw:marker-start="Arrowheads_20_1" draw:marker-start-width="0.2cm" draw:marker-start-center="false" draw:fill="solid" draw:fill-color="#ffffff" draw:auto-grow-height="true" draw:auto-grow-width="false" fo:min-height="3.476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3" style:family="graphic">
      <style:graphic-properties draw:marker-start="Arrowheads_20_1" draw:marker-start-width="0.2cm" draw:marker-start-center="false" draw:fill="solid" draw:fill-color="#ffffff" draw:auto-grow-height="true" draw:auto-grow-width="false" fo:min-height="3.313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4" style:family="graphic">
      <style:graphic-properties draw:marker-start="Arrowheads_20_1" draw:marker-start-width="0.2cm" draw:marker-start-center="false" draw:fill="solid" draw:fill-color="#ffffff" draw:auto-grow-height="true" draw:auto-grow-width="false" fo:min-height="5.753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5" style:family="graphic">
      <style:graphic-properties draw:marker-start="Arrowheads_20_1" draw:marker-start-width="0.2cm" draw:marker-start-center="false" draw:fill="solid" draw:fill-color="#ffffff" draw:auto-grow-height="true" draw:auto-grow-width="true" fo:min-height="4.346cm" fo:min-width="13.527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6" style:family="graphic">
      <style:graphic-properties draw:marker-start="Arrowheads_20_1" draw:marker-start-width="0.2cm" draw:marker-start-center="false" draw:fill="solid" draw:fill-color="#ffffff" draw:auto-grow-height="true" draw:auto-grow-width="true" fo:min-height="1.599cm" fo:min-width="8.286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7" style:family="graphic">
      <style:graphic-properties draw:marker-start="Arrowheads_20_1" draw:marker-start-width="0.2cm" draw:marker-start-center="false" draw:fill="solid" draw:fill-color="#ffffff" draw:auto-grow-height="true" draw:auto-grow-width="true" fo:min-height="3.951cm" fo:min-width="6.953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8" style:family="graphic">
      <style:graphic-properties draw:marker-start="Arrowheads_20_1" draw:marker-start-width="0.2cm" draw:marker-start-center="false" draw:fill="solid" draw:fill-color="#ffffff" draw:auto-grow-height="true" draw:auto-grow-width="true" fo:min-height="1.976cm" fo:min-width="9.364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9" style:family="graphic">
      <style:graphic-properties draw:marker-start="Arrowheads_20_1" draw:marker-start-width="0.2cm" draw:marker-start-center="false" draw:fill="solid" draw:fill-color="#ffffff" draw:auto-grow-height="true" draw:auto-grow-width="true" fo:min-height="2.766cm" fo:min-width="9.895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0" style:family="graphic">
      <style:graphic-properties draw:marker-start="Arrowheads_20_1" draw:marker-start-width="0.2cm" draw:marker-start-center="false" draw:fill="solid" draw:fill-color="#ffffff" draw:auto-grow-height="true" draw:auto-grow-width="true" fo:min-height="2.766cm" fo:min-width="8.01cm" fo:padding-top="0.1cm" fo:padding-bottom="0.1cm" fo:padding-left="0.1cm" fo:padding-right="0.1cm"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lr-tb"/>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writing-mode="lr-tb"/>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lr-tb"/>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hyphenate="false"/>
    </style:style>
    <style:style style:name="P5" style:family="paragraph">
      <loext:graphic-properties draw:fill="solid" draw:fill-color="#ffffff"/>
      <style:paragraph-properties style:text-autospace="none" style:line-break="normal" style:writing-mode="page"/>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ff0000" loext:opacity="100%" style:text-outline="false" style:text-line-through-style="none" style:text-line-through-type="none" style:font-name="Arial" fo:font-size="12pt" fo:language="en" fo:country="US" fo:font-style="normal" fo:text-shadow="none" style:text-underline-style="none" fo:font-weight="bold" style:text-underline-mode="continuous" style:text-overline-mode="continuous" style:text-line-through-mode="continuous" style:font-name-asian="Caladea1" style:font-size-asian="12pt" style:language-asian="zh" style:country-asian="CN" style:font-style-asian="normal" style:font-weight-asian="bold" style:font-name-complex="Caladea1" style:font-size-complex="12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ff0000" loext:opacity="100%"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name-asian="Caladea1" style:font-size-asian="9pt" style:language-asian="zh" style:country-asian="CN" style:font-style-asian="normal" style:font-weight-asian="bold" style:font-name-complex="Caladea1"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letter-kerning="false"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Submission Template" table:style-name="ta1">
        <office:forms form:automatic-focus="false" form:apply-design-mode="false"/>
        <table:table-column table:style-name="co1" table:default-cell-style-name="ce1"/>
        <table:table-column table:style-name="co2" table:default-cell-style-name="ce3"/>
        <table:table-column table:style-name="co1" table:default-cell-style-name="ce5"/>
        <table:table-column table:style-name="co1" table:default-cell-style-name="ce6"/>
        <table:table-column table:style-name="co3" table:default-cell-style-name="ce7"/>
        <table:table-column table:style-name="co4" table:default-cell-style-name="ce7"/>
        <table:table-column table:style-name="co5" table:number-columns-repeated="2" table:default-cell-style-name="ce8"/>
        <table:table-column table:style-name="co5" table:default-cell-style-name="ce9"/>
        <table:table-column table:style-name="co5" table:number-columns-repeated="2" table:default-cell-style-name="ce8"/>
        <table:table-column table:style-name="co6" table:default-cell-style-name="ce8"/>
        <table:table-column table:style-name="co7" table:default-cell-style-name="ce7"/>
        <table:table-column table:style-name="co5" table:default-cell-style-name="ce7"/>
        <table:table-column table:style-name="co8" table:default-cell-style-name="ce10"/>
        <table:table-column table:style-name="co6" table:number-columns-repeated="2" table:default-cell-style-name="ce9"/>
        <table:table-column table:style-name="co6" table:number-columns-repeated="2" table:default-cell-style-name="ce7"/>
        <table:table-column table:style-name="co9" table:default-cell-style-name="ce7"/>
        <table:table-column table:style-name="co7" table:default-cell-style-name="ce12"/>
        <table:table-column table:style-name="co7" table:default-cell-style-name="ce8"/>
        <table:table-column table:style-name="co10" table:default-cell-style-name="ce8"/>
        <table:table-column table:style-name="co11" table:default-cell-style-name="ce8"/>
        <table:table-column table:style-name="co5" table:default-cell-style-name="ce9"/>
        <table:table-column table:style-name="co12" table:default-cell-style-name="ce9"/>
        <table:table-column table:style-name="co5" table:default-cell-style-name="ce9"/>
        <table:table-column table:style-name="co5" table:default-cell-style-name="ce8"/>
        <table:table-column table:style-name="co5" table:default-cell-style-name="ce9"/>
        <table:table-column table:style-name="co13" table:default-cell-style-name="ce13"/>
        <table:table-column table:style-name="co14" table:default-cell-style-name="ce13"/>
        <table:table-column table:style-name="co15" table:default-cell-style-name="ce13"/>
        <table:table-column table:style-name="co16" table:default-cell-style-name="ce13"/>
        <table:table-column table:style-name="co17" table:default-cell-style-name="ce13"/>
        <table:table-column table:style-name="co18" table:default-cell-style-name="ce13"/>
        <table:table-column table:style-name="co5" table:default-cell-style-name="ce12"/>
        <table:table-column table:style-name="co19" table:number-columns-repeated="16348" table:default-cell-style-name="ce14"/>
        <table:table-row table:style-name="ro1">
          <table:table-cell office:value-type="string" calcext:value-type="string">
            <office:annotation draw:style-name="gr1" draw:text-style-name="P2" svg:width="14.711cm" svg:height="2.271cm" svg:x="3.968cm" svg:y="1.114cm" draw:caption-point-x="-0.406cm" draw:caption-point-y="-1.104cm">
              <dc:creator>CT</dc:creator>
              <dc:date>2023-08-03T00:00:00</dc:date>
              <text:p text:style-name="P1"><text:span text:style-name="T1">REQUIRED</text:span></text:p>
              <text:p text:style-name="P1"><text:span text:style-name="T1">The (main) agency which created the report must be identified.</text:span></text:p>
              <text:p text:style-name="P1"><text:span text:style-name="T1"/></text:p>
              <text:p text:style-name="P1"><text:span text:style-name="T1">The &lt;agency&gt; must be provided in the form of a DEQAR agency id or an agency acronym.</text:span></text:p>
            </office:annotation>
            <text:p>agency</text:p>
          </table:table-cell>
          <table:table-cell office:value-type="string" calcext:value-type="string">
            <office:annotation draw:style-name="gr2" draw:text-style-name="P3" svg:width="2.899cm" svg:height="12.446cm" svg:x="8.542cm" svg:y="0cm" draw:caption-point-x="-0.609cm" draw:caption-point-y="0.01cm">
              <dc:creator>CT</dc:creator>
              <dc:date>2023-08-03T00:00:00</dc:date>
              <text:p text:style-name="P1"><text:span text:style-name="T1">NOT REQUIRED</text:span></text:p>
              <text:p text:style-name="P1"><text:span text:style-name="T1"/></text:p>
              <text:p text:style-name="P1"><text:span text:style-name="T1">Additional EQAR-registered agencies that were involved in the external QA procedure and the production of the report.</text:span></text:p>
              <text:p text:style-name="P1"><text:span text:style-name="T1"/></text:p>
              <text:p text:style-name="P1"><text:span text:style-name="T1">&lt;contributing_agencies&gt; must be specified as agency acronym or DEQAR agency ID.</text:span></text:p>
            </office:annotation>
            <text:p>contributing_agencies[1]</text:p>
          </table:table-cell>
          <table:table-cell office:value-type="string" calcext:value-type="string">
            <office:annotation draw:style-name="gr3" draw:text-style-name="P2" svg:width="14.314cm" svg:height="4.286cm" svg:x="11.911cm" svg:y="1.217cm" draw:caption-point-x="-0.406cm" draw:caption-point-y="-1.207cm">
              <dc:creator>CT</dc:creator>
              <dc:date>2023-08-03T00:00:00</dc:date>
              <text:p text:style-name="P1"><text:span text:style-name="T2">USE ONLY for editing existing records </text:span></text:p>
              <text:p text:style-name="P1"><text:span text:style-name="T1"/></text:p>
              <text:p text:style-name="P1"><text:span text:style-name="T1">REQUIRED, CONDITIONALLY</text:span></text:p>
              <text:p text:style-name="P1"><text:span text:style-name="T1">To update an existing DEQAR report record, the existing report must be identified with a single &lt;report_id&gt;. </text:span></text:p>
              <text:p text:style-name="P1"><text:span text:style-name="T1"/></text:p>
              <text:p text:style-name="P1"><text:span text:style-name="T1">If it has already been provided on a previous submission or through the administrative interface, you may alternatively identify the report using a single &lt;local_identifier&gt;.</text:span></text:p>
            </office:annotation>
            <text:p>report_id</text:p>
          </table:table-cell>
          <table:table-cell office:value-type="string" calcext:value-type="string">
            <office:annotation draw:style-name="gr4" draw:text-style-name="P2" svg:width="13.917cm" svg:height="4.755cm" svg:x="15.483cm" svg:y="0.983cm" draw:caption-point-x="-0.406cm" draw:caption-point-y="-0.973cm">
              <dc:date>2020-07-20T00:00:00</dc:date>
              <text:p text:style-name="P1"><text:span text:style-name="T1">NOT REQUIRED, BUT RECOMMENDED. </text:span></text:p>
              <text:p text:style-name="P1"><text:span text:style-name="T1">A Local Report Identifier used by the Agency should be provided for each report. This is used for synchronisation and allows easy updates to records.</text:span><text:span text:style-name="T1"><text:tab/></text:span></text:p>
              <text:p text:style-name="P1"><text:span text:style-name="T1"/></text:p>
              <text:p text:style-name="P1"><text:span text:style-name="T1">To update or overwrite an existing DEQAR report record, the existing report should be identified with a single &lt;report_id&gt;--see previous field. However, if the existing DEQAR report record includes the local identifier, you may alternatively identify the record using the &lt;local_identifier&gt;. In this case, do not provide the &lt;report_id&gt;.</text:span></text:p>
            </office:annotation>
            <text:p>local_identifier</text:p>
          </table:table-cell>
          <table:table-cell office:value-type="string" calcext:value-type="string">
            <office:annotation draw:style-name="gr5" draw:text-style-name="P2" svg:width="12.488cm" svg:height="4.506cm" svg:x="20.087cm" svg:y="1.19cm" draw:caption-point-x="-0.407cm" draw:caption-point-y="-1.18cm">
              <dc:date>2020-07-16T00:00:00</dc:date>
              <text:p text:style-name="P1"><text:span text:style-name="T3">Provide DEQAR activity ID or activity name</text:span></text:p>
              <text:p text:style-name="P1"><text:span text:style-name="T1">REQUIRED, CONDITIONALLY</text:span></text:p>
              <text:p text:style-name="P1"><text:span text:style-name="T1">The pre-defined DEQAR Agency Activity describing this Report must be provided as an ID or activity name.</text:span></text:p>
              <text:p text:style-name="P1"><text:span text:style-name="T1"/></text:p>
              <text:p text:style-name="P1"><text:span text:style-name="T1">One Activity element must be provided in this field, in the form of EITHER a DEQAR activity id OR a DEQAR activity name. Alternatively, the &lt;activity_local_identifier&gt; may be used if one exists.</text:span></text:p>
              <text:p text:style-name="P1"><text:span text:style-name="T1"/></text:p>
              <text:p text:style-name="P1"><text:span text:style-name="T1">STRING VALUES MUST BE EXACT.</text:span></text:p>
              <text:p text:style-name="P1"><text:span text:style-name="T1"/></text:p>
            </office:annotation>
            <text:p>activity</text:p>
          </table:table-cell>
          <table:table-cell office:value-type="string" calcext:value-type="string">
            <office:annotation draw:style-name="gr6" draw:text-style-name="P2" svg:width="12.7cm" svg:height="3.927cm" svg:x="23.376cm" svg:y="0.841cm" draw:caption-point-x="-0.406cm" draw:caption-point-y="-0.831cm">
              <dc:date>2020-07-16T00:00:00</dc:date>
              <text:p text:style-name="P1"><text:span text:style-name="T3">USE ONLY as alternative to activity</text:span></text:p>
              <text:p text:style-name="P1"><text:span text:style-name="T1">REQUIRED, CONDITIONALLY</text:span></text:p>
              <text:p text:style-name="P1"><text:span text:style-name="T1">The pre-defined Agency Activity describing this Report. An Agency may choose to provide its local identifier for the activity as long as these have already been recorded in the Agency's profile in the administrative interface.</text:span></text:p>
              <text:p text:style-name="P1"><text:span text:style-name="T1"/></text:p>
              <text:p text:style-name="P1"><text:span text:style-name="T1">One Activity element must be provided, EITHER <text:s/>&lt;activity&gt; in the form of a DEQAR activity id or a DEQAR activity name OR the &lt;activity_local_identifier&gt;.</text:span></text:p>
            </office:annotation>
            <text:p>activity_local_identifier</text:p>
          </table:table-cell>
          <table:table-cell office:value-type="string" calcext:value-type="string">
            <office:annotation draw:style-name="gr7" draw:text-style-name="P2" svg:width="12.33cm" svg:height="6.876cm" svg:x="26.551cm" svg:y="1.217cm" draw:caption-point-x="-0.406cm" draw:caption-point-y="-1.207cm">
              <dc:creator>CT</dc:creator>
              <dc:date>2023-08-03T00:00:00</dc:date>
              <text:p text:style-name="P1"><text:span text:style-name="T3">Provide DEQAR status ID or status name</text:span></text:p>
              <text:p text:style-name="P1"><text:span text:style-name="T1">REQUIRED</text:span></text:p>
              <text:p text:style-name="P1"><text:span text:style-name="T1">The status of the report with regard to the institution and the national QA regime. <text:s/></text:span></text:p>
              <text:p text:style-name="P1"><text:span text:style-name="T1"/></text:p>
              <text:p text:style-name="P1"><text:span text:style-name="T1">The &lt;status&gt; must be provided, either as a DEQAR status id or a DEQAR status name.</text:span></text:p>
              <text:p text:style-name="P1"><text:span text:style-name="T1"/></text:p>
              <text:p text:style-name="P1"><text:span text:style-name="T1">The values may be: </text:span></text:p>
              <text:p text:style-name="P1"><text:span text:style-name="T1">1 OR part of obligatory EQA system</text:span></text:p>
              <text:p text:style-name="P1"><text:span text:style-name="T1">2 OR voluntary</text:span></text:p>
              <text:p text:style-name="P1"><text:span text:style-name="T1"/></text:p>
              <text:p text:style-name="P1"><text:span text:style-name="T1">NB: The status "part of obligatory EQA system" may only be used in the EHEA and for reports that cover at least one higher education institutions. For reports on only alternative providers, the status must always be “voluntary”.</text:span></text:p>
              <text:p text:style-name="P1"><text:span text:style-name="T1"/></text:p>
              <text:p text:style-name="P1"><text:span text:style-name="T1">STRING VALUES MUST BE EXACT.</text:span></text:p>
            </office:annotation>
            <text:p>status</text:p>
          </table:table-cell>
          <table:table-cell office:value-type="string" calcext:value-type="string">
            <office:annotation draw:style-name="gr8" draw:text-style-name="P2" svg:width="12.277cm" svg:height="7.62cm" svg:x="29.726cm" svg:y="1.217cm" draw:caption-point-x="-0.406cm" draw:caption-point-y="-1.207cm">
              <dc:date>2020-07-15T00:00:00</dc:date>
              <text:p text:style-name="P1"><text:span text:style-name="T3">Provide DEQAR decision ID or decision name</text:span></text:p>
              <text:p text:style-name="P1"><text:span text:style-name="T1">REQUIRED</text:span></text:p>
              <text:p text:style-name="P1"><text:span text:style-name="T1">The final decision presented in the Report.</text:span></text:p>
              <text:p text:style-name="P1"><text:span text:style-name="T1"/></text:p>
              <text:p text:style-name="P1"><text:span text:style-name="T1">The &lt;decision&gt; must be provided, either as a DEQAR decision id or a DEQAR decision name.</text:span></text:p>
              <text:p text:style-name="P1"><text:span text:style-name="T1"/></text:p>
              <text:p text:style-name="P1"><text:span text:style-name="T1">The values may be:</text:span></text:p>
              <text:p text:style-name="P1"><text:span text:style-name="T1">1 OR positive </text:span></text:p>
              <text:p text:style-name="P1"><text:span text:style-name="T1">2 OR positive with conditions or restrictions</text:span></text:p>
              <text:p text:style-name="P1"><text:span text:style-name="T1">3 OR negative </text:span></text:p>
              <text:p text:style-name="P1"><text:span text:style-name="T1">4 OR not applicable</text:span></text:p>
              <text:p text:style-name="P1"><text:span text:style-name="T1"/></text:p>
              <text:p text:style-name="P1"><text:span text:style-name="T1">STRING VALUES MUST BE EXACT.</text:span></text:p>
              <text:p text:style-name="P1"><text:span text:style-name="T1"/></text:p>
            </office:annotation>
            <text:p>decision</text:p>
          </table:table-cell>
          <table:table-cell office:value-type="string" calcext:value-type="string">
            <office:annotation draw:style-name="gr9" draw:text-style-name="P3" svg:width="2.899cm" svg:height="7.311cm" svg:x="33.104cm" svg:y="0cm" draw:caption-point-x="-0.609cm" draw:caption-point-y="0.01cm">
              <dc:creator>CT</dc:creator>
              <dc:date>2021-11-10T00:00:00</dc:date>
              <text:p text:style-name="P1"><text:span text:style-name="T1">NOT REQUIRED</text:span></text:p>
              <text:p text:style-name="P1"><text:span text:style-name="T1"/></text:p>
              <text:p text:style-name="P1"><text:span text:style-name="T1">A textual summary of the key findings of the report/decision that allows users to understand the outcomes without reading the full report. Strongly recommended, the summary should be in English.</text:span></text:p>
            </office:annotation>
            <text:p>summary</text:p>
          </table:table-cell>
          <table:table-cell office:value-type="string" calcext:value-type="string">
            <office:annotation draw:style-name="gr10" draw:text-style-name="P2" svg:width="11.906cm" svg:height="3.175cm" svg:x="36.076cm" svg:y="1.217cm" draw:caption-point-x="-0.406cm" draw:caption-point-y="-1.207cm">
              <dc:date>2020-05-11T00:00:00</dc:date>
              <text:p text:style-name="P1"><text:span text:style-name="T1">REQUIRED</text:span></text:p>
              <text:p text:style-name="P1"><text:span text:style-name="T1">The starting date of validity of the report.</text:span></text:p>
              <text:p text:style-name="P1"><text:span text:style-name="T1"/></text:p>
              <text:p text:style-name="P1"><text:span text:style-name="T1">A &lt;valid_from&gt; must be provided.</text:span></text:p>
              <text:p text:style-name="P1"><text:span text:style-name="T1"/></text:p>
            </office:annotation>
            <text:p>valid_from</text:p>
          </table:table-cell>
          <table:table-cell office:value-type="string" calcext:value-type="string">
            <office:annotation draw:style-name="gr10" draw:text-style-name="P2" svg:width="11.854cm" svg:height="3.175cm" svg:x="39.251cm" svg:y="1.217cm" draw:caption-point-x="-0.406cm" draw:caption-point-y="-1.207cm">
              <dc:date>2020-05-11T00:00:00</dc:date>
              <text:p text:style-name="P1"><text:span text:style-name="T1">NOT REQUIRED, BUT RECOMMENDED</text:span></text:p>
              <text:p text:style-name="P1"><text:span text:style-name="T1">The ending date of validity of the report.</text:span></text:p>
              <text:p text:style-name="P1"><text:span text:style-name="T1"/></text:p>
              <text:p text:style-name="P1"><text:span text:style-name="T1">A &lt;valid_to&gt; should be provided. If not provided, no validity date will be provided on the record, but DEQAR will archive the report after 6 years.</text:span></text:p>
              <text:p text:style-name="P1"><text:span text:style-name="T1"/></text:p>
            </office:annotation>
            <text:p>valid_to</text:p>
          </table:table-cell>
          <table:table-cell office:value-type="string" calcext:value-type="string">
            <office:annotation draw:style-name="gr11" draw:text-style-name="P2" svg:width="12.224cm" svg:height="9.287cm" svg:x="42.056cm" svg:y="1.217cm" draw:caption-point-x="-0.406cm" draw:caption-point-y="-1.207cm">
              <dc:date>2020-07-16T00:00:00</dc:date>
              <text:p text:style-name="P1"><text:span text:style-name="T1">REQUIRED</text:span></text:p>
              <text:p text:style-name="P1"><text:span text:style-name="T1">A date format must be provided.</text:span></text:p>
              <text:p text:style-name="P1"><text:span text:style-name="T1"/></text:p>
              <text:p text:style-name="P1"><text:span text:style-name="T1">Dates may be submitted in any standard format. The &lt;date_format&gt; must be used to indicate the format.</text:span></text:p>
              <text:p text:style-name="P1"><text:span text:style-name="T1"/></text:p>
              <text:p text:style-name="P1"><text:span text:style-name="T1">The format should be represented as a combination of the following characters:</text:span></text:p>
              <text:p text:style-name="P1"><text:span text:style-name="T1"/></text:p>
              <text:p text:style-name="P1"><text:span text:style-name="T1">%d [day as expressed in two digits, e.g. 02]</text:span></text:p>
              <text:p text:style-name="P1"><text:span text:style-name="T1">%-d [day as expressed in one or two digits, e.g. 2]</text:span></text:p>
              <text:p text:style-name="P1"><text:span text:style-name="T1">%m [month as expressed in two digits, e.g. 05 for May]</text:span></text:p>
              <text:p text:style-name="P1"><text:span text:style-name="T1">%-m [month as expressed in one or two digits, e.g. 5 for May and 12 for December]</text:span></text:p>
              <text:p text:style-name="P1"><text:span text:style-name="T1">%Y [year as expressed in four digits, e.g. 2014] </text:span></text:p>
              <text:p text:style-name="P1"><text:span text:style-name="T1">%y [year as expressed in two digits, e.g. 14]</text:span></text:p>
              <text:p text:style-name="P1"><text:span text:style-name="T1"/></text:p>
              <text:p text:style-name="P1"><text:span text:style-name="T1">Examples:</text:span></text:p>
              <text:p text:style-name="P1"><text:span text:style-name="T1">%d-%m-%Y || %d/%m/%y || %Y-%m-%d</text:span></text:p>
              <text:p text:style-name="P1"><text:span text:style-name="T1"/></text:p>
            </office:annotation>
            <text:p>date_format</text:p>
          </table:table-cell>
          <table:table-cell office:value-type="string" calcext:value-type="string">
            <office:annotation draw:style-name="gr12" draw:text-style-name="P2" svg:width="12.779cm" svg:height="3.756cm" svg:x="45.178cm" svg:y="1.217cm" draw:caption-point-x="-0.406cm" draw:caption-point-y="-1.207cm">
              <dc:creator>CT</dc:creator>
              <dc:date>2023-08-03T00:00:00</dc:date>
              <text:p text:style-name="P1"><text:span text:style-name="T1">REQUIRED; MULTIPLE VALUES POSSIBLE</text:span></text:p>
              <text:p text:style-name="P1"><text:span text:style-name="T1">The report file location on the Agency's website (or elsewhere) must be submitted with at least one language for each file.</text:span></text:p>
              <text:p text:style-name="P1"><text:span text:style-name="T1"/></text:p>
              <text:p text:style-name="P1"><text:span text:style-name="T1">&lt;file[n].original_location&gt; must be a URL of a PDF document.</text:span></text:p>
              <text:p text:style-name="P1"><text:span text:style-name="T1"/></text:p>
              <text:p text:style-name="P1"><text:span text:style-name="T1">NB: The URL should return the HTTP content-type header application/pdf upon a HEAD request. The URL must return application/pdf upon a GET request. If another content-type is reported, the file will not be downloaded and saved.</text:span></text:p>
            </office:annotation>
            <text:p>file[1].original_location</text:p>
          </table:table-cell>
          <table:table-cell office:value-type="string" calcext:value-type="string">
            <office:annotation draw:style-name="gr12" draw:text-style-name="P2" svg:width="12.488cm" svg:height="3.756cm" svg:x="48.353cm" svg:y="1.217cm" draw:caption-point-x="-0.406cm" draw:caption-point-y="-1.207cm">
              <dc:creator>CT</dc:creator>
              <dc:date>2023-08-03T00:00:00</dc:date>
              <text:p text:style-name="P1"><text:span text:style-name="T1">NOT REQUIRED; MULTIPLE VALUES POSSIBLE</text:span></text:p>
              <text:p text:style-name="P1"><text:span text:style-name="T1">A display name for the submitted file. </text:span></text:p>
              <text:p text:style-name="P1"><text:span text:style-name="T1"/></text:p>
              <text:p text:style-name="P1"><text:span text:style-name="T1">A single &lt;file.display_name&gt; may be provided for each PDF report file. This should be a short, generic term (such as “Report and Decision”, “Evaluation Report”, “Accreditation Decision”, “Summary report”, ...) and NOT repeat the name of the institution or programme on which the report is.</text:span></text:p>
              <text:p text:style-name="P1"><text:span text:style-name="T1"/></text:p>
              <text:p text:style-name="P1"><text:span text:style-name="T1">If not provided, the file name will be used.</text:span></text:p>
            </office:annotation>
            <text:p>file[1].display_name</text:p>
          </table:table-cell>
          <table:table-cell office:value-type="string" calcext:value-type="string">
            <office:annotation draw:style-name="gr13" draw:text-style-name="P2" svg:width="11.509cm" svg:height="3.361cm" svg:x="52.348cm" svg:y="1.217cm" draw:caption-point-x="-0.406cm" draw:caption-point-y="-1.207cm">
              <dc:creator>CT</dc:creator>
              <dc:date>2023-08-03T00:00:00</dc:date>
              <text:p text:style-name="P1"><text:span text:style-name="T1">REQUIRED; MULTIPLE VALUES POSSIBLE</text:span></text:p>
              <text:p text:style-name="P1"><text:span text:style-name="T1">Language(s) of each report submitted. </text:span></text:p>
              <text:p text:style-name="P1"><text:span text:style-name="T1"/></text:p>
              <text:p text:style-name="P1"><text:span text:style-name="T1">One or more &lt;file.report_language&gt; must be provided for each submitted PDF report file.</text:span></text:p>
              <text:p text:style-name="P1"><text:span text:style-name="T1"/></text:p>
              <text:p text:style-name="P1"><text:span text:style-name="T1">Submit one or more languages for each file in the form of an ISO 639 1 (two-digit) or ISO 639 2 (three digit) language code.</text:span></text:p>
            </office:annotation>
            <text:p>file[1].report_language[1]</text:p>
          </table:table-cell>
          <table:table-cell office:value-type="string" calcext:value-type="string">
            <office:annotation draw:style-name="gr14" draw:text-style-name="P2" svg:width="13.097cm" svg:height="3.321cm" svg:x="55.152cm" svg:y="1.217cm" draw:caption-point-x="-0.406cm" draw:caption-point-y="-1.207cm">
              <dc:date>2020-07-16T00:00:00</dc:date>
              <text:p text:style-name="P1"><text:span text:style-name="T3">OPTIONAL link to report on agency site</text:span></text:p>
              <text:p text:style-name="P1"><text:span text:style-name="T1">NOT REQUIRED; MULTIPLE VALUES POSSIBLE</text:span></text:p>
              <text:p text:style-name="P1"><text:span text:style-name="T1">Link to the Report record/page on the Agency's website. This allows end users to see reports with supporting/contextual information from the agency.</text:span></text:p>
              <text:p text:style-name="P1"><text:span text:style-name="T1"/></text:p>
              <text:p text:style-name="P1"><text:span text:style-name="T1">One or more &lt;link&gt; may be provided. <text:s/>For each new link, a new field should be included in a dedicated column, e.g. &lt;link[2], link[3],...link[n]&gt;.</text:span></text:p>
              <text:p text:style-name="P1"><text:span text:style-name="T1"/></text:p>
            </office:annotation>
            <text:p>link[1]</text:p>
          </table:table-cell>
          <table:table-cell office:value-type="string" calcext:value-type="string">
            <office:annotation draw:style-name="gr15" draw:text-style-name="P2" svg:width="13.097cm" svg:height="4.941cm" svg:x="57.957cm" svg:y="1.217cm" draw:caption-point-x="-0.406cm" draw:caption-point-y="-1.207cm">
              <dc:creator>CT</dc:creator>
              <dc:date>2020-08-13T00:00:00</dc:date>
              <text:p text:style-name="P1"><text:span text:style-name="T1">NOT REQUIRED</text:span></text:p>
              <text:p text:style-name="P1"><text:span text:style-name="T4">A display name for each submitted link should be provided when there is more than one link to the Report record/page on the Agency’s website.</text:span></text:p>
              <text:p text:style-name="P1"><text:span text:style-name="T4"/></text:p>
              <text:p text:style-name="P1"><text:span text:style-name="T4">A &lt;link_display_name&gt; is used to distinguish multiple URL links. For each new link display name, a new field should be included in a dedicated column, e.g. &lt;link_display_name[2], link_display_name[3],...link_display_name[n]&gt;. </text:span></text:p>
              <text:p text:style-name="P1"><text:span text:style-name="T4"/></text:p>
              <text:p text:style-name="P1"><text:span text:style-name="T4">Note: A default display name “View record on agency’s website” will be used by the system if there is only one link.</text:span></text:p>
              <text:p text:style-name="P1"><text:span text:style-name="T1"/></text:p>
            </office:annotation>
            <text:p>link_display_name[1]</text:p>
          </table:table-cell>
          <table:table-cell office:value-type="string" calcext:value-type="string">
            <office:annotation draw:style-name="gr3" draw:text-style-name="P2" svg:width="11.748cm" svg:height="4.286cm" svg:x="60.762cm" svg:y="1.217cm" draw:caption-point-x="-0.406cm" draw:caption-point-y="-1.207cm">
              <dc:creator>CT</dc:creator>
              <dc:date>2023-08-03T00:00:00</dc:date>
              <text:p text:style-name="P1"><text:span text:style-name="T5">REQUIRED</text:span><text:span text:style-name="T1">, CONDITIONALLY; MULTIPLE VALUES POSSIBLE</text:span></text:p>
              <text:p text:style-name="P1"><text:span text:style-name="T1">At least one Organisation must be linked to each Report.</text:span></text:p>
              <text:p text:style-name="P1"><text:span text:style-name="T1"/></text:p>
              <text:p text:style-name="P1"><text:span text:style-name="T1">The Organisation must be identified by EITHER a DEQARINST ID as &lt;deqar_id&gt;, an ETER ID as &lt;eter_id&gt;, a local identifier as &lt;identifier&gt; or another known identifier as &lt;identifier&gt; &amp; &lt;resource&gt;.</text:span></text:p>
            </office:annotation>
            <text:p>institution[1].deqar_id</text:p>
          </table:table-cell>
          <table:table-cell office:value-type="string" calcext:value-type="string">
            <office:annotation draw:style-name="gr16" draw:text-style-name="P2" svg:width="11.906cm" svg:height="5.169cm" svg:x="63.567cm" svg:y="0.776cm" draw:caption-point-x="-0.407cm" draw:caption-point-y="-0.766cm">
              <dc:creator>CT</dc:creator>
              <dc:date>2023-08-03T00:00:00</dc:date>
              <text:p text:style-name="P1"><text:span text:style-name="T3">USE ONLY if no DEQARINST ID provided</text:span></text:p>
              <text:p text:style-name="P1"><text:span text:style-name="T1">REQUIRED, CONDITIONALLY; MULTIPLE VALUES POSSIBLE</text:span></text:p>
              <text:p text:style-name="P1"><text:span text:style-name="T1">The ETER ID of an Organisation linked to the report.</text:span></text:p>
              <text:p text:style-name="P1"><text:span text:style-name="T1"/></text:p>
              <text:p text:style-name="P1"><text:span text:style-name="T1">(Only applicable to higher education institutions.)</text:span></text:p>
            </office:annotation>
            <text:p>institution[1].eter_id</text:p>
          </table:table-cell>
          <table:table-cell office:value-type="string" calcext:value-type="string">
            <office:annotation draw:style-name="gr17" draw:text-style-name="P2" svg:width="11.986cm" svg:height="3.676cm" svg:x="66.451cm" svg:y="0.907cm" draw:caption-point-x="-0.407cm" draw:caption-point-y="-0.897cm">
              <dc:creator>CT</dc:creator>
              <dc:date>2023-08-03T00:00:00</dc:date>
              <text:p text:style-name="P1"><text:span text:style-name="T3">USE ONLY if neither DEQARINST ID nor ETER ID are provided; must be known in DEQAR before</text:span></text:p>
              <text:p text:style-name="P1"><text:span text:style-name="T1">REQUIRED, CONDITIONALLY; MULTIPLE VALUES POSSIBLE</text:span></text:p>
              <text:p text:style-name="P1"><text:span text:style-name="T1">A local identifier used by the Agency to identify each institution, or another identifier known in DEQAR (in the latter case, fill &lt;resource&gt; too).</text:span></text:p>
              <text:p text:style-name="P1"><text:span text:style-name="T1"/></text:p>
              <text:p text:style-name="P1"><text:span text:style-name="T1">The known identifiers for each Organisation can be consulted through the administrative interface.</text:span></text:p>
            </office:annotation>
            <text:p>institution[1].identifier[1]</text:p>
          </table:table-cell>
          <table:table-cell office:value-type="string" calcext:value-type="string">
            <office:annotation draw:style-name="gr17" draw:text-style-name="P2" svg:width="11.986cm" svg:height="3.676cm" svg:x="69.573cm" svg:y="0.907cm" draw:caption-point-x="-0.407cm" draw:caption-point-y="-0.897cm">
              <dc:creator>CT</dc:creator>
              <dc:date>2023-08-03T00:00:00</dc:date>
              <text:p text:style-name="P1"><text:span text:style-name="T3">USE ONLY if neither DEQARINST ID or ETER ID are provided; must be submitted by agency prior to use.</text:span></text:p>
              <text:p text:style-name="P1"><text:span text:style-name="T1">REQUIRED, CONDITIONALLY; MULTIPLE VALUES POSSIBLE</text:span></text:p>
              <text:p text:style-name="P1"><text:span text:style-name="T1">If the &lt;identifier&gt; specified is not a local one linked to your agency, you need to provide its corresponding resource tag. The value for this field can be consulted through the administrative interface.</text:span></text:p>
            </office:annotation>
            <text:p>institution[1].resource[1]</text:p>
          </table:table-cell>
          <table:table-cell office:value-type="string" calcext:value-type="string">
            <office:annotation draw:style-name="gr18" draw:text-style-name="P2" svg:width="12.753cm" svg:height="3.513cm" svg:x="72.695cm" svg:y="1.048cm" draw:caption-point-x="-0.407cm" draw:caption-point-y="-1.038cm">
              <dc:creator>CT</dc:creator>
              <dc:date>2023-08-03T00:00:00</dc:date>
              <text:p text:style-name="P1"><text:span text:style-name="T1">NOT REQUIRED, BUT RECOMMENDED</text:span></text:p>
              <text:p text:style-name="P1"><text:span text:style-name="T1">An identifier used internally by the Agency to identify each programme.</text:span></text:p>
              <text:p text:style-name="P1"><text:span text:style-name="T1"/></text:p>
              <text:p text:style-name="P1"><text:span text:style-name="T1">A single &lt;identifier&gt; may be provided for each Programme.</text:span></text:p>
              <text:p text:style-name="P1"><text:span text:style-name="T1"/></text:p>
            </office:annotation>
            <text:p>programme[1].identifier[1]</text:p>
          </table:table-cell>
          <table:table-cell office:value-type="string" calcext:value-type="string">
            <office:annotation draw:style-name="gr18" draw:text-style-name="P2" svg:width="12.78cm" svg:height="3.513cm" svg:x="75.843cm" svg:y="1.048cm" draw:caption-point-x="-0.406cm" draw:caption-point-y="-1.038cm">
              <dc:date>2020-07-16T00:00:00</dc:date>
              <text:p text:style-name="P1"><text:span text:style-name="T1">REQUIRED, CONDITIONALLY; MULTIPLE VALUES POSSIBLE</text:span></text:p>
              <text:p text:style-name="P1"><text:span text:style-name="T1">The name of each programme, in English language if possible.</text:span></text:p>
              <text:p text:style-name="P1"><text:span text:style-name="T1"/></text:p>
              <text:p text:style-name="P1"><text:span text:style-name="T1">A single &lt;name&gt; must be provided for each Programme with an optional &lt;qualification&gt; and one or more &lt;name_alternative&gt; and &lt;qualification_alternative&gt;.</text:span></text:p>
              <text:p text:style-name="P1"><text:span text:style-name="T1"/></text:p>
            </office:annotation>
            <text:p>programme[1].name_primary</text:p>
          </table:table-cell>
          <table:table-cell office:value-type="string" calcext:value-type="string">
            <office:annotation draw:style-name="gr10" draw:text-style-name="P2" svg:width="12.7cm" svg:height="3.175cm" svg:x="81.289cm" svg:y="1.217cm" draw:caption-point-x="-0.407cm" draw:caption-point-y="-1.207cm">
              <dc:date>2020-07-20T00:00:00</dc:date>
              <text:p text:style-name="P1"><text:span text:style-name="T1">NOT REQUIRED, BUT RECOMMENDED</text:span></text:p>
              <text:p text:style-name="P1"><text:span text:style-name="T1">The name of the qualification offered by each programme recorded in the same language that is used for primary name; English language should be used for both if possible.</text:span></text:p>
              <text:p text:style-name="P1"><text:span text:style-name="T1"/></text:p>
              <text:p text:style-name="P1"><text:span text:style-name="T1">One and only one &lt;name_primary&gt; must be provided for each Programme with an optional &lt;qualification_primary&gt;.</text:span></text:p>
            </office:annotation>
            <text:p>programme[1].qualification_primary</text:p>
          </table:table-cell>
          <table:table-cell office:value-type="string" calcext:value-type="string">
            <office:annotation draw:style-name="gr10" draw:text-style-name="P2" svg:width="12.7cm" svg:height="3.175cm" svg:x="84.464cm" svg:y="1.217cm" draw:caption-point-x="-0.407cm" draw:caption-point-y="-1.207cm">
              <dc:date>2020-07-16T00:00:00</dc:date>
              <text:p text:style-name="P1"><text:span text:style-name="T1">NOT REQUIRED, BUT RECOMMENDED; MULTIPLE VALUES POSSIBLE</text:span></text:p>
              <text:p text:style-name="P1"><text:span text:style-name="T1">Any alternative or other language name for a programme. </text:span></text:p>
              <text:p text:style-name="P1"><text:span text:style-name="T1"/></text:p>
              <text:p text:style-name="P1"><text:span text:style-name="T1">One or more &lt;name_alternative&gt; may be provided for each Programme with an optional &lt;qualification_alternative&gt;.</text:span></text:p>
            </office:annotation>
            <text:p>programme[1].name_alternative[1]</text:p>
          </table:table-cell>
          <table:table-cell office:value-type="string" calcext:value-type="string">
            <office:annotation draw:style-name="gr10" draw:text-style-name="P2" svg:width="12.7cm" svg:height="3.175cm" svg:x="89.419cm" svg:y="1.217cm" draw:caption-point-x="-0.407cm" draw:caption-point-y="-1.207cm">
              <dc:date>2020-07-16T00:00:00</dc:date>
              <text:p text:style-name="P1"><text:span text:style-name="T1">NOT REQUIRED, BUT RECOMMENDED; MULTIPLE VALUES POSSIBLE</text:span></text:p>
              <text:p text:style-name="P1"><text:span text:style-name="T1">The qualification offered by each programme recorded in the same language that is used for the alternative name version.</text:span></text:p>
              <text:p text:style-name="P1"><text:span text:style-name="T1"/></text:p>
              <text:p text:style-name="P1"><text:span text:style-name="T1">One or more &lt;name_alternative&gt; may be provided for each Programme with an optional &lt;qualification_alternative&gt;.</text:span></text:p>
              <text:p text:style-name="P1"><text:span text:style-name="T1"/></text:p>
            </office:annotation>
            <text:p>programme[1].qualification_alternative[1]</text:p>
          </table:table-cell>
          <table:table-cell office:value-type="string" calcext:value-type="string">
            <office:annotation draw:style-name="gr3" draw:text-style-name="P2" svg:width="12.7cm" svg:height="4.286cm" svg:x="92.594cm" svg:y="1.217cm" draw:caption-point-x="-0.407cm" draw:caption-point-y="-1.207cm">
              <dc:date>2020-07-16T00:00:00</dc:date>
              <text:p text:style-name="P1"><text:span text:style-name="T1">NOT REQUIRED; MULTIPLE VALUES POSSIBLE</text:span></text:p>
              <text:p text:style-name="P1"><text:span text:style-name="T1">The country/ies where each programme is located, when different from the main country/ies of the institution(s).</text:span></text:p>
              <text:p text:style-name="P1"><text:span text:style-name="T1"/></text:p>
              <text:p text:style-name="P1"><text:span text:style-name="T1">One or more &lt;country&gt; may be provided for each Programme if different from the &lt;institution[s].country&gt;.</text:span></text:p>
              <text:p text:style-name="P1"><text:span text:style-name="T1"/></text:p>
              <text:p text:style-name="P1"><text:span text:style-name="T1">In the form of an ISO 3166 alpha2 or ISO 3166 alpha3 country code.</text:span></text:p>
              <text:p text:style-name="P1"><text:span text:style-name="T1"/></text:p>
            </office:annotation>
            <text:p>programme[1].country[1]</text:p>
          </table:table-cell>
          <table:table-cell office:value-type="string" calcext:value-type="string">
            <office:annotation draw:style-name="gr19" draw:text-style-name="P2" svg:width="12.7cm" svg:height="5.953cm" svg:x="95.769cm" svg:y="1.217cm" draw:caption-point-x="-0.407cm" draw:caption-point-y="-1.207cm">
              <dc:creator>CT</dc:creator>
              <dc:date>2023-08-03T00:00:00</dc:date>
              <text:p text:style-name="P1"><text:span text:style-name="T5">REQUIRED</text:span></text:p>
              <text:p text:style-name="P1"><text:span text:style-name="T1">The standardised qualification level of the programme (based on the Qualification Framework for the European Higher Education Area, QF-EHEA).</text:span></text:p>
              <text:p text:style-name="P1"><text:span text:style-name="T1"/></text:p>
              <text:p text:style-name="P1"><text:span text:style-name="T1">A single &lt;programme.qf_ehea_level&gt; may be provided for each Programme in the form of either a QF-EHEA level id or name.</text:span></text:p>
              <text:p text:style-name="P1"><text:span text:style-name="T1"/></text:p>
              <text:p text:style-name="P1"><text:span text:style-name="T1">The values may be:</text:span></text:p>
              <text:p text:style-name="P1"><text:span text:style-name="T1">0 OR short cycle || 1 OR first cycle || 2 OR second cycle || 3 OR third cycle</text:span></text:p>
              <text:p text:style-name="P1"><text:span text:style-name="T1"/></text:p>
              <text:p text:style-name="P1"><text:span text:style-name="T1">STRING VALUES MUST BE EXACT.</text:span></text:p>
              <text:p text:style-name="P1"><text:span text:style-name="T1"/></text:p>
            </office:annotation>
            <text:p>programme[1].qf_ehea_level</text:p>
          </table:table-cell>
          <table:table-cell office:value-type="string" calcext:value-type="string">
            <office:annotation draw:style-name="gr10" draw:text-style-name="P2" svg:width="12.7cm" svg:height="3.175cm" svg:x="98.944cm" svg:y="1.217cm" draw:caption-point-x="-0.407cm" draw:caption-point-y="-1.207cm">
              <dc:date>2020-07-16T00:00:00</dc:date>
              <text:p text:style-name="P1"><text:span text:style-name="T1">NOT REQUIRED</text:span></text:p>
              <text:p text:style-name="P1"><text:span text:style-name="T1">The National Qualification Framework level of each programme.</text:span></text:p>
              <text:p text:style-name="P1"><text:span text:style-name="T1"/></text:p>
              <text:p text:style-name="P1"><text:span text:style-name="T1">A single &lt;nqf_level&gt; may be provided for each Programme as a string value.</text:span></text:p>
              <text:p text:style-name="P1"><text:span text:style-name="T1"/></text:p>
            </office:annotation>
            <text:p>programme[1].nqf_level</text:p>
          </table:table-cell>
          <table:table-cell office:value-type="string" calcext:value-type="string">
            <office:annotation draw:style-name="gr20" draw:text-style-name="P3" svg:width="12.589cm" svg:height="4.546cm" svg:x="98.278cm" svg:y="0cm" draw:caption-point-x="4.235cm" draw:caption-point-y="0.01cm">
              <dc:creator>CT</dc:creator>
              <dc:date>2023-08-03T00:00:00</dc:date>
              <text:p text:style-name="P1"><text:span text:style-name="T5">CONDITIONALLY REQUIRED</text:span></text:p>
              <text:p text:style-name="P1"><text:span text:style-name="T1">A programme can lead to a full degree (i.e. of bachelors, master or PhD) or not.</text:span><text:span text:style-name="T1"><text:line-break/></text:span><text:span text:style-name="T1">This is what distinguishes traditional programmes from micro credentials.</text:span><text:span text:style-name="T1"><text:line-break/></text:span><text:span text:style-name="T1">This field specifies whether the programme leads to a full degree or not.</text:span></text:p>
              <text:p text:style-name="P1"><text:span text:style-name="T1"/></text:p>
              <text:p text:style-name="P1"><text:span text:style-name="T1">The values may be:</text:span></text:p>
              <text:p text:style-name="P1"><text:span text:style-name="T1">1 OR Yes</text:span></text:p>
              <text:p text:style-name="P1"><text:span text:style-name="T1">2 OR No</text:span></text:p>
              <text:p text:style-name="P1"><text:span text:style-name="T1"/></text:p>
              <text:p text:style-name="P1"><text:span text:style-name="T1">NB: When a programme report is uploaded solely for an alternative provider,</text:span><text:span text:style-name="T1"><text:line-break/></text:span><text:span text:style-name="T1">the value of the field must be “No” (= no full degree).</text:span></text:p>
            </office:annotation>
            <text:p>programme[1].degree_outcome</text:p>
          </table:table-cell>
          <table:table-cell office:value-type="string" calcext:value-type="string">
            <office:annotation draw:style-name="gr21" draw:text-style-name="P3" svg:width="6.758cm" svg:height="1.799cm" svg:x="105.55cm" svg:y="0cm" draw:caption-point-x="1.319cm" draw:caption-point-y="0.01cm">
              <dc:creator>CT</dc:creator>
              <dc:date>2023-08-03T00:00:00</dc:date>
              <text:p text:style-name="P1"><text:span text:style-name="T5">CONDITIONALLY REQUIRED</text:span><text:span text:style-name="T1">:</text:span><text:span text:style-name="T1"><text:line-break/></text:span><text:span text:style-name="T1">if degree_outcome is “no”</text:span></text:p>
              <text:p text:style-name="P1"><text:span text:style-name="T1"/></text:p>
              <text:p text:style-name="P1"><text:span text:style-name="T1">The workload as number of ECTS credits.</text:span></text:p>
            </office:annotation>
            <text:p>programme[1].workload_ects</text:p>
          </table:table-cell>
          <table:table-cell office:value-type="string" calcext:value-type="string">
            <office:annotation draw:style-name="gr22" draw:text-style-name="P3" svg:width="7.153cm" svg:height="4.151cm" svg:x="110.226cm" svg:y="0cm" draw:caption-point-x="1.517cm" draw:caption-point-y="0.01cm">
              <dc:creator>CT</dc:creator>
              <dc:date>2023-08-03T00:00:00</dc:date>
              <text:p text:style-name="P1"><text:span text:style-name="T5">CONDITIONALLY REQUIRED</text:span><text:span text:style-name="T1">:</text:span><text:span text:style-name="T1"><text:line-break/></text:span><text:span text:style-name="T1">if degree_outcome is “no”</text:span></text:p>
              <text:p text:style-name="P1"><text:span text:style-name="T1"/></text:p>
              <text:p text:style-name="P1"><text:span text:style-name="T1">Whether the programme leads to a formal</text:span><text:span text:style-name="T1"><text:line-break/></text:span><text:span text:style-name="T1">outcome despite not leading to a full degree.</text:span></text:p>
              <text:p text:style-name="P1"><text:span text:style-name="T1"/></text:p>
              <text:p text:style-name="P1"><text:span text:style-name="T1">The values may be:</text:span></text:p>
              <text:p text:style-name="P1"><text:span text:style-name="T1">1 OR Attendance certificate</text:span></text:p>
              <text:p text:style-name="P1"><text:span text:style-name="T1">2 OR Assessment based certificate</text:span></text:p>
              <text:p text:style-name="P1"><text:span text:style-name="T1">3 OR No assessment and no certificate</text:span></text:p>
            </office:annotation>
            <text:p>programme[1].assessment_certification</text:p>
          </table:table-cell>
          <table:table-cell office:value-type="string" calcext:value-type="string">
            <office:annotation draw:style-name="gr23" draw:text-style-name="P3" svg:width="9.564cm" svg:height="2.176cm" svg:x="113.133cm" svg:y="0cm" draw:caption-point-x="2.722cm" draw:caption-point-y="0.01cm">
              <dc:creator>CT</dc:creator>
              <dc:date>2023-08-03T00:00:00</dc:date>
              <text:p text:style-name="P1"><text:span text:style-name="T1">NOT REQUIRED; MULTIPLE VALUES POSSIBLE</text:span></text:p>
              <text:p text:style-name="P1"><text:span text:style-name="T1">Learning outcome described in terms of ESCO skills</text:span></text:p>
              <text:p text:style-name="P1"><text:span text:style-name="T1"/></text:p>
              <text:p text:style-name="P1"><text:span text:style-name="T1">The value must be a valid Uniform Resource Identifier (URI)</text:span><text:span text:style-name="T1"><text:line-break/></text:span><text:span text:style-name="T1">of an ESCO skill, see documentation for details.</text:span></text:p>
            </office:annotation>
            <text:p>programme[1].learning_outcome_esco[1]</text:p>
          </table:table-cell>
          <table:table-cell office:value-type="string" calcext:value-type="string">
            <office:annotation draw:style-name="gr24" draw:text-style-name="P3" svg:width="10.095cm" svg:height="2.966cm" svg:x="117.139cm" svg:y="0cm" draw:caption-point-x="2.989cm" draw:caption-point-y="0.01cm">
              <dc:creator>CT</dc:creator>
              <dc:date>2023-08-03T00:00:00</dc:date>
              <text:p text:style-name="P1"><text:span text:style-name="T1">NOT REQUIRED</text:span></text:p>
              <text:p text:style-name="P1"><text:span text:style-name="T1">Free text field to describe the programme's learning outcomes.</text:span></text:p>
              <text:p text:style-name="P1"><text:span text:style-name="T1"/></text:p>
              <text:p text:style-name="P1"><text:span text:style-name="T1">This can be complementary to learning outcomes described in</text:span><text:span text:style-name="T1"><text:line-break/></text:span><text:span text:style-name="T1">terms of ESCO skills, represent a summary of those or be used</text:span><text:span text:style-name="T1"><text:line-break/></text:span><text:span text:style-name="T1">where the learning outcomes cannot be described in terms of</text:span><text:span text:style-name="T1"><text:line-break/></text:span><text:span text:style-name="T1">ESCO skills.</text:span></text:p>
            </office:annotation>
            <text:p>programme[1].learning_outcome_description</text:p>
          </table:table-cell>
          <table:table-cell office:value-type="string" calcext:value-type="string">
            <office:annotation draw:style-name="gr25" draw:text-style-name="P3" svg:width="8.21cm" svg:height="2.966cm" svg:x="120.861cm" svg:y="0cm" draw:caption-point-x="2.044cm" draw:caption-point-y="0.01cm">
              <dc:creator>CT</dc:creator>
              <dc:date>2023-08-03T00:00:00</dc:date>
              <text:p text:style-name="P1"><text:span text:style-name="T1">NOT REQUIRED</text:span></text:p>
              <text:p text:style-name="P1"><text:span text:style-name="T1">Field of education according to ISCED-F</text:span></text:p>
              <text:p text:style-name="P1"><text:span text:style-name="T1"/></text:p>
              <text:p text:style-name="P1"><text:span text:style-name="T1">A 2-digit (broad field), 3-digit (narrow field)</text:span><text:span text:style-name="T1"><text:line-break/></text:span><text:span text:style-name="T1">or 4-digit (detailed field) code of the ISCED 2013</text:span><text:span text:style-name="T1"><text:line-break/></text:span><text:span text:style-name="T1">classification or a URI from the ESCO classification</text:span><text:span text:style-name="T1"><text:line-break/></text:span><text:span text:style-name="T1">can be used to indicate the field of study.</text:span></text:p>
            </office:annotation>
            <text:p>programme[1].field_study</text:p>
          </table:table-cell>
          <table:table-cell office:value-type="string" calcext:value-type="string">
            <office:annotation draw:style-name="gr19" draw:text-style-name="P2" svg:width="12.7cm" svg:height="5.953cm" svg:x="126.487cm" svg:y="1.217cm" draw:caption-point-x="-0.407cm" draw:caption-point-y="-1.207cm">
              <dc:creator>CT</dc:creator>
              <dc:date>2023-08-03T00:00:00</dc:date>
              <text:p text:style-name="P1"><text:span text:style-name="T1">NOT REQUIRED</text:span></text:p>
              <text:p text:style-name="P1"><text:span text:style-name="T1">Any additional information considered relevant for the public's understanding of the report. </text:span></text:p>
              <text:p text:style-name="P1"><text:span text:style-name="T4"/></text:p>
              <text:p text:style-name="P1"><text:span text:style-name="T1">A single &lt;other_comment&gt; may be provided for each report and will be displayed on the public DEQAR user interface.</text:span></text:p>
            </office:annotation>
            <text:p>other_comment</text:p>
          </table:table-cell>
          <table:table-cell table:number-columns-repeated="16348"/>
        </table:table-row>
        <table:table-row table:style-name="ro2">
          <table:table-cell table:style-name="ce2" office:value-type="string" calcext:value-type="string">
            <text:p>required</text:p>
          </table:table-cell>
          <table:table-cell table:number-columns-repeated="2" table:style-name="ce4" office:value-type="string" calcext:value-type="string">
            <text:p>optional</text:p>
          </table:table-cell>
          <table:table-cell table:number-columns-repeated="5" table:style-name="ce2" office:value-type="string" calcext:value-type="string">
            <text:p>required</text:p>
          </table:table-cell>
          <table:table-cell table:style-name="ce4" office:value-type="string" calcext:value-type="string">
            <text:p>optional</text:p>
          </table:table-cell>
          <table:table-cell table:number-columns-repeated="6" table:style-name="ce2" office:value-type="string" calcext:value-type="string">
            <text:p>required</text:p>
          </table:table-cell>
          <table:table-cell table:number-columns-repeated="2" table:style-name="ce4" office:value-type="string" calcext:value-type="string">
            <text:p>optional</text:p>
          </table:table-cell>
          <table:table-cell table:style-name="ce2" office:value-type="string" calcext:value-type="string" table:number-columns-spanned="3" table:number-rows-spanned="1">
            <text:p>one required</text:p>
          </table:table-cell>
          <table:covered-table-cell table:number-columns-repeated="2" table:style-name="ce11"/>
          <table:table-cell table:number-columns-repeated="2" table:style-name="ce4" office:value-type="string" calcext:value-type="string">
            <text:p>optional</text:p>
          </table:table-cell>
          <table:table-cell table:style-name="ce2" office:value-type="string" calcext:value-type="string">
            <text:p>required</text:p>
          </table:table-cell>
          <table:table-cell table:number-columns-repeated="4" table:style-name="ce4" office:value-type="string" calcext:value-type="string">
            <text:p>optional</text:p>
          </table:table-cell>
          <table:table-cell table:style-name="ce2" office:value-type="string" calcext:value-type="string">
            <text:p>required</text:p>
          </table:table-cell>
          <table:table-cell table:style-name="ce4" office:value-type="string" calcext:value-type="string">
            <text:p>optional</text:p>
          </table:table-cell>
          <table:table-cell table:number-columns-repeated="2" table:style-name="ce2" office:value-type="string" calcext:value-type="string">
            <text:p>required</text:p>
          </table:table-cell>
          <table:table-cell table:number-columns-repeated="5" table:style-name="ce4" office:value-type="string" calcext:value-type="string">
            <text:p>optional</text:p>
          </table:table-cell>
          <table:table-cell table:style-name="ce11" table:number-columns-repeated="16348"/>
        </table:table-row>
      </table:table>
      <table:table table:name="INSTITUTIONAL Samples" table:style-name="ta2">
        <office:forms form:automatic-focus="false" form:apply-design-mode="false"/>
        <table:table-column table:style-name="co1" table:number-columns-repeated="2" table:default-cell-style-name="ce109"/>
        <table:table-column table:style-name="co3" table:default-cell-style-name="ce117"/>
        <table:table-column table:style-name="co5" table:number-columns-repeated="2" table:default-cell-style-name="ce117"/>
        <table:table-column table:style-name="co5" table:number-columns-repeated="2" table:default-cell-style-name="ce119"/>
        <table:table-column table:style-name="co6" table:default-cell-style-name="ce117"/>
        <table:table-column table:style-name="co7" table:number-columns-repeated="3" table:default-cell-style-name="ce117"/>
        <table:table-column table:style-name="co5" table:default-cell-style-name="ce117"/>
        <table:table-column table:style-name="co7" table:number-columns-repeated="2" table:default-cell-style-name="ce117"/>
        <table:table-column table:style-name="co5" table:default-cell-style-name="ce117"/>
        <table:table-column table:style-name="co6" table:default-cell-style-name="ce117"/>
        <table:table-column table:style-name="co7" table:default-cell-style-name="ce117"/>
        <table:table-column table:style-name="co5" table:default-cell-style-name="ce117"/>
        <table:table-column table:style-name="co6" table:default-cell-style-name="ce117"/>
        <table:table-column table:style-name="co7" table:default-cell-style-name="ce117"/>
        <table:table-column table:style-name="co5" table:default-cell-style-name="ce116"/>
        <table:table-column table:style-name="co6" table:number-columns-repeated="2" table:default-cell-style-name="ce116"/>
        <table:table-column table:style-name="co6" table:default-cell-style-name="ce117"/>
        <table:table-column table:style-name="co6" table:default-cell-style-name="ce121"/>
        <table:table-column table:style-name="co19" table:default-cell-style-name="ce117"/>
        <table:table-column table:style-name="co20" table:default-cell-style-name="ce122"/>
        <table:table-column table:style-name="co21" table:default-cell-style-name="ce118"/>
        <table:table-column table:style-name="co19" table:number-columns-repeated="4" table:default-cell-style-name="ce122"/>
        <table:table-row table:style-name="ro3">
          <table:table-cell table:style-name="ce108" office:value-type="string" calcext:value-type="string">
            <text:p>agency</text:p>
          </table:table-cell>
          <table:table-cell table:style-name="ce115" office:value-type="string" calcext:value-type="string">
            <text:p>local_identifier</text:p>
          </table:table-cell>
          <table:table-cell table:style-name="ce116" office:value-type="string" calcext:value-type="string">
            <text:p>activity</text:p>
          </table:table-cell>
          <table:table-cell table:style-name="ce118" office:value-type="string" calcext:value-type="string">
            <text:p>status</text:p>
          </table:table-cell>
          <table:table-cell table:style-name="ce118" office:value-type="string" calcext:value-type="string">
            <text:p>decision</text:p>
          </table:table-cell>
          <table:table-cell table:style-name="ce118" office:value-type="string" calcext:value-type="string">
            <text:p>valid_from</text:p>
          </table:table-cell>
          <table:table-cell table:style-name="ce118" office:value-type="string" calcext:value-type="string">
            <text:p>valid_to</text:p>
          </table:table-cell>
          <table:table-cell table:style-name="ce118" office:value-type="string" calcext:value-type="string">
            <text:p>date_format</text:p>
          </table:table-cell>
          <table:table-cell table:style-name="ce120" office:value-type="string" calcext:value-type="string">
            <text:p>link[1]</text:p>
          </table:table-cell>
          <table:table-cell table:style-name="ce116" office:value-type="string" calcext:value-type="string">
            <text:p>file[1].original_location</text:p>
          </table:table-cell>
          <table:table-cell table:style-name="ce116" office:value-type="string" calcext:value-type="string">
            <text:p>file[1].display_name</text:p>
          </table:table-cell>
          <table:table-cell table:style-name="ce116" office:value-type="string" calcext:value-type="string">
            <text:p>file[1].report_language[1]</text:p>
          </table:table-cell>
          <table:table-cell table:style-name="ce116" office:value-type="string" calcext:value-type="string">
            <text:p>file[2].original_location</text:p>
          </table:table-cell>
          <table:table-cell table:style-name="ce116" office:value-type="string" calcext:value-type="string">
            <text:p>file[2].display_name</text:p>
          </table:table-cell>
          <table:table-cell table:style-name="ce116" office:value-type="string" calcext:value-type="string">
            <text:p>file[2].report_language[1]</text:p>
          </table:table-cell>
          <table:table-cell table:style-name="ce116" office:value-type="string" calcext:value-type="string">
            <text:p>file[3].original_location</text:p>
          </table:table-cell>
          <table:table-cell table:style-name="ce116" office:value-type="string" calcext:value-type="string">
            <text:p>file[3].display_name</text:p>
          </table:table-cell>
          <table:table-cell table:style-name="ce116" office:value-type="string" calcext:value-type="string">
            <text:p>file[3].report_language[1]</text:p>
          </table:table-cell>
          <table:table-cell table:style-name="ce116" office:value-type="string" calcext:value-type="string">
            <text:p>file[4].original_location</text:p>
          </table:table-cell>
          <table:table-cell table:style-name="ce116" office:value-type="string" calcext:value-type="string">
            <text:p>file[4].display_name</text:p>
          </table:table-cell>
          <table:table-cell office:value-type="string" calcext:value-type="string">
            <text:p>file[4].report_language[1]</text:p>
          </table:table-cell>
          <table:table-cell office:value-type="string" calcext:value-type="string">
            <text:p>file[5].original_location</text:p>
          </table:table-cell>
          <table:table-cell office:value-type="string" calcext:value-type="string">
            <text:p>file[5].display_name</text:p>
          </table:table-cell>
          <table:table-cell table:style-name="ce116" office:value-type="string" calcext:value-type="string">
            <text:p>file[5].report_language[1]</text:p>
          </table:table-cell>
          <table:table-cell table:style-name="ce118" office:value-type="string" calcext:value-type="string">
            <text:p>institution[1].deqar_id</text:p>
          </table:table-cell>
          <table:table-cell table:style-name="ce118" office:value-type="string" calcext:value-type="string">
            <text:p>institution[1].eter_id</text:p>
          </table:table-cell>
          <table:table-cell table:style-name="ce118" office:value-type="string" calcext:value-type="string">
            <text:p>institution[1].identifier[1]</text:p>
          </table:table-cell>
          <table:table-cell office:value-type="string" calcext:value-type="string">
            <text:p>other_comment</text:p>
          </table:table-cell>
          <table:table-cell table:style-name="Default" table:number-columns-repeated="4"/>
        </table:table-row>
        <table:table-row table:style-name="ro4">
          <table:table-cell office:value-type="string" calcext:value-type="string">
            <text:p>MusiQuE</text:p>
          </table:table-cell>
          <table:table-cell office:value-type="string" calcext:value-type="string">
            <text:p>MOSCOW-Dec18</text:p>
          </table:table-cell>
          <table:table-cell office:value-type="string" calcext:value-type="string">
            <text:p>Institutional Accreditation</text:p>
          </table:table-cell>
          <table:table-cell office:value-type="string" calcext:value-type="string">
            <text:p>voluntary</text:p>
          </table:table-cell>
          <table:table-cell office:value-type="string" calcext:value-type="string">
            <text:p>positive</text:p>
          </table:table-cell>
          <table:table-cell office:value-type="date" office:date-value="2019-03-22" calcext:value-type="date">
            <text:p>2019-03-22</text:p>
          </table:table-cell>
          <table:table-cell office:value-type="date" office:date-value="2025-03-31" calcext:value-type="date">
            <text:p>2025-03-31</text:p>
          </table:table-cell>
          <table:table-cell office:value-type="string" calcext:value-type="string">
            <text:p>%Y-%m-%d</text:p>
          </table:table-cell>
          <table:table-cell/>
          <table:table-cell office:value-type="string" calcext:value-type="string">
            <text:p>http://www.musique-qe.eu/userfiles/File/2019.03.19_Moscow_PT_Conservatory._Final_Report_EN.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reviewreports/2018.12.4-6_Moscow_Executive_summary_EN.pdf</text:p>
          </table:table-cell>
          <table:table-cell office:value-type="string" calcext:value-type="string">
            <text:p>Summary</text:p>
          </table:table-cell>
          <table:table-cell office:value-type="string" calcext:value-type="string">
            <text:p>eng</text:p>
          </table:table-cell>
          <table:table-cell office:value-type="string" calcext:value-type="string">
            <text:p>http://www.musique-qe.eu/userfiles/File/2019.03.19_Moscow_PT_Conservatory._Final_Report_RU.pdf</text:p>
          </table:table-cell>
          <table:table-cell office:value-type="string" calcext:value-type="string">
            <text:p>Report</text:p>
          </table:table-cell>
          <table:table-cell office:value-type="string" calcext:value-type="string">
            <text:p>rus</text:p>
          </table:table-cell>
          <table:table-cell office:value-type="string" calcext:value-type="string">
            <text:p>http://www.musique-qe.eu/userfiles/File/reviewreports/2018.12.4-6_Moscow_Executive_summary_RUSSIAN.pdf</text:p>
          </table:table-cell>
          <table:table-cell office:value-type="string" calcext:value-type="string">
            <text:p>Summary</text:p>
          </table:table-cell>
          <table:table-cell table:style-name="ce117" office:value-type="string" calcext:value-type="string">
            <text:p>rus</text:p>
          </table:table-cell>
          <table:table-cell table:style-name="ce117" office:value-type="string" calcext:value-type="string">
            <text:p>http://www.musique-qe.eu/userfiles/File/reviewreports/2019.03.22_Letter_from_MusiQuE_Board_Moscow.pdf</text:p>
          </table:table-cell>
          <table:table-cell table:style-name="ce117" office:value-type="string" calcext:value-type="string">
            <text:p>Decision</text:p>
          </table:table-cell>
          <table:table-cell office:value-type="string" calcext:value-type="string">
            <text:p>eng</text:p>
          </table:table-cell>
          <table:table-cell office:value-type="string" calcext:value-type="string">
            <text:p>DEQARINST5761</text:p>
          </table:table-cell>
          <table:table-cell table:number-columns-repeated="2"/>
          <table:table-cell table:style-name="ce121" office:value-type="string" calcext:value-type="string">
            <text:p>Joint accreditation procedure with NCPA (National Centre for Public Accreditation).</text:p>
          </table:table-cell>
          <table:table-cell table:number-columns-repeated="4"/>
        </table:table-row>
        <table:table-row table:style-name="ro5">
          <table:table-cell office:value-type="string" calcext:value-type="string">
            <text:p>MusiQuE</text:p>
          </table:table-cell>
          <table:table-cell office:value-type="string" calcext:value-type="string">
            <text:p>RCSMM-March18</text:p>
          </table:table-cell>
          <table:table-cell office:value-type="float" office:value="97" calcext:value-type="float">
            <text:p>97</text:p>
          </table:table-cell>
          <table:table-cell office:value-type="float" office:value="2" calcext:value-type="float">
            <text:p>2</text:p>
          </table:table-cell>
          <table:table-cell office:value-type="float" office:value="4" calcext:value-type="float">
            <text:p>4</text:p>
          </table:table-cell>
          <table:table-cell office:value-type="date" office:date-value="2019-03-20" calcext:value-type="date">
            <text:p>2019-03-20</text:p>
          </table:table-cell>
          <table:table-cell/>
          <table:table-cell office:value-type="string" calcext:value-type="string">
            <text:p>%Y-%m-%d</text:p>
          </table:table-cell>
          <table:table-cell/>
          <table:table-cell office:value-type="string" calcext:value-type="string">
            <text:p>http://www.musique-qe.eu/userfiles/File/2019.03.20_RCSMM_report._Final.pdf</text:p>
          </table:table-cell>
          <table:table-cell office:value-type="string" calcext:value-type="string">
            <text:p>Report </text:p>
          </table:table-cell>
          <table:table-cell office:value-type="string" calcext:value-type="string">
            <text:p>eng</text:p>
          </table:table-cell>
          <table:table-cell office:value-type="string" calcext:value-type="string">
            <text:p>http://www.musique-qe.eu/userfiles/File/2019-03-20_MusiQuE_Institutional_Review_RCSMM__Spanish_version.pdf</text:p>
          </table:table-cell>
          <table:table-cell office:value-type="string" calcext:value-type="string">
            <text:p>Report</text:p>
          </table:table-cell>
          <table:table-cell office:value-type="string" calcext:value-type="string">
            <text:p>spa</text:p>
          </table:table-cell>
          <table:table-cell table:number-columns-repeated="5"/>
          <table:table-cell table:style-name="ce109" table:number-columns-repeated="3"/>
          <table:table-cell/>
          <table:table-cell office:value-type="string" calcext:value-type="string">
            <text:p>DEQARINST5808</text:p>
          </table:table-cell>
          <table:table-cell table:number-columns-repeated="2"/>
          <table:table-cell table:style-name="ce122"/>
          <table:table-cell table:number-columns-repeated="4"/>
        </table:table-row>
      </table:table>
      <table:table table:name="PROGRAMME Samples" table:style-name="ta3">
        <office:forms form:automatic-focus="false" form:apply-design-mode="false"/>
        <table:table-column table:style-name="co1" table:number-columns-repeated="2" table:default-cell-style-name="ce109"/>
        <table:table-column table:style-name="co3" table:default-cell-style-name="ce117"/>
        <table:table-column table:style-name="co5" table:number-columns-repeated="2" table:default-cell-style-name="ce117"/>
        <table:table-column table:style-name="co5" table:number-columns-repeated="2" table:default-cell-style-name="ce119"/>
        <table:table-column table:style-name="co6" table:default-cell-style-name="ce117"/>
        <table:table-column table:style-name="co7" table:number-columns-repeated="2" table:default-cell-style-name="ce117"/>
        <table:table-column table:style-name="co5" table:default-cell-style-name="ce117"/>
        <table:table-column table:style-name="co8" table:default-cell-style-name="ce117"/>
        <table:table-column table:style-name="co7" table:default-cell-style-name="ce117"/>
        <table:table-column table:style-name="co5" table:default-cell-style-name="ce123"/>
        <table:table-column table:style-name="co8" table:default-cell-style-name="ce117"/>
        <table:table-column table:style-name="co22" table:default-cell-style-name="ce117"/>
        <table:table-column table:style-name="co6" table:default-cell-style-name="ce117"/>
        <table:table-column table:style-name="co20" table:default-cell-style-name="ce117"/>
        <table:table-column table:style-name="co22" table:default-cell-style-name="ce121"/>
        <table:table-column table:style-name="co6" table:default-cell-style-name="ce124"/>
        <table:table-column table:style-name="co20" table:default-cell-style-name="ce128"/>
        <table:table-column table:style-name="co20" table:default-cell-style-name="ce121"/>
        <table:table-column table:style-name="co23" table:default-cell-style-name="ce116"/>
        <table:table-column table:style-name="co23" table:default-cell-style-name="ce121"/>
        <table:table-column table:style-name="co23" table:default-cell-style-name="ce116"/>
        <table:table-column table:style-name="co23" table:default-cell-style-name="Default"/>
        <table:table-column table:style-name="co23" table:default-cell-style-name="ce117"/>
        <table:table-column table:style-name="co24" table:default-cell-style-name="ce128"/>
        <table:table-column table:style-name="co24" table:number-columns-repeated="2" table:default-cell-style-name="ce117"/>
        <table:table-column table:style-name="co24" table:default-cell-style-name="ce121"/>
        <table:table-column table:style-name="co24" table:default-cell-style-name="ce116"/>
        <table:table-column table:style-name="co25" table:default-cell-style-name="ce123"/>
        <table:table-column table:style-name="co5" table:default-cell-style-name="ce123"/>
        <table:table-column table:style-name="co5" table:number-columns-repeated="7" table:default-cell-style-name="Default"/>
        <table:table-column table:style-name="co26" table:default-cell-style-name="Default"/>
        <table:table-row table:style-name="ro6">
          <table:table-cell table:style-name="ce108" office:value-type="string" calcext:value-type="string">
            <text:p>agency</text:p>
          </table:table-cell>
          <table:table-cell table:style-name="ce115" office:value-type="string" calcext:value-type="string">
            <text:p>local_identifier</text:p>
          </table:table-cell>
          <table:table-cell table:style-name="ce116" office:value-type="string" calcext:value-type="string">
            <text:p>activity</text:p>
          </table:table-cell>
          <table:table-cell table:style-name="ce118" office:value-type="string" calcext:value-type="string">
            <text:p>status</text:p>
          </table:table-cell>
          <table:table-cell table:style-name="ce118" office:value-type="string" calcext:value-type="string">
            <text:p>decision</text:p>
          </table:table-cell>
          <table:table-cell table:style-name="ce118" office:value-type="string" calcext:value-type="string">
            <text:p>valid_from</text:p>
          </table:table-cell>
          <table:table-cell table:style-name="ce118" office:value-type="string" calcext:value-type="string">
            <text:p>valid_to</text:p>
          </table:table-cell>
          <table:table-cell table:style-name="ce118" office:value-type="string" calcext:value-type="string">
            <text:p>date_format</text:p>
          </table:table-cell>
          <table:table-cell table:style-name="ce120" office:value-type="string" calcext:value-type="string">
            <text:p>link[1]</text:p>
          </table:table-cell>
          <table:table-cell table:style-name="ce116" office:value-type="string" calcext:value-type="string">
            <text:p>file[1].original_location</text:p>
          </table:table-cell>
          <table:table-cell table:style-name="ce116" office:value-type="string" calcext:value-type="string">
            <text:p>file[1].display_name</text:p>
          </table:table-cell>
          <table:table-cell table:style-name="ce116" office:value-type="string" calcext:value-type="string">
            <text:p>file[1].report_language[1]</text:p>
          </table:table-cell>
          <table:table-cell table:style-name="ce116" office:value-type="string" calcext:value-type="string">
            <text:p>file[2].original_location</text:p>
          </table:table-cell>
          <table:table-cell table:style-name="ce116" office:value-type="string" calcext:value-type="string">
            <text:p>file[2].display_name</text:p>
          </table:table-cell>
          <table:table-cell table:style-name="ce116" office:value-type="string" calcext:value-type="string">
            <text:p>file[2].report_language[1]</text:p>
          </table:table-cell>
          <table:table-cell table:style-name="ce116" office:value-type="string" calcext:value-type="string">
            <text:p>file[3].original_location</text:p>
          </table:table-cell>
          <table:table-cell table:style-name="ce116" office:value-type="string" calcext:value-type="string">
            <text:p>file[3].display_name</text:p>
          </table:table-cell>
          <table:table-cell table:style-name="ce116" office:value-type="string" calcext:value-type="string">
            <text:p>file[3].report_language[1]</text:p>
          </table:table-cell>
          <table:table-cell table:style-name="ce118" office:value-type="string" calcext:value-type="string">
            <text:p>institution[1].deqar_id</text:p>
          </table:table-cell>
          <table:table-cell table:style-name="ce118" office:value-type="string" calcext:value-type="string">
            <text:p>institution[1].eter_id</text:p>
          </table:table-cell>
          <table:table-cell table:style-name="ce127" office:value-type="string" calcext:value-type="string">
            <text:p>programme[1].identifier[1]</text:p>
          </table:table-cell>
          <table:table-cell table:style-name="ce116" office:value-type="string" calcext:value-type="string">
            <text:p>programme[1].name_primary</text:p>
          </table:table-cell>
          <table:table-cell office:value-type="string" calcext:value-type="string">
            <text:p>programme[1].qualification_primary</text:p>
          </table:table-cell>
          <table:table-cell table:style-name="ce116" office:value-type="string" calcext:value-type="string">
            <text:p>programme[1].name_alternative[1]</text:p>
          </table:table-cell>
          <table:table-cell office:value-type="string" calcext:value-type="string">
            <text:p>programme[1].qualification_alternative[1]</text:p>
          </table:table-cell>
          <table:table-cell table:style-name="ce116" office:value-type="string" calcext:value-type="string">
            <text:p>programme[1].nqf_level</text:p>
          </table:table-cell>
          <table:table-cell table:style-name="ce116" office:value-type="string" calcext:value-type="string">
            <text:p>programme[1].qf_ehea_level</text:p>
          </table:table-cell>
          <table:table-cell table:style-name="ce127" office:value-type="string" calcext:value-type="string">
            <text:p>programme[2].identifier[1]</text:p>
          </table:table-cell>
          <table:table-cell table:style-name="ce116" office:value-type="string" calcext:value-type="string">
            <text:p>programme[2].name_primary</text:p>
          </table:table-cell>
          <table:table-cell table:style-name="ce116" office:value-type="string" calcext:value-type="string">
            <text:p>programme[2].qualification_primary</text:p>
          </table:table-cell>
          <table:table-cell table:style-name="ce116" office:value-type="string" calcext:value-type="string">
            <text:p>programme[2].name_alternative[1]</text:p>
          </table:table-cell>
          <table:table-cell office:value-type="string" calcext:value-type="string">
            <text:p>programme[2].qualification_alternative[1]</text:p>
          </table:table-cell>
          <table:table-cell table:style-name="ce116" office:value-type="string" calcext:value-type="string">
            <text:p>programme[2].nqf_level</text:p>
          </table:table-cell>
          <table:table-cell table:style-name="ce116" office:value-type="string" calcext:value-type="string">
            <text:p>programme[2].qf_ehea_level</text:p>
          </table:table-cell>
          <table:table-cell table:style-name="ce127" office:value-type="string" calcext:value-type="string">
            <text:p>programme[3].identifier[1]</text:p>
          </table:table-cell>
          <table:table-cell table:style-name="ce116" office:value-type="string" calcext:value-type="string">
            <text:p>programme[3].name_primary</text:p>
          </table:table-cell>
          <table:table-cell table:style-name="ce116" office:value-type="string" calcext:value-type="string">
            <text:p>programme[3].qualification_primary</text:p>
          </table:table-cell>
          <table:table-cell table:style-name="ce116" office:value-type="string" calcext:value-type="string">
            <text:p>programme[3].name_alternative[1]</text:p>
          </table:table-cell>
          <table:table-cell table:style-name="ce116" office:value-type="string" calcext:value-type="string">
            <text:p>programme[3].qualification_alternative[1]</text:p>
          </table:table-cell>
          <table:table-cell table:style-name="ce116" office:value-type="string" calcext:value-type="string">
            <text:p>programme[3].nqf_level</text:p>
          </table:table-cell>
          <table:table-cell table:style-name="ce116" office:value-type="string" calcext:value-type="string">
            <text:p>programme[3].qf_ehea_level</text:p>
          </table:table-cell>
          <table:table-cell table:style-name="ce118" office:value-type="string" calcext:value-type="string">
            <text:p>other_comment</text:p>
          </table:table-cell>
        </table:table-row>
        <table:table-row table:style-name="ro7">
          <table:table-cell office:value-type="string" calcext:value-type="string">
            <text:p>MusiQuE</text:p>
          </table:table-cell>
          <table:table-cell office:value-type="string" calcext:value-type="string">
            <text:p>ANTWERP-May18</text:p>
          </table:table-cell>
          <table:table-cell office:value-type="string" calcext:value-type="string">
            <text:p>Quality enhancement reviews of programmes</text:p>
          </table:table-cell>
          <table:table-cell office:value-type="string" calcext:value-type="string">
            <text:p>voluntary</text:p>
          </table:table-cell>
          <table:table-cell office:value-type="string" calcext:value-type="string">
            <text:p>not applicable</text:p>
          </table:table-cell>
          <table:table-cell office:value-type="date" office:date-value="2019-03-14" calcext:value-type="date">
            <text:p>2019-03-14</text:p>
          </table:table-cell>
          <table:table-cell/>
          <table:table-cell office:value-type="string" calcext:value-type="string">
            <text:p>%Y-%m-%d</text:p>
          </table:table-cell>
          <table:table-cell/>
          <table:table-cell office:value-type="string" calcext:value-type="string">
            <text:p>http://www.musique-qe.eu/userfiles/File/2019.03.14_Report_Antwerp._Final.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2018.05.13-185_Antwerp_Executive_summary.pdf</text:p>
          </table:table-cell>
          <table:table-cell table:style-name="ce109" office:value-type="string" calcext:value-type="string">
            <text:p>Summary</text:p>
          </table:table-cell>
          <table:table-cell office:value-type="string" calcext:value-type="string">
            <text:p>eng</text:p>
          </table:table-cell>
          <table:table-cell table:number-columns-repeated="3"/>
          <table:table-cell office:value-type="string" calcext:value-type="string">
            <text:p>DEQARINST5807</text:p>
          </table:table-cell>
          <table:table-cell table:style-name="ce123"/>
          <table:table-cell office:value-type="string" calcext:value-type="string">
            <text:p>MusiQuE32</text:p>
          </table:table-cell>
          <table:table-cell office:value-type="string" calcext:value-type="string">
            <text:p>Arts in Music study programme group</text:p>
          </table:table-cell>
          <table:table-cell table:style-name="ce129" office:value-type="string" calcext:value-type="string">
            <text:p><text:s/>Master</text:p>
          </table:table-cell>
          <table:table-cell table:style-name="ce131" table:number-columns-repeated="3"/>
          <table:table-cell table:style-name="ce131" office:value-type="string" calcext:value-type="string">
            <text:p>second cycle</text:p>
          </table:table-cell>
          <table:table-cell office:value-type="string" calcext:value-type="string">
            <text:p>MusiQuE31</text:p>
          </table:table-cell>
          <table:table-cell office:value-type="string" calcext:value-type="string">
            <text:p>Arts in Music study programme group</text:p>
          </table:table-cell>
          <table:table-cell office:value-type="string" calcext:value-type="string">
            <text:p>Bachelor</text:p>
          </table:table-cell>
          <table:table-cell table:style-name="ce117"/>
          <table:table-cell table:style-name="ce131"/>
          <table:table-cell/>
          <table:table-cell office:value-type="string" calcext:value-type="string">
            <text:p>first cycle</text:p>
          </table:table-cell>
          <table:table-cell table:number-columns-repeated="8"/>
        </table:table-row>
        <table:table-row table:style-name="ro4">
          <table:table-cell office:value-type="string" calcext:value-type="string">
            <text:p>MusiQuE</text:p>
          </table:table-cell>
          <table:table-cell office:value-type="string" calcext:value-type="string">
            <text:p>ESML-Dec17</text:p>
          </table:table-cell>
          <table:table-cell office:value-type="float" office:value="184" calcext:value-type="float">
            <text:p>184</text:p>
          </table:table-cell>
          <table:table-cell office:value-type="float" office:value="2" calcext:value-type="float">
            <text:p>2</text:p>
          </table:table-cell>
          <table:table-cell office:value-type="float" office:value="1" calcext:value-type="float">
            <text:p>1</text:p>
          </table:table-cell>
          <table:table-cell office:value-type="date" office:date-value="2018-06-18" calcext:value-type="date">
            <text:p>2018-06-18</text:p>
          </table:table-cell>
          <table:table-cell office:value-type="date" office:date-value="2024-06-30" calcext:value-type="date">
            <text:p>2024-06-30</text:p>
          </table:table-cell>
          <table:table-cell office:value-type="string" calcext:value-type="string">
            <text:p>%Y-%m-%d</text:p>
          </table:table-cell>
          <table:table-cell/>
          <table:table-cell office:value-type="string" calcext:value-type="string">
            <text:p>http://www.musique-qe.eu/userfiles/File/2018.06.06_ESML_report._Final.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reviewreports/2018.06.18_Letter_from_MusiQuE_Board_to_ESML._Final.pdf</text:p>
          </table:table-cell>
          <table:table-cell table:style-name="ce121" office:value-type="string" calcext:value-type="string">
            <text:p>Decision</text:p>
          </table:table-cell>
          <table:table-cell office:value-type="string" calcext:value-type="string">
            <text:p>eng</text:p>
          </table:table-cell>
          <table:table-cell table:number-columns-repeated="3"/>
          <table:table-cell office:value-type="string" calcext:value-type="string">
            <text:p>DEQARINST5809</text:p>
          </table:table-cell>
          <table:table-cell table:style-name="ce117"/>
          <table:table-cell office:value-type="string" calcext:value-type="string">
            <text:p>MusiQuE14</text:p>
          </table:table-cell>
          <table:table-cell office:value-type="string" calcext:value-type="string">
            <text:p>Music</text:p>
          </table:table-cell>
          <table:table-cell table:style-name="ce117" office:value-type="string" calcext:value-type="string">
            <text:p>Master</text:p>
          </table:table-cell>
          <table:table-cell office:value-type="string" calcext:value-type="string">
            <text:p>Música</text:p>
          </table:table-cell>
          <table:table-cell table:style-name="ce133" office:value-type="string" calcext:value-type="string">
            <text:p>Mestrado</text:p>
          </table:table-cell>
          <table:table-cell/>
          <table:table-cell office:value-type="float" office:value="2" calcext:value-type="float">
            <text:p>2</text:p>
          </table:table-cell>
          <table:table-cell office:value-type="string" calcext:value-type="string">
            <text:p>MusiQuE13</text:p>
          </table:table-cell>
          <table:table-cell table:style-name="ce121" office:value-type="string" calcext:value-type="string">
            <text:p>Music</text:p>
          </table:table-cell>
          <table:table-cell office:value-type="string" calcext:value-type="string">
            <text:p>Bachelor</text:p>
          </table:table-cell>
          <table:table-cell office:value-type="string" calcext:value-type="string">
            <text:p>Música</text:p>
          </table:table-cell>
          <table:table-cell table:style-name="ce121" office:value-type="string" calcext:value-type="string">
            <text:p>Licenciatura</text:p>
          </table:table-cell>
          <table:table-cell table:style-name="ce128"/>
          <table:table-cell table:style-name="ce117" office:value-type="float" office:value="1" calcext:value-type="float">
            <text:p>1</text:p>
          </table:table-cell>
          <table:table-cell table:style-name="ce128" office:value-type="string" calcext:value-type="string">
            <text:p>MusiQuE15</text:p>
          </table:table-cell>
          <table:table-cell table:style-name="ce121" office:value-type="string" calcext:value-type="string">
            <text:p>Music Technologies</text:p>
          </table:table-cell>
          <table:table-cell table:style-name="ce133" office:value-type="string" calcext:value-type="string">
            <text:p>Bachelor</text:p>
          </table:table-cell>
          <table:table-cell table:style-name="ce121" office:value-type="string" calcext:value-type="string">
            <text:p>Tecnologias da Música</text:p>
          </table:table-cell>
          <table:table-cell table:style-name="ce121" office:value-type="string" calcext:value-type="string">
            <text:p>Licenciatura</text:p>
          </table:table-cell>
          <table:table-cell table:style-name="ce123"/>
          <table:table-cell table:style-name="ce123" office:value-type="float" office:value="1" calcext:value-type="float">
            <text:p>1</text:p>
          </table:table-cell>
          <table:table-cell/>
        </table:table-row>
        <table:table-row table:style-name="ro7">
          <table:table-cell table:style-name="ce123" office:value-type="string" calcext:value-type="string">
            <text:p>MusiQuE</text:p>
          </table:table-cell>
          <table:table-cell table:style-name="ce123" office:value-type="string" calcext:value-type="string">
            <text:p>EAMT-Nov17</text:p>
          </table:table-cell>
          <table:table-cell table:style-name="ce123" office:value-type="float" office:value="181" calcext:value-type="float">
            <text:p>181</text:p>
          </table:table-cell>
          <table:table-cell table:style-name="ce123" office:value-type="float" office:value="2" calcext:value-type="float">
            <text:p>2</text:p>
          </table:table-cell>
          <table:table-cell table:style-name="ce123" office:value-type="float" office:value="4" calcext:value-type="float">
            <text:p>4</text:p>
          </table:table-cell>
          <table:table-cell table:style-name="ce125" office:value-type="date" office:date-value="2018-06-29" calcext:value-type="date">
            <text:p>2018-06-29</text:p>
          </table:table-cell>
          <table:table-cell table:style-name="ce123"/>
          <table:table-cell office:value-type="string" calcext:value-type="string">
            <text:p>%Y-%m-%d</text:p>
          </table:table-cell>
          <table:table-cell/>
          <table:table-cell table:style-name="ce121" office:value-type="string" calcext:value-type="string">
            <text:p>http://www.musique-qe.eu/userfiles/File/reviewreports/2018.07.02_EAMT_report._Final.pdf</text:p>
          </table:table-cell>
          <table:table-cell table:style-name="ce123" office:value-type="string" calcext:value-type="string">
            <text:p>Report</text:p>
          </table:table-cell>
          <table:table-cell table:style-name="ce123" office:value-type="string" calcext:value-type="string">
            <text:p>eng</text:p>
          </table:table-cell>
          <table:table-cell table:style-name="ce123"/>
          <table:table-cell/>
          <table:table-cell table:style-name="ce123" table:number-columns-repeated="5"/>
          <table:table-cell office:value-type="string" calcext:value-type="string">
            <text:p>EE0022</text:p>
          </table:table-cell>
          <table:table-cell office:value-type="string" calcext:value-type="string">
            <text:p>MusiQuE21</text:p>
          </table:table-cell>
          <table:table-cell table:style-name="ce124" office:value-type="string" calcext:value-type="string">
            <text:p>Music study programme group</text:p>
          </table:table-cell>
          <table:table-cell table:style-name="ce130" office:value-type="string" calcext:value-type="string">
            <text:p>Master</text:p>
          </table:table-cell>
          <table:table-cell/>
          <table:table-cell table:style-name="ce124" office:value-type="string" calcext:value-type="string">
            <text:p>magistriõppe</text:p>
          </table:table-cell>
          <table:table-cell/>
          <table:table-cell office:value-type="float" office:value="2" calcext:value-type="float">
            <text:p>2</text:p>
          </table:table-cell>
          <table:table-cell office:value-type="string" calcext:value-type="string">
            <text:p>MusiQuE20</text:p>
          </table:table-cell>
          <table:table-cell table:style-name="ce124" office:value-type="string" calcext:value-type="string">
            <text:p>Music study programme group</text:p>
          </table:table-cell>
          <table:table-cell table:style-name="ce130" office:value-type="string" calcext:value-type="string">
            <text:p>Bachelor</text:p>
          </table:table-cell>
          <table:table-cell/>
          <table:table-cell table:style-name="ce124" office:value-type="string" calcext:value-type="string">
            <text:p>bakalaureuseõppe</text:p>
          </table:table-cell>
          <table:table-cell/>
          <table:table-cell office:value-type="float" office:value="1" calcext:value-type="float">
            <text:p>1</text:p>
          </table:table-cell>
          <table:table-cell table:number-columns-repeated="8"/>
        </table:table-row>
        <table:table-row table:style-name="ro4">
          <table:table-cell table:style-name="ce123" office:value-type="string" calcext:value-type="string">
            <text:p>MusiQuE</text:p>
          </table:table-cell>
          <table:table-cell table:style-name="ce123" office:value-type="string" calcext:value-type="string">
            <text:p>HES-SO- Dec19</text:p>
          </table:table-cell>
          <table:table-cell table:style-name="ce124" office:value-type="string" calcext:value-type="string">
            <text:p>Quality enhancement reviews of programmes</text:p>
          </table:table-cell>
          <table:table-cell table:style-name="ce123" office:value-type="string" calcext:value-type="string">
            <text:p>voluntary</text:p>
          </table:table-cell>
          <table:table-cell table:style-name="ce123" office:value-type="string" calcext:value-type="string">
            <text:p>not applicable</text:p>
          </table:table-cell>
          <table:table-cell table:style-name="ce125" office:value-type="date" office:date-value="2020-06-17" calcext:value-type="date">
            <text:p>2020-06-17</text:p>
          </table:table-cell>
          <table:table-cell table:style-name="ce126" office:value-type="date" office:date-value="2026-06-30" calcext:value-type="date">
            <text:p>2026-06-30</text:p>
          </table:table-cell>
          <table:table-cell office:value-type="string" calcext:value-type="string">
            <text:p>%Y-%m-%d</text:p>
          </table:table-cell>
          <table:table-cell/>
          <table:table-cell table:style-name="ce123" office:value-type="string" calcext:value-type="string">
            <text:p>http://www.musique-qe.eu/userfiles/File/2020.06.17_HES-SO_Report_Final.pdf</text:p>
          </table:table-cell>
          <table:table-cell table:style-name="ce123" office:value-type="string" calcext:value-type="string">
            <text:p>Report</text:p>
          </table:table-cell>
          <table:table-cell table:style-name="ce123" office:value-type="string" calcext:value-type="string">
            <text:p>eng</text:p>
          </table:table-cell>
          <table:table-cell table:style-name="ce123" office:value-type="string" calcext:value-type="string">
            <text:p>http://www.musique-qe.eu/userfiles/File/2020.07.08_HES-SO_Report_Summary_HM.pdf</text:p>
          </table:table-cell>
          <table:table-cell office:value-type="string" calcext:value-type="string">
            <text:p>Summary</text:p>
          </table:table-cell>
          <table:table-cell table:style-name="ce123" office:value-type="string" calcext:value-type="string">
            <text:p>eng</text:p>
          </table:table-cell>
          <table:table-cell table:style-name="ce123" office:value-type="string" calcext:value-type="string">
            <text:p>http://www.musique-qe.eu/userfiles/File/2020.06.17_Letter_MusiQuE_Board_to_HES-SO_final(1).pdf</text:p>
          </table:table-cell>
          <table:table-cell table:style-name="ce123" office:value-type="string" calcext:value-type="string">
            <text:p>Decision</text:p>
          </table:table-cell>
          <table:table-cell table:style-name="ce123" office:value-type="string" calcext:value-type="string">
            <text:p>eng</text:p>
          </table:table-cell>
          <table:table-cell table:style-name="ce123"/>
          <table:table-cell office:value-type="string" calcext:value-type="string">
            <text:p>CH0014</text:p>
          </table:table-cell>
          <table:table-cell office:value-type="string" calcext:value-type="string">
            <text:p>MusiQuE03</text:p>
          </table:table-cell>
          <table:table-cell table:style-name="ce123" office:value-type="string" calcext:value-type="string">
            <text:p>Music</text:p>
          </table:table-cell>
          <table:table-cell table:style-name="ce123" office:value-type="string" calcext:value-type="string">
            <text:p>Bachelor</text:p>
          </table:table-cell>
          <table:table-cell table:style-name="ce132" office:value-type="string" calcext:value-type="string">
            <text:p>Musique</text:p>
          </table:table-cell>
          <table:table-cell table:style-name="ce123"/>
          <table:table-cell table:style-name="ce117"/>
          <table:table-cell office:value-type="string" calcext:value-type="string">
            <text:p>first cycle</text:p>
          </table:table-cell>
          <table:table-cell office:value-type="string" calcext:value-type="string">
            <text:p>MusiQuE05</text:p>
          </table:table-cell>
          <table:table-cell office:value-type="string" calcext:value-type="string">
            <text:p>Music and movement</text:p>
          </table:table-cell>
          <table:table-cell office:value-type="string" calcext:value-type="string">
            <text:p>Bachelor</text:p>
          </table:table-cell>
          <table:table-cell table:style-name="ce130" office:value-type="string" calcext:value-type="string">
            <text:p>Musique et Mouvement</text:p>
          </table:table-cell>
          <table:table-cell table:style-name="ce123"/>
          <table:table-cell/>
          <table:table-cell office:value-type="string" calcext:value-type="string">
            <text:p>first cycle</text:p>
          </table:table-cell>
          <table:table-cell table:style-name="ce123" table:number-columns-repeated="7"/>
          <table:table-cell table:style-name="ce124" office:value-type="string" calcext:value-type="string">
            <text:p>Quality enhancement review of two bachelor programmes. Bachelor of Arts en Musique (BAM) delivered by the Haute École de Musique, Genève-Neuchâtel (HEM GE) and the Haute École de Musique, Vaud-Valais-Fribourg (HEMU) Bachelor Arts en Musique et Mouvement (BAMM) delivered by the Haute École de Musique, Genève-Neuchâtel (HEM GE)</text:p>
          </table:table-cell>
        </table:table-row>
      </table:table>
      <table:table table:name="JOINT PROGRAMME Sample" table:style-name="ta4">
        <office:forms form:automatic-focus="false" form:apply-design-mode="false"/>
        <table:table-column table:style-name="co1" table:number-columns-repeated="2" table:default-cell-style-name="Default"/>
        <table:table-column table:style-name="co3" table:default-cell-style-name="Default"/>
        <table:table-column table:style-name="co5" table:number-columns-repeated="4" table:default-cell-style-name="Default"/>
        <table:table-column table:style-name="co6" table:default-cell-style-name="Default"/>
        <table:table-column table:style-name="co7" table:number-columns-repeated="2" table:default-cell-style-name="Default"/>
        <table:table-column table:style-name="co5" table:default-cell-style-name="Default"/>
        <table:table-column table:style-name="co8" table:default-cell-style-name="Default"/>
        <table:table-column table:style-name="co6" table:default-cell-style-name="ce138"/>
        <table:table-column table:style-name="co23" table:default-cell-style-name="Default"/>
        <table:table-column table:style-name="co6" table:default-cell-style-name="Default"/>
        <table:table-column table:style-name="co27" table:number-columns-repeated="3" table:default-cell-style-name="Default"/>
        <table:table-column table:style-name="co20" table:default-cell-style-name="Default"/>
        <table:table-column table:style-name="co23" table:default-cell-style-name="Default"/>
        <table:table-column table:style-name="co28" table:default-cell-style-name="Default"/>
        <table:table-column table:style-name="co29" table:default-cell-style-name="Default"/>
        <table:table-row table:style-name="ro8">
          <table:table-cell table:style-name="ce134" office:value-type="string" calcext:value-type="string">
            <text:p>agency</text:p>
          </table:table-cell>
          <table:table-cell table:style-name="ce136" office:value-type="string" calcext:value-type="string">
            <text:p>local_identifier</text:p>
          </table:table-cell>
          <table:table-cell table:style-name="ce137" office:value-type="string" calcext:value-type="string">
            <text:p>activity</text:p>
          </table:table-cell>
          <table:table-cell table:style-name="ce139" office:value-type="string" calcext:value-type="string">
            <text:p>status</text:p>
          </table:table-cell>
          <table:table-cell table:style-name="ce139" office:value-type="string" calcext:value-type="string">
            <text:p>decision</text:p>
          </table:table-cell>
          <table:table-cell table:style-name="ce139" office:value-type="string" calcext:value-type="string">
            <text:p>valid_from</text:p>
          </table:table-cell>
          <table:table-cell table:style-name="ce139" office:value-type="string" calcext:value-type="string">
            <text:p>valid_to</text:p>
          </table:table-cell>
          <table:table-cell table:style-name="ce139" office:value-type="string" calcext:value-type="string">
            <text:p>date_format</text:p>
          </table:table-cell>
          <table:table-cell table:style-name="ce120" office:value-type="string" calcext:value-type="string">
            <text:p>link[1]</text:p>
          </table:table-cell>
          <table:table-cell table:style-name="ce137" office:value-type="string" calcext:value-type="string">
            <text:p>file[1].original_location</text:p>
          </table:table-cell>
          <table:table-cell table:style-name="ce137" office:value-type="string" calcext:value-type="string">
            <text:p>file[1].display_name</text:p>
          </table:table-cell>
          <table:table-cell table:style-name="ce137" office:value-type="string" calcext:value-type="string">
            <text:p>file[1].report_language[1]</text:p>
          </table:table-cell>
          <table:table-cell table:style-name="ce139" office:value-type="string" calcext:value-type="string">
            <text:p>institution[1].eter_id</text:p>
          </table:table-cell>
          <table:table-cell table:style-name="ce139" office:value-type="string" calcext:value-type="string">
            <text:p>institution[2].eter_id</text:p>
          </table:table-cell>
          <table:table-cell table:style-name="ce139" office:value-type="string" calcext:value-type="string">
            <text:p>institution[3].eter_id</text:p>
          </table:table-cell>
          <table:table-cell table:style-name="ce139" office:value-type="string" calcext:value-type="string">
            <text:p>institution[4].eter_id</text:p>
          </table:table-cell>
          <table:table-cell table:style-name="ce137" office:value-type="string" calcext:value-type="string">
            <text:p>programme[1].identifier[1]</text:p>
          </table:table-cell>
          <table:table-cell table:style-name="ce137" office:value-type="string" calcext:value-type="string">
            <text:p>programme[1].name_primary</text:p>
          </table:table-cell>
          <table:table-cell table:style-name="ce137" office:value-type="string" calcext:value-type="string">
            <text:p>programme[1].qualification_primary</text:p>
          </table:table-cell>
          <table:table-cell table:style-name="ce137" office:value-type="string" calcext:value-type="string">
            <text:p>programme[1].nqf_level</text:p>
          </table:table-cell>
          <table:table-cell table:style-name="ce137" office:value-type="string" calcext:value-type="string">
            <text:p>programme[1].qf_ehea_level</text:p>
          </table:table-cell>
          <table:table-cell table:style-name="ce139" office:value-type="string" calcext:value-type="string">
            <text:p>other_comment</text:p>
          </table:table-cell>
        </table:table-row>
        <table:table-row table:style-name="ro9">
          <table:table-cell table:style-name="ce135" office:value-type="string" calcext:value-type="string">
            <text:p>MusiQuE</text:p>
          </table:table-cell>
          <table:table-cell table:style-name="ce135" office:value-type="string" calcext:value-type="string">
            <text:p>EAMT-September13</text:p>
          </table:table-cell>
          <table:table-cell table:style-name="ce138" office:value-type="string" calcext:value-type="string">
            <text:p>Quality enhancement reviews of joint programmes</text:p>
          </table:table-cell>
          <table:table-cell table:style-name="ce138" office:value-type="string" calcext:value-type="string">
            <text:p>voluntary</text:p>
          </table:table-cell>
          <table:table-cell table:style-name="ce138" office:value-type="string" calcext:value-type="string">
            <text:p>not applicable</text:p>
          </table:table-cell>
          <table:table-cell table:style-name="ce140" office:value-type="date" office:date-value="2014-01-15" calcext:value-type="date">
            <text:p>2014-01-15</text:p>
          </table:table-cell>
          <table:table-cell table:style-name="ce140" office:value-type="date" office:date-value="2018-01-30" calcext:value-type="date">
            <text:p>2018-01-30</text:p>
          </table:table-cell>
          <table:table-cell table:style-name="ce138" office:value-type="string" calcext:value-type="string">
            <text:p>%Y-%m-%d</text:p>
          </table:table-cell>
          <table:table-cell table:style-name="ce117"/>
          <table:table-cell table:style-name="ce138" office:value-type="string" calcext:value-type="string">
            <text:p>http://www.musique-qe.eu/userfiles/File/final-reportaec-programme-reviewcopeco.pdf</text:p>
          </table:table-cell>
          <table:table-cell table:style-name="ce135" office:value-type="string" calcext:value-type="string">
            <text:p>Review report</text:p>
          </table:table-cell>
          <table:table-cell table:style-name="ce141" office:value-type="string" calcext:value-type="string">
            <text:p>eng</text:p>
          </table:table-cell>
          <table:table-cell office:value-type="string" calcext:value-type="string">
            <text:p>EE0022</text:p>
          </table:table-cell>
          <table:table-cell table:style-name="ce138" office:value-type="string" calcext:value-type="string">
            <text:p>SE0037</text:p>
          </table:table-cell>
          <table:table-cell table:style-name="ce138" office:value-type="string" calcext:value-type="string">
            <text:p>FR0164</text:p>
          </table:table-cell>
          <table:table-cell table:style-name="ce142" office:value-type="string" calcext:value-type="string">
            <text:p>DE0156</text:p>
          </table:table-cell>
          <table:table-cell table:style-name="ce128" office:value-type="string" calcext:value-type="string">
            <text:p>MusiQuE18</text:p>
          </table:table-cell>
          <table:table-cell table:style-name="ce138" office:value-type="string" calcext:value-type="string">
            <text:p>CoPeCo – Masters in Contemporary Performance and Composition</text:p>
          </table:table-cell>
          <table:table-cell table:style-name="ce138" office:value-type="string" calcext:value-type="string">
            <text:p>Master (no joint degree)</text:p>
          </table:table-cell>
          <table:table-cell table:style-name="ce138" office:value-type="string" calcext:value-type="string">
            <text:p>level 6</text:p>
          </table:table-cell>
          <table:table-cell table:style-name="ce138" office:value-type="string" calcext:value-type="string">
            <text:p>second cycle</text:p>
          </table:table-cell>
          <table:table-cell table:style-name="ce143" office:value-type="string" calcext:value-type="string">
            <text:p>CoPeCo <text:s/>is <text:s/>a <text:s/>joint <text:s/>study <text:s/>programme, <text:s/>i.e. a programme to be carried out jointly by several institutions in different countries, and which does not lead to a joint degree. Quality enhancement review of the Contemporay Performance and Composition joint programme coordinated by the Estonian Academy of Music and Theater.</text:p>
          </table:table-cell>
        </table:table-row>
        <table:table-row table:style-name="ro10" table:number-rows-repeated="2">
          <table:table-cell table:number-columns-repeated="22"/>
        </table:table-row>
        <table:table-row table:style-name="ro2">
          <table:table-cell table:number-columns-repeated="12"/>
          <table:table-cell table:style-name="ce124"/>
          <table:table-cell table:number-columns-repeated="9"/>
        </table:table-row>
      </table:table>
      <table:table table:name="Other PROVIDER Samples" table:style-name="ta5">
        <office:forms form:automatic-focus="false" form:apply-design-mode="false"/>
        <table:table-column table:style-name="co19" table:default-cell-style-name="ce98"/>
        <table:table-column table:style-name="co19" table:number-columns-repeated="8" table:default-cell-style-name="Default"/>
        <table:table-column table:style-name="co19" table:number-columns-repeated="2" table:default-cell-style-name="ce103"/>
        <table:table-column table:style-name="co19" table:default-cell-style-name="Default"/>
        <table:table-column table:style-name="co19" table:default-cell-style-name="ce102"/>
        <table:table-column table:style-name="co19" table:number-columns-repeated="2" table:default-cell-style-name="Default"/>
        <table:table-column table:style-name="co19" table:number-columns-repeated="2" table:default-cell-style-name="ce104"/>
        <table:table-column table:style-name="co19" table:number-columns-repeated="2" table:default-cell-style-name="ce102"/>
        <table:table-column table:style-name="co19" table:default-cell-style-name="ce105"/>
        <table:table-column table:style-name="co19" table:number-columns-repeated="5" table:default-cell-style-name="Default"/>
        <table:table-column table:style-name="co30" table:default-cell-style-name="ce103"/>
        <table:table-column table:style-name="co31" table:default-cell-style-name="Default"/>
        <table:table-column table:style-name="co32" table:default-cell-style-name="Default"/>
        <table:table-column table:style-name="co33" table:default-cell-style-name="Default"/>
        <table:table-column table:style-name="co19" table:number-columns-repeated="4" table:default-cell-style-name="Default"/>
        <table:table-column table:style-name="co19" table:default-cell-style-name="ce107"/>
        <table:table-column table:style-name="co34" table:default-cell-style-name="Default"/>
        <table:table-column table:style-name="co35" table:default-cell-style-name="ce107"/>
        <table:table-column table:style-name="co19" table:number-columns-repeated="2" table:default-cell-style-name="ce107"/>
        <table:table-column table:style-name="co19" table:default-cell-style-name="Default"/>
        <table:table-row table:style-name="ro1">
          <table:table-cell office:value-type="string" calcext:value-type="string">
            <office:annotation draw:style-name="gr26" draw:text-style-name="P2" svg:width="14.711cm" svg:height="2.271cm" svg:x="2.654cm" svg:y="1.114cm" draw:caption-point-x="-0.406cm" draw:caption-point-y="-1.104cm">
              <dc:creator>AZ</dc:creator>
              <dc:date>2024-02-15T00:00:00</dc:date>
              <text:p text:style-name="P4"><text:span text:style-name="T1">REQUIRED</text:span></text:p>
              <text:p text:style-name="P4"><text:span text:style-name="T1">The (main) agency which created the report must be identified.</text:span></text:p>
              <text:p text:style-name="P4"><text:span text:style-name="T1"/></text:p>
              <text:p text:style-name="P4"><text:span text:style-name="T1">The &lt;agency&gt; must be provided in the form of a DEQAR agency id or an agency acronym.</text:span></text:p>
            </office:annotation>
            <text:p>agency</text:p>
          </table:table-cell>
          <table:table-cell table:style-name="ce99" office:value-type="string" calcext:value-type="string">
            <office:annotation draw:style-name="gr27" draw:text-style-name="P2" svg:width="2.899cm" svg:height="12.446cm" svg:x="5.115cm" svg:y="0cm" draw:caption-point-x="-0.609cm" draw:caption-point-y="0.01cm">
              <dc:creator>CT</dc:creator>
              <dc:date>2023-08-03T00:00:00</dc:date>
              <text:p text:style-name="P4"><text:span text:style-name="T1">NOT REQUIRED</text:span></text:p>
              <text:p text:style-name="P4"><text:span text:style-name="T1"/></text:p>
              <text:p text:style-name="P4"><text:span text:style-name="T1">Additional EQAR-registered agencies that were involved in the external QA procedure and the production of the report.</text:span></text:p>
              <text:p text:style-name="P4"><text:span text:style-name="T1"/></text:p>
              <text:p text:style-name="P4"><text:span text:style-name="T1">&lt;contributing_agencies&gt; must be specified as agency acronym or DEQAR agency ID.</text:span></text:p>
            </office:annotation>
            <text:p>contributing_agencies[1]</text:p>
          </table:table-cell>
          <table:table-cell table:style-name="ce100" office:value-type="string" calcext:value-type="string">
            <office:annotation draw:style-name="gr28" draw:text-style-name="P2" svg:width="14.314cm" svg:height="4.286cm" svg:x="7.169cm" svg:y="1.217cm" draw:caption-point-x="-0.406cm" draw:caption-point-y="-1.207cm">
              <dc:creator>CT</dc:creator>
              <dc:date>2023-08-03T00:00:00</dc:date>
              <text:p text:style-name="P4"><text:span text:style-name="T2">USE ONLY for editing existing records </text:span></text:p>
              <text:p text:style-name="P4"><text:span text:style-name="T1"/></text:p>
              <text:p text:style-name="P4"><text:span text:style-name="T1">REQUIRED, CONDITIONALLY</text:span></text:p>
              <text:p text:style-name="P4"><text:span text:style-name="T1">To update an existing DEQAR report record, the existing report must be identified with a single &lt;report_id&gt;. </text:span></text:p>
              <text:p text:style-name="P4"><text:span text:style-name="T1"/></text:p>
              <text:p text:style-name="P4"><text:span text:style-name="T1">If it has already been provided on a previous submission or through the administrative interface, you may alternatively identify the report using a single &lt;local_identifier&gt;.</text:span></text:p>
            </office:annotation>
            <text:p>report_id</text:p>
          </table:table-cell>
          <table:table-cell table:style-name="ce101" office:value-type="string" calcext:value-type="string">
            <office:annotation draw:style-name="gr29" draw:text-style-name="P2" svg:width="13.917cm" svg:height="4.755cm" svg:x="9.427cm" svg:y="0.983cm" draw:caption-point-x="-0.406cm" draw:caption-point-y="-0.973cm">
              <dc:date>2020-07-20T00:00:00</dc:date>
              <text:p text:style-name="P4"><text:span text:style-name="T1">NOT REQUIRED, BUT RECOMMENDED. </text:span></text:p>
              <text:p text:style-name="P4"><text:span text:style-name="T1">A Local Report Identifier used by the Agency should be provided for each report. This is used for synchronisation and allows easy updates to records.</text:span><text:span text:style-name="T1"><text:tab/></text:span></text:p>
              <text:p text:style-name="P4"><text:span text:style-name="T1"/></text:p>
              <text:p text:style-name="P4"><text:span text:style-name="T1">To update or overwrite an existing DEQAR report record, the existing report should be identified with a single &lt;report_id&gt;--see previous field. However, if the existing DEQAR report record includes the local identifier, you may alternatively identify the record using the &lt;local_identifier&gt;. In this case, do not provide the &lt;report_id&gt;.</text:span></text:p>
            </office:annotation>
            <text:p>local_identifier</text:p>
          </table:table-cell>
          <table:table-cell table:style-name="ce102" office:value-type="string" calcext:value-type="string">
            <office:annotation draw:style-name="gr30" draw:text-style-name="P2" svg:width="12.488cm" svg:height="4.506cm" svg:x="11.686cm" svg:y="1.19cm" draw:caption-point-x="-0.407cm" draw:caption-point-y="-1.18cm">
              <dc:date>2020-07-16T00:00:00</dc:date>
              <text:p text:style-name="P4"><text:span text:style-name="T3">Provide DEQAR activity ID or activity name</text:span></text:p>
              <text:p text:style-name="P4"><text:span text:style-name="T1">REQUIRED, CONDITIONALLY</text:span></text:p>
              <text:p text:style-name="P4"><text:span text:style-name="T1">The pre-defined DEQAR Agency Activity describing this Report must be provided as an ID or activity name.</text:span></text:p>
              <text:p text:style-name="P4"><text:span text:style-name="T1"/></text:p>
              <text:p text:style-name="P4"><text:span text:style-name="T1">One Activity element must be provided in this field, in the form of EITHER a DEQAR activity id OR a DEQAR activity name. Alternatively, the &lt;activity_local_identifier&gt; may be used if one exists.</text:span></text:p>
              <text:p text:style-name="P4"><text:span text:style-name="T1"/></text:p>
              <text:p text:style-name="P4"><text:span text:style-name="T1">STRING VALUES MUST BE EXACT.</text:span></text:p>
              <text:p text:style-name="P4"><text:span text:style-name="T1"/></text:p>
            </office:annotation>
            <text:p>activity</text:p>
          </table:table-cell>
          <table:table-cell table:style-name="ce102" office:value-type="string" calcext:value-type="string">
            <office:annotation draw:style-name="gr31" draw:text-style-name="P2" svg:width="12.7cm" svg:height="3.927cm" svg:x="13.943cm" svg:y="0.841cm" draw:caption-point-x="-0.406cm" draw:caption-point-y="-0.831cm">
              <dc:date>2020-07-16T00:00:00</dc:date>
              <text:p text:style-name="P4"><text:span text:style-name="T3">USE ONLY as alternative to activity</text:span></text:p>
              <text:p text:style-name="P4"><text:span text:style-name="T1">REQUIRED, CONDITIONALLY</text:span></text:p>
              <text:p text:style-name="P4"><text:span text:style-name="T1">The pre-defined Agency Activity describing this Report. An Agency may choose to provide its local identifier for the activity as long as these have already been recorded in the Agency's profile in the administrative interface.</text:span></text:p>
              <text:p text:style-name="P4"><text:span text:style-name="T1"/></text:p>
              <text:p text:style-name="P4"><text:span text:style-name="T1">One Activity element must be provided, EITHER <text:s/>&lt;activity&gt; in the form of a DEQAR activity id or a DEQAR activity name OR the &lt;activity_local_identifier&gt;.</text:span></text:p>
            </office:annotation>
            <text:p>activity_local_identifier</text:p>
          </table:table-cell>
          <table:table-cell table:style-name="ce103" office:value-type="string" calcext:value-type="string">
            <office:annotation draw:style-name="gr32" draw:text-style-name="P2" svg:width="12.33cm" svg:height="6.876cm" svg:x="16.2cm" svg:y="1.217cm" draw:caption-point-x="-0.406cm" draw:caption-point-y="-1.207cm">
              <dc:creator>CT</dc:creator>
              <dc:date>2023-08-03T00:00:00</dc:date>
              <text:p text:style-name="P4"><text:span text:style-name="T3">Provide DEQAR status ID or status name</text:span></text:p>
              <text:p text:style-name="P4"><text:span text:style-name="T1">REQUIRED</text:span></text:p>
              <text:p text:style-name="P4"><text:span text:style-name="T1">The status of the report with regard to the institution and the national QA regime. <text:s/></text:span></text:p>
              <text:p text:style-name="P4"><text:span text:style-name="T1"/></text:p>
              <text:p text:style-name="P4"><text:span text:style-name="T1">The &lt;status&gt; must be provided, either as a DEQAR status id or a DEQAR status name.</text:span></text:p>
              <text:p text:style-name="P4"><text:span text:style-name="T1"/></text:p>
              <text:p text:style-name="P4"><text:span text:style-name="T1">The values may be: </text:span></text:p>
              <text:p text:style-name="P4"><text:span text:style-name="T1">1 OR part of obligatory EQA system</text:span></text:p>
              <text:p text:style-name="P4"><text:span text:style-name="T1">2 OR voluntary</text:span></text:p>
              <text:p text:style-name="P4"><text:span text:style-name="T1"/></text:p>
              <text:p text:style-name="P4"><text:span text:style-name="T1">NB: The status "part of obligatory EQA system" may only be used in the EHEA and for reports that cover at least one higher education institutions. For reports on only alternative providers, the status must always be “voluntary”.</text:span></text:p>
              <text:p text:style-name="P4"><text:span text:style-name="T1"/></text:p>
              <text:p text:style-name="P4"><text:span text:style-name="T1">STRING VALUES MUST BE EXACT.</text:span></text:p>
            </office:annotation>
            <text:p>status</text:p>
          </table:table-cell>
          <table:table-cell table:style-name="ce103" office:value-type="string" calcext:value-type="string">
            <office:annotation draw:style-name="gr33" draw:text-style-name="P2" svg:width="12.277cm" svg:height="7.62cm" svg:x="18.458cm" svg:y="1.217cm" draw:caption-point-x="-0.406cm" draw:caption-point-y="-1.207cm">
              <dc:date>2020-07-15T00:00:00</dc:date>
              <text:p text:style-name="P4"><text:span text:style-name="T3">Provide DEQAR decision ID or decision name</text:span></text:p>
              <text:p text:style-name="P4"><text:span text:style-name="T1">REQUIRED</text:span></text:p>
              <text:p text:style-name="P4"><text:span text:style-name="T1">The final decision presented in the Report.</text:span></text:p>
              <text:p text:style-name="P4"><text:span text:style-name="T1"/></text:p>
              <text:p text:style-name="P4"><text:span text:style-name="T1">The &lt;decision&gt; must be provided, either as a DEQAR decision id or a DEQAR decision name.</text:span></text:p>
              <text:p text:style-name="P4"><text:span text:style-name="T1"/></text:p>
              <text:p text:style-name="P4"><text:span text:style-name="T1">The values may be:</text:span></text:p>
              <text:p text:style-name="P4"><text:span text:style-name="T1">1 OR positive </text:span></text:p>
              <text:p text:style-name="P4"><text:span text:style-name="T1">2 OR positive with conditions or restrictions</text:span></text:p>
              <text:p text:style-name="P4"><text:span text:style-name="T1">3 OR negative </text:span></text:p>
              <text:p text:style-name="P4"><text:span text:style-name="T1">4 OR not applicable</text:span></text:p>
              <text:p text:style-name="P4"><text:span text:style-name="T1"/></text:p>
              <text:p text:style-name="P4"><text:span text:style-name="T1">STRING VALUES MUST BE EXACT.</text:span></text:p>
              <text:p text:style-name="P4"><text:span text:style-name="T1"/></text:p>
            </office:annotation>
            <text:p>decision</text:p>
          </table:table-cell>
          <table:table-cell table:style-name="ce104" office:value-type="string" calcext:value-type="string">
            <office:annotation draw:style-name="gr34" draw:text-style-name="P2" svg:width="2.899cm" svg:height="7.311cm" svg:x="20.919cm" svg:y="0cm" draw:caption-point-x="-0.609cm" draw:caption-point-y="0.01cm">
              <dc:creator>CT</dc:creator>
              <dc:date>2021-11-10T00:00:00</dc:date>
              <text:p text:style-name="P4"><text:span text:style-name="T1">NOT REQUIRED</text:span></text:p>
              <text:p text:style-name="P4"><text:span text:style-name="T1"/></text:p>
              <text:p text:style-name="P4"><text:span text:style-name="T1">A textual summary of the key findings of the report/decision that allows users to understand the outcomes without reading the full report. Strongly recommended, the summary should be in English.</text:span></text:p>
            </office:annotation>
            <text:p>summary</text:p>
          </table:table-cell>
          <table:table-cell office:value-type="string" calcext:value-type="string">
            <office:annotation draw:style-name="gr35" draw:text-style-name="P2" svg:width="11.906cm" svg:height="3.175cm" svg:x="22.974cm" svg:y="1.217cm" draw:caption-point-x="-0.406cm" draw:caption-point-y="-1.207cm">
              <dc:date>2020-05-11T00:00:00</dc:date>
              <text:p text:style-name="P4"><text:span text:style-name="T1">REQUIRED</text:span></text:p>
              <text:p text:style-name="P4"><text:span text:style-name="T1">The starting date of validity of the report.</text:span></text:p>
              <text:p text:style-name="P4"><text:span text:style-name="T1"/></text:p>
              <text:p text:style-name="P4"><text:span text:style-name="T1">A &lt;valid_from&gt; must be provided.</text:span></text:p>
              <text:p text:style-name="P4"><text:span text:style-name="T1"/></text:p>
            </office:annotation>
            <text:p>valid_from</text:p>
          </table:table-cell>
          <table:table-cell office:value-type="string" calcext:value-type="string">
            <office:annotation draw:style-name="gr35" draw:text-style-name="P2" svg:width="11.854cm" svg:height="3.175cm" svg:x="25.232cm" svg:y="1.217cm" draw:caption-point-x="-0.406cm" draw:caption-point-y="-1.207cm">
              <dc:date>2020-05-11T00:00:00</dc:date>
              <text:p text:style-name="P4"><text:span text:style-name="T1">NOT REQUIRED, BUT RECOMMENDED</text:span></text:p>
              <text:p text:style-name="P4"><text:span text:style-name="T1">The ending date of validity of the report.</text:span></text:p>
              <text:p text:style-name="P4"><text:span text:style-name="T1"/></text:p>
              <text:p text:style-name="P4"><text:span text:style-name="T1">A &lt;valid_to&gt; should be provided. If not provided, no validity date will be provided on the record, but DEQAR will archive the report after 6 years.</text:span></text:p>
              <text:p text:style-name="P4"><text:span text:style-name="T1"/></text:p>
            </office:annotation>
            <text:p>valid_to</text:p>
          </table:table-cell>
          <table:table-cell table:style-name="ce103" office:value-type="string" calcext:value-type="string">
            <office:annotation draw:style-name="gr36" draw:text-style-name="P2" svg:width="12.224cm" svg:height="9.287cm" svg:x="27.489cm" svg:y="1.217cm" draw:caption-point-x="-0.406cm" draw:caption-point-y="-1.207cm">
              <dc:date>2020-07-16T00:00:00</dc:date>
              <text:p text:style-name="P4"><text:span text:style-name="T1">REQUIRED</text:span></text:p>
              <text:p text:style-name="P4"><text:span text:style-name="T1">A date format must be provided.</text:span></text:p>
              <text:p text:style-name="P4"><text:span text:style-name="T1"/></text:p>
              <text:p text:style-name="P4"><text:span text:style-name="T1">Dates may be submitted in any standard format. The &lt;date_format&gt; must be used to indicate the format.</text:span></text:p>
              <text:p text:style-name="P4"><text:span text:style-name="T1"/></text:p>
              <text:p text:style-name="P4"><text:span text:style-name="T1">The format should be represented as a combination of the following characters:</text:span></text:p>
              <text:p text:style-name="P4"><text:span text:style-name="T1"/></text:p>
              <text:p text:style-name="P4"><text:span text:style-name="T1">%d [day as expressed in two digits, e.g. 02]</text:span></text:p>
              <text:p text:style-name="P4"><text:span text:style-name="T1">%-d [day as expressed in one or two digits, e.g. 2]</text:span></text:p>
              <text:p text:style-name="P4"><text:span text:style-name="T1">%m [month as expressed in two digits, e.g. 05 for May]</text:span></text:p>
              <text:p text:style-name="P4"><text:span text:style-name="T1">%-m [month as expressed in one or two digits, e.g. 5 for May and 12 for December]</text:span></text:p>
              <text:p text:style-name="P4"><text:span text:style-name="T1">%Y [year as expressed in four digits, e.g. 2014] </text:span></text:p>
              <text:p text:style-name="P4"><text:span text:style-name="T1">%y [year as expressed in two digits, e.g. 14]</text:span></text:p>
              <text:p text:style-name="P4"><text:span text:style-name="T1"/></text:p>
              <text:p text:style-name="P4"><text:span text:style-name="T1">Examples:</text:span></text:p>
              <text:p text:style-name="P4"><text:span text:style-name="T1">%d-%m-%Y || %d/%m/%y || %Y-%m-%d</text:span></text:p>
              <text:p text:style-name="P4"><text:span text:style-name="T1"/></text:p>
            </office:annotation>
            <text:p>date_format</text:p>
          </table:table-cell>
          <table:table-cell office:value-type="string" calcext:value-type="string">
            <office:annotation draw:style-name="gr37" draw:text-style-name="P2" svg:width="12.779cm" svg:height="3.756cm" svg:x="29.747cm" svg:y="1.217cm" draw:caption-point-x="-0.406cm" draw:caption-point-y="-1.207cm">
              <dc:creator>CT</dc:creator>
              <dc:date>2023-08-03T00:00:00</dc:date>
              <text:p text:style-name="P4"><text:span text:style-name="T1">REQUIRED; MULTIPLE VALUES POSSIBLE</text:span></text:p>
              <text:p text:style-name="P4"><text:span text:style-name="T1">The report file location on the Agency's website (or elsewhere) must be submitted with at least one language for each file.</text:span></text:p>
              <text:p text:style-name="P4"><text:span text:style-name="T1"/></text:p>
              <text:p text:style-name="P4"><text:span text:style-name="T1">&lt;file[n].original_location&gt; must be a URL of a PDF document.</text:span></text:p>
              <text:p text:style-name="P4"><text:span text:style-name="T1"/></text:p>
              <text:p text:style-name="P4"><text:span text:style-name="T1">NB: The URL should return the HTTP content-type header application/pdf upon a HEAD request. The URL must return application/pdf upon a GET request. If another content-type is reported, the file will not be downloaded and saved.</text:span></text:p>
            </office:annotation>
            <text:p>file[1].original_location</text:p>
          </table:table-cell>
          <table:table-cell table:style-name="ce102" office:value-type="string" calcext:value-type="string">
            <office:annotation draw:style-name="gr37" draw:text-style-name="P2" svg:width="12.488cm" svg:height="3.756cm" svg:x="32.005cm" svg:y="1.217cm" draw:caption-point-x="-0.406cm" draw:caption-point-y="-1.207cm">
              <dc:creator>CT</dc:creator>
              <dc:date>2023-08-03T00:00:00</dc:date>
              <text:p text:style-name="P4"><text:span text:style-name="T1">NOT REQUIRED; MULTIPLE VALUES POSSIBLE</text:span></text:p>
              <text:p text:style-name="P4"><text:span text:style-name="T1">A display name for the submitted file. </text:span></text:p>
              <text:p text:style-name="P4"><text:span text:style-name="T1"/></text:p>
              <text:p text:style-name="P4"><text:span text:style-name="T1">A single &lt;file.display_name&gt; may be provided for each PDF report file. This should be a short, generic term (such as “Report and Decision”, “Evaluation Report”, “Accreditation Decision”, “Summary report”, ...) and NOT repeat the name of the institution or programme on which the report is.</text:span></text:p>
              <text:p text:style-name="P4"><text:span text:style-name="T1"/></text:p>
              <text:p text:style-name="P4"><text:span text:style-name="T1">If not provided, the file name will be used.</text:span></text:p>
            </office:annotation>
            <text:p>file[1].display_name</text:p>
          </table:table-cell>
          <table:table-cell table:style-name="ce105" office:value-type="string" calcext:value-type="string">
            <office:annotation draw:style-name="gr38" draw:text-style-name="P2" svg:width="11.509cm" svg:height="3.361cm" svg:x="34.263cm" svg:y="1.217cm" draw:caption-point-x="-0.406cm" draw:caption-point-y="-1.207cm">
              <dc:creator>CT</dc:creator>
              <dc:date>2023-08-03T00:00:00</dc:date>
              <text:p text:style-name="P4"><text:span text:style-name="T1">REQUIRED; MULTIPLE VALUES POSSIBLE</text:span></text:p>
              <text:p text:style-name="P4"><text:span text:style-name="T1">Language(s) of each report submitted. </text:span></text:p>
              <text:p text:style-name="P4"><text:span text:style-name="T1"/></text:p>
              <text:p text:style-name="P4"><text:span text:style-name="T1">One or more &lt;file.report_language&gt; must be provided for each submitted PDF report file.</text:span></text:p>
              <text:p text:style-name="P4"><text:span text:style-name="T1"/></text:p>
              <text:p text:style-name="P4"><text:span text:style-name="T1">Submit one or more languages for each file in the form of an ISO 639 1 (two-digit) or ISO 639 2 (three digit) language code.</text:span></text:p>
            </office:annotation>
            <text:p>file[1].report_language[1]</text:p>
          </table:table-cell>
          <table:table-cell office:value-type="string" calcext:value-type="string">
            <office:annotation draw:style-name="gr39" draw:text-style-name="P2" svg:width="13.097cm" svg:height="3.321cm" svg:x="36.52cm" svg:y="1.217cm" draw:caption-point-x="-0.406cm" draw:caption-point-y="-1.207cm">
              <dc:date>2020-07-16T00:00:00</dc:date>
              <text:p text:style-name="P4"><text:span text:style-name="T3">OPTIONAL link to report on agency site</text:span></text:p>
              <text:p text:style-name="P4"><text:span text:style-name="T1">NOT REQUIRED; MULTIPLE VALUES POSSIBLE</text:span></text:p>
              <text:p text:style-name="P4"><text:span text:style-name="T1">Link to the Report record/page on the Agency's website. This allows end users to see reports with supporting/contextual information from the agency.</text:span></text:p>
              <text:p text:style-name="P4"><text:span text:style-name="T1"/></text:p>
              <text:p text:style-name="P4"><text:span text:style-name="T1">One or more &lt;link&gt; may be provided. <text:s/>For each new link, a new field should be included in a dedicated column, e.g. &lt;link[2], link[3],...link[n]&gt;.</text:span></text:p>
              <text:p text:style-name="P4"><text:span text:style-name="T1"/></text:p>
            </office:annotation>
            <text:p>link[1]</text:p>
          </table:table-cell>
          <table:table-cell office:value-type="string" calcext:value-type="string">
            <office:annotation draw:style-name="gr40" draw:text-style-name="P2" svg:width="13.097cm" svg:height="4.941cm" svg:x="38.778cm" svg:y="1.217cm" draw:caption-point-x="-0.406cm" draw:caption-point-y="-1.207cm">
              <dc:creator>CT</dc:creator>
              <dc:date>2020-08-13T00:00:00</dc:date>
              <text:p text:style-name="P4"><text:span text:style-name="T1">NOT REQUIRED</text:span></text:p>
              <text:p text:style-name="P4"><text:span text:style-name="T4">A display name for each submitted link should be provided when there is more than one link to the Report record/page on the Agency’s website.</text:span></text:p>
              <text:p text:style-name="P4"><text:span text:style-name="T4"/></text:p>
              <text:p text:style-name="P4"><text:span text:style-name="T4">A &lt;link_display_name&gt; is used to distinguish multiple URL links. For each new link display name, a new field should be included in a dedicated column, e.g. &lt;link_display_name[2], link_display_name[3],...link_display_name[n]&gt;. </text:span></text:p>
              <text:p text:style-name="P4"><text:span text:style-name="T4"/></text:p>
              <text:p text:style-name="P4"><text:span text:style-name="T4">Note: A default display name “View record on agency’s website” will be used by the system if there is only one link.</text:span></text:p>
              <text:p text:style-name="P4"><text:span text:style-name="T1"/></text:p>
            </office:annotation>
            <text:p>link_display_name[2]</text:p>
          </table:table-cell>
          <table:table-cell office:value-type="string" calcext:value-type="string">
            <office:annotation draw:style-name="gr37" draw:text-style-name="P2" svg:width="12.779cm" svg:height="3.756cm" svg:x="41.036cm" svg:y="1.217cm" draw:caption-point-x="-0.406cm" draw:caption-point-y="-1.207cm">
              <dc:creator>CT</dc:creator>
              <dc:date>2023-08-03T00:00:00</dc:date>
              <text:p text:style-name="P4"><text:span text:style-name="T1">REQUIRED; MULTIPLE VALUES POSSIBLE</text:span></text:p>
              <text:p text:style-name="P4"><text:span text:style-name="T1">The report file location on the Agency's website (or elsewhere) must be submitted with at least one language for each file.</text:span></text:p>
              <text:p text:style-name="P4"><text:span text:style-name="T1"/></text:p>
              <text:p text:style-name="P4"><text:span text:style-name="T1">&lt;file[n].original_location&gt; must be a URL of a PDF document.</text:span></text:p>
              <text:p text:style-name="P4"><text:span text:style-name="T1"/></text:p>
              <text:p text:style-name="P4"><text:span text:style-name="T1">NB: The URL should return the HTTP content-type header application/pdf upon a HEAD request. The URL must return application/pdf upon a GET request. If another content-type is reported, the file will not be downloaded and saved.</text:span></text:p>
            </office:annotation>
            <text:p>File[2].original_location</text:p>
          </table:table-cell>
          <table:table-cell office:value-type="string" calcext:value-type="string">
            <office:annotation draw:style-name="gr37" draw:text-style-name="P2" svg:width="12.488cm" svg:height="3.756cm" svg:x="43.294cm" svg:y="1.217cm" draw:caption-point-x="-0.406cm" draw:caption-point-y="-1.207cm">
              <dc:creator>CT</dc:creator>
              <dc:date>2023-08-03T00:00:00</dc:date>
              <text:p text:style-name="P4"><text:span text:style-name="T1">NOT REQUIRED; MULTIPLE VALUES POSSIBLE</text:span></text:p>
              <text:p text:style-name="P4"><text:span text:style-name="T1">A display name for the submitted file. </text:span></text:p>
              <text:p text:style-name="P4"><text:span text:style-name="T1"/></text:p>
              <text:p text:style-name="P4"><text:span text:style-name="T1">A single &lt;file.display_name&gt; may be provided for each PDF report file. This should be a short, generic term (such as “Report and Decision”, “Evaluation Report”, “Accreditation Decision”, “Summary report”, ...) and NOT repeat the name of the institution or programme on which the report is.</text:span></text:p>
              <text:p text:style-name="P4"><text:span text:style-name="T1"/></text:p>
              <text:p text:style-name="P4"><text:span text:style-name="T1">If not provided, the file name will be used.</text:span></text:p>
            </office:annotation>
            <text:p>File[2].display_name</text:p>
          </table:table-cell>
          <table:table-cell office:value-type="string" calcext:value-type="string">
            <office:annotation draw:style-name="gr38" draw:text-style-name="P2" svg:width="11.509cm" svg:height="3.361cm" svg:x="45.552cm" svg:y="1.217cm" draw:caption-point-x="-0.406cm" draw:caption-point-y="-1.207cm">
              <dc:creator>CT</dc:creator>
              <dc:date>2023-08-03T00:00:00</dc:date>
              <text:p text:style-name="P4"><text:span text:style-name="T1">REQUIRED; MULTIPLE VALUES POSSIBLE</text:span></text:p>
              <text:p text:style-name="P4"><text:span text:style-name="T1">Language(s) of each report submitted. </text:span></text:p>
              <text:p text:style-name="P4"><text:span text:style-name="T1"/></text:p>
              <text:p text:style-name="P4"><text:span text:style-name="T1">One or more &lt;file.report_language&gt; must be provided for each submitted PDF report file.</text:span></text:p>
              <text:p text:style-name="P4"><text:span text:style-name="T1"/></text:p>
              <text:p text:style-name="P4"><text:span text:style-name="T1">Submit one or more languages for each file in the form of an ISO 639 1 (two-digit) or ISO 639 2 (three digit) language code.</text:span></text:p>
            </office:annotation>
            <text:p>File[2].report_language[1]</text:p>
          </table:table-cell>
          <table:table-cell table:style-name="ce102" office:value-type="string" calcext:value-type="string">
            <office:annotation draw:style-name="gr28" draw:text-style-name="P5" svg:width="11.748cm" svg:height="4.286cm" svg:x="47.809cm" svg:y="1.217cm" draw:caption-point-x="-0.406cm" draw:caption-point-y="-1.207cm">
              <dc:creator>CT</dc:creator>
              <dc:date>2023-08-03T00:00:00</dc:date>
              <text:p text:style-name="P4"><text:span text:style-name="T5">REQUIRED</text:span><text:span text:style-name="T1">, CONDITIONALLY; MULTIPLE VALUES POSSIBLE</text:span></text:p>
              <text:p text:style-name="P4"><text:span text:style-name="T1">At least one Organisation must be linked to each Report.</text:span></text:p>
              <text:p text:style-name="P4"><text:span text:style-name="T1"/></text:p>
              <text:p text:style-name="P4"><text:span text:style-name="T1">The Organisation must be identified by EITHER a DEQARINST ID as &lt;deqar_id&gt;, an ETER ID as &lt;eter_id&gt;, a local identifier as &lt;identifier&gt; or another known identifier as &lt;identifier&gt; &amp; &lt;resource&gt;.</text:span></text:p>
            </office:annotation>
            <text:p>institution[1].deqar_id</text:p>
          </table:table-cell>
          <table:table-cell table:style-name="ce102" office:value-type="string" calcext:value-type="string">
            <office:annotation draw:style-name="gr41" draw:text-style-name="P5" svg:width="11.906cm" svg:height="5.169cm" svg:x="50.068cm" svg:y="0.776cm" draw:caption-point-x="-0.407cm" draw:caption-point-y="-0.766cm">
              <dc:creator>CT</dc:creator>
              <dc:date>2023-08-03T00:00:00</dc:date>
              <text:p text:style-name="P4"><text:span text:style-name="T3">USE ONLY if no DEQARINST ID provided</text:span></text:p>
              <text:p text:style-name="P4"><text:span text:style-name="T1">REQUIRED, CONDITIONALLY; MULTIPLE VALUES POSSIBLE</text:span></text:p>
              <text:p text:style-name="P4"><text:span text:style-name="T1">The ETER ID of an Organisation linked to the report.</text:span></text:p>
              <text:p text:style-name="P4"><text:span text:style-name="T1"/></text:p>
              <text:p text:style-name="P4"><text:span text:style-name="T1">(Only applicable to higher education institutions.)</text:span></text:p>
            </office:annotation>
            <text:p>institution[1].eter_id</text:p>
          </table:table-cell>
          <table:table-cell table:style-name="ce102" office:value-type="string" calcext:value-type="string">
            <office:annotation draw:style-name="gr42" draw:text-style-name="P5" svg:width="11.986cm" svg:height="3.676cm" svg:x="52.326cm" svg:y="0.907cm" draw:caption-point-x="-0.407cm" draw:caption-point-y="-0.897cm">
              <dc:creator>CT</dc:creator>
              <dc:date>2023-08-03T00:00:00</dc:date>
              <text:p text:style-name="P4"><text:span text:style-name="T3">USE ONLY if neither DEQARINST ID nor ETER ID are provided; must be known in DEQAR before</text:span></text:p>
              <text:p text:style-name="P4"><text:span text:style-name="T1">REQUIRED, CONDITIONALLY; MULTIPLE VALUES POSSIBLE</text:span></text:p>
              <text:p text:style-name="P4"><text:span text:style-name="T1">A local identifier used by the Agency to identify each institution, or another identifier known in DEQAR (in the latter case, fill &lt;resource&gt; too).</text:span></text:p>
              <text:p text:style-name="P4"><text:span text:style-name="T1"/></text:p>
              <text:p text:style-name="P4"><text:span text:style-name="T1">The known identifiers for each Organisation can be consulted through the administrative interface.</text:span></text:p>
            </office:annotation>
            <text:p>institution[1].identifier[1]</text:p>
          </table:table-cell>
          <table:table-cell table:style-name="ce106" office:value-type="string" calcext:value-type="string">
            <office:annotation draw:style-name="gr42" draw:text-style-name="P5" svg:width="11.986cm" svg:height="3.676cm" svg:x="54.584cm" svg:y="0.907cm" draw:caption-point-x="-0.407cm" draw:caption-point-y="-0.897cm">
              <dc:creator>CT</dc:creator>
              <dc:date>2023-08-03T00:00:00</dc:date>
              <text:p text:style-name="P4"><text:span text:style-name="T3">USE ONLY if neither DEQARINST ID or ETER ID are provided; must be submitted by agency prior to use.</text:span></text:p>
              <text:p text:style-name="P4"><text:span text:style-name="T1">REQUIRED, CONDITIONALLY; MULTIPLE VALUES POSSIBLE</text:span></text:p>
              <text:p text:style-name="P4"><text:span text:style-name="T1">If the &lt;identifier&gt; specified is not a local one linked to your agency, you need to provide its corresponding resource tag. The value for this field can be consulted through the administrative interface.</text:span></text:p>
            </office:annotation>
            <text:p>institution[1].resource[1]</text:p>
          </table:table-cell>
          <table:table-cell table:style-name="ce103" office:value-type="string" calcext:value-type="string">
            <office:annotation draw:style-name="gr43" draw:text-style-name="P5" svg:width="12.753cm" svg:height="3.513cm" svg:x="56.841cm" svg:y="1.048cm" draw:caption-point-x="-0.407cm" draw:caption-point-y="-1.038cm">
              <dc:creator>CT</dc:creator>
              <dc:date>2023-08-03T00:00:00</dc:date>
              <text:p text:style-name="P4"><text:span text:style-name="T1">NOT REQUIRED, BUT RECOMMENDED</text:span></text:p>
              <text:p text:style-name="P4"><text:span text:style-name="T1">An identifier used internally by the Agency to identify each programme.</text:span></text:p>
              <text:p text:style-name="P4"><text:span text:style-name="T1"/></text:p>
              <text:p text:style-name="P4"><text:span text:style-name="T1">A single &lt;identifier&gt; may be provided for each Programme.</text:span></text:p>
              <text:p text:style-name="P4"><text:span text:style-name="T1"/></text:p>
            </office:annotation>
            <text:p>programme[1].identifier[1]</text:p>
          </table:table-cell>
          <table:table-cell office:value-type="string" calcext:value-type="string">
            <office:annotation draw:style-name="gr43" draw:text-style-name="P5" svg:width="12.78cm" svg:height="3.513cm" svg:x="59.329cm" svg:y="1.048cm" draw:caption-point-x="-0.406cm" draw:caption-point-y="-1.038cm">
              <dc:date>2020-07-16T00:00:00</dc:date>
              <text:p text:style-name="P4"><text:span text:style-name="T1">REQUIRED, CONDITIONALLY; MULTIPLE VALUES POSSIBLE</text:span></text:p>
              <text:p text:style-name="P4"><text:span text:style-name="T1">The name of each programme, in English language if possible.</text:span></text:p>
              <text:p text:style-name="P4"><text:span text:style-name="T1"/></text:p>
              <text:p text:style-name="P4"><text:span text:style-name="T1">A single &lt;name&gt; must be provided for each Programme with an optional &lt;qualification&gt; and one or more &lt;name_alternative&gt; and &lt;qualification_alternative&gt;.</text:span></text:p>
              <text:p text:style-name="P4"><text:span text:style-name="T1"/></text:p>
            </office:annotation>
            <text:p>programme[1].name_primary</text:p>
          </table:table-cell>
          <table:table-cell table:style-name="ce103" office:value-type="string" calcext:value-type="string">
            <office:annotation draw:style-name="gr35" draw:text-style-name="P5" svg:width="12.7cm" svg:height="3.175cm" svg:x="62.073cm" svg:y="1.217cm" draw:caption-point-x="-0.407cm" draw:caption-point-y="-1.207cm">
              <dc:date>2020-07-20T00:00:00</dc:date>
              <text:p text:style-name="P4"><text:span text:style-name="T1">NOT REQUIRED, BUT RECOMMENDED</text:span></text:p>
              <text:p text:style-name="P4"><text:span text:style-name="T1">The name of the qualification offered by each programme recorded in the same language that is used for primary name; English language should be used for both if possible.</text:span></text:p>
              <text:p text:style-name="P4"><text:span text:style-name="T1"/></text:p>
              <text:p text:style-name="P4"><text:span text:style-name="T1">One and only one &lt;name_primary&gt; must be provided for each Programme with an optional &lt;qualification_primary&gt;.</text:span></text:p>
            </office:annotation>
            <text:p>programme[1].qualification_primary</text:p>
          </table:table-cell>
          <table:table-cell table:style-name="ce104" office:value-type="string" calcext:value-type="string">
            <office:annotation draw:style-name="gr35" draw:text-style-name="P5" svg:width="12.7cm" svg:height="3.175cm" svg:x="64.837cm" svg:y="1.217cm" draw:caption-point-x="-0.407cm" draw:caption-point-y="-1.207cm">
              <dc:date>2020-07-16T00:00:00</dc:date>
              <text:p text:style-name="P4"><text:span text:style-name="T1">NOT REQUIRED, BUT RECOMMENDED; MULTIPLE VALUES POSSIBLE</text:span></text:p>
              <text:p text:style-name="P4"><text:span text:style-name="T1">Any alternative or other language name for a programme. </text:span></text:p>
              <text:p text:style-name="P4"><text:span text:style-name="T1"/></text:p>
              <text:p text:style-name="P4"><text:span text:style-name="T1">One or more &lt;name_alternative&gt; may be provided for each Programme with an optional &lt;qualification_alternative&gt;.</text:span></text:p>
            </office:annotation>
            <text:p>programme[1].name_alternative[1]</text:p>
          </table:table-cell>
          <table:table-cell table:style-name="ce104" office:value-type="string" calcext:value-type="string">
            <office:annotation draw:style-name="gr35" draw:text-style-name="P5" svg:width="12.7cm" svg:height="3.175cm" svg:x="67.423cm" svg:y="1.217cm" draw:caption-point-x="-0.407cm" draw:caption-point-y="-1.207cm">
              <dc:date>2020-07-16T00:00:00</dc:date>
              <text:p text:style-name="P4"><text:span text:style-name="T1">NOT REQUIRED, BUT RECOMMENDED; MULTIPLE VALUES POSSIBLE</text:span></text:p>
              <text:p text:style-name="P4"><text:span text:style-name="T1">The qualification offered by each programme recorded in the same language that is used for the alternative name version.</text:span></text:p>
              <text:p text:style-name="P4"><text:span text:style-name="T1"/></text:p>
              <text:p text:style-name="P4"><text:span text:style-name="T1">One or more &lt;name_alternative&gt; may be provided for each Programme with an optional &lt;qualification_alternative&gt;.</text:span></text:p>
              <text:p text:style-name="P4"><text:span text:style-name="T1"/></text:p>
            </office:annotation>
            <text:p>programme[1].qualification_alternative[1]</text:p>
          </table:table-cell>
          <table:table-cell table:style-name="ce104" office:value-type="string" calcext:value-type="string">
            <office:annotation draw:style-name="gr28" draw:text-style-name="P5" svg:width="12.7cm" svg:height="4.286cm" svg:x="69.681cm" svg:y="1.217cm" draw:caption-point-x="-0.407cm" draw:caption-point-y="-1.207cm">
              <dc:date>2020-07-16T00:00:00</dc:date>
              <text:p text:style-name="P4"><text:span text:style-name="T1">NOT REQUIRED; MULTIPLE VALUES POSSIBLE</text:span></text:p>
              <text:p text:style-name="P4"><text:span text:style-name="T1">The country/ies where each programme is located, when different from the main country/ies of the institution(s).</text:span></text:p>
              <text:p text:style-name="P4"><text:span text:style-name="T1"/></text:p>
              <text:p text:style-name="P4"><text:span text:style-name="T1">One or more &lt;country&gt; may be provided for each Programme if different from the &lt;institution[s].country&gt;.</text:span></text:p>
              <text:p text:style-name="P4"><text:span text:style-name="T1"/></text:p>
              <text:p text:style-name="P4"><text:span text:style-name="T1">In the form of an ISO 3166 alpha2 or ISO 3166 alpha3 country code.</text:span></text:p>
              <text:p text:style-name="P4"><text:span text:style-name="T1"/></text:p>
            </office:annotation>
            <text:p>programme[1].country[1]</text:p>
          </table:table-cell>
          <table:table-cell table:style-name="ce103" office:value-type="string" calcext:value-type="string">
            <office:annotation draw:style-name="gr44" draw:text-style-name="P5" svg:width="12.7cm" svg:height="5.953cm" svg:x="71.939cm" svg:y="1.217cm" draw:caption-point-x="-0.407cm" draw:caption-point-y="-1.207cm">
              <dc:creator>CT</dc:creator>
              <dc:date>2023-08-03T00:00:00</dc:date>
              <text:p text:style-name="P4"><text:span text:style-name="T5">REQUIRED</text:span></text:p>
              <text:p text:style-name="P4"><text:span text:style-name="T1">The standardised qualification level of the programme (based on the Qualification Framework for the European Higher Education Area, QF-EHEA).</text:span></text:p>
              <text:p text:style-name="P4"><text:span text:style-name="T1"/></text:p>
              <text:p text:style-name="P4"><text:span text:style-name="T1">A single &lt;programme.qf_ehea_level&gt; may be provided for each Programme in the form of either a QF-EHEA level id or name.</text:span></text:p>
              <text:p text:style-name="P4"><text:span text:style-name="T1"/></text:p>
              <text:p text:style-name="P4"><text:span text:style-name="T1">The values may be:</text:span></text:p>
              <text:p text:style-name="P4"><text:span text:style-name="T1">0 OR short cycle || 1 OR first cycle || 2 OR second cycle || 3 OR third cycle</text:span></text:p>
              <text:p text:style-name="P4"><text:span text:style-name="T1"/></text:p>
              <text:p text:style-name="P4"><text:span text:style-name="T1">STRING VALUES MUST BE EXACT.</text:span></text:p>
              <text:p text:style-name="P4"><text:span text:style-name="T1"/></text:p>
            </office:annotation>
            <text:p>programme[1].qf_ehea_level</text:p>
          </table:table-cell>
          <table:table-cell table:style-name="ce104" office:value-type="string" calcext:value-type="string">
            <office:annotation draw:style-name="gr35" draw:text-style-name="P5" svg:width="12.7cm" svg:height="3.175cm" svg:x="74.196cm" svg:y="1.217cm" draw:caption-point-x="-0.407cm" draw:caption-point-y="-1.207cm">
              <dc:date>2020-07-16T00:00:00</dc:date>
              <text:p text:style-name="P4"><text:span text:style-name="T1">NOT REQUIRED</text:span></text:p>
              <text:p text:style-name="P4"><text:span text:style-name="T1">The National Qualification Framework level of each programme.</text:span></text:p>
              <text:p text:style-name="P4"><text:span text:style-name="T1"/></text:p>
              <text:p text:style-name="P4"><text:span text:style-name="T1">A single &lt;nqf_level&gt; may be provided for each Programme as a string value.</text:span></text:p>
              <text:p text:style-name="P4"><text:span text:style-name="T1"/></text:p>
            </office:annotation>
            <text:p>programme[1].nqf_level</text:p>
          </table:table-cell>
          <table:table-cell table:style-name="ce107" office:value-type="string" calcext:value-type="string">
            <office:annotation draw:style-name="gr45" draw:text-style-name="P5" svg:width="13.727cm" svg:height="4.546cm" svg:x="71.245cm" svg:y="0cm" draw:caption-point-x="4.802cm" draw:caption-point-y="0.01cm">
              <dc:creator>AZ</dc:creator>
              <dc:date>2024-02-05T00:00:00</dc:date>
              <text:p text:style-name="P4"><text:span text:style-name="T5">CONDITIONALLY REQUIRED</text:span></text:p>
              <text:p text:style-name="P4"><text:span text:style-name="T1">A programme can lead to a full degree (i.e. of bachelors, master or PhD) or not.</text:span><text:span text:style-name="T1"><text:line-break/></text:span><text:span text:style-name="T1">This is what distinguishes traditional programmes from other non traditional provisions.</text:span><text:span text:style-name="T1"><text:line-break/></text:span><text:span text:style-name="T1">This field specifies whether the programme leads to a full degree or not.</text:span></text:p>
              <text:p text:style-name="P4"><text:span text:style-name="T1"/></text:p>
              <text:p text:style-name="P4"><text:span text:style-name="T1">The values may be:</text:span></text:p>
              <text:p text:style-name="P4"><text:span text:style-name="T1">1 OR Yes</text:span></text:p>
              <text:p text:style-name="P4"><text:span text:style-name="T1">2 OR No</text:span></text:p>
              <text:p text:style-name="P4"><text:span text:style-name="T1"/></text:p>
              <text:p text:style-name="P4"><text:span text:style-name="T1">NB: When a programme report is uploaded solely for an other provider,</text:span><text:span text:style-name="T1"><text:line-break/></text:span><text:span text:style-name="T1">the value of the field must be “No” (= no full degree).</text:span></text:p>
            </office:annotation>
            <text:p>programme[1].degree_outcome</text:p>
          </table:table-cell>
          <table:table-cell office:value-type="string" calcext:value-type="string">
            <office:annotation draw:style-name="gr46" draw:text-style-name="P5" svg:width="8.486cm" svg:height="1.799cm" svg:x="76.125cm" svg:y="0cm" draw:caption-point-x="2.18cm" draw:caption-point-y="0.01cm">
              <dc:creator>AZ</dc:creator>
              <dc:date>2024-02-05T00:00:00</dc:date>
              <text:p text:style-name="P4"><text:span text:style-name="T5">CONDITIONALLY REQUIRED</text:span><text:span text:style-name="T1">:</text:span><text:span text:style-name="T1"><text:line-break/></text:span><text:span text:style-name="T1">if degree_outcome is “no” the field is required</text:span></text:p>
              <text:p text:style-name="P4"><text:span text:style-name="T1"/></text:p>
              <text:p text:style-name="P4"><text:span text:style-name="T1">The workload expressed as number of ECTS credits.</text:span></text:p>
            </office:annotation>
            <text:p>programme[1].workload_ects</text:p>
          </table:table-cell>
          <table:table-cell table:style-name="ce107" office:value-type="string" calcext:value-type="string">
            <office:annotation draw:style-name="gr47" draw:text-style-name="P5" svg:width="7.153cm" svg:height="4.151cm" svg:x="79.668cm" svg:y="0cm" draw:caption-point-x="1.517cm" draw:caption-point-y="0.01cm">
              <dc:creator>CT</dc:creator>
              <dc:date>2023-08-03T00:00:00</dc:date>
              <text:p text:style-name="P4"><text:span text:style-name="T5">CONDITIONALLY REQUIRED</text:span><text:span text:style-name="T1">:</text:span><text:span text:style-name="T1"><text:line-break/></text:span><text:span text:style-name="T1">if degree_outcome is “no”</text:span></text:p>
              <text:p text:style-name="P4"><text:span text:style-name="T1"/></text:p>
              <text:p text:style-name="P4"><text:span text:style-name="T1">Whether the programme leads to a formal</text:span><text:span text:style-name="T1"><text:line-break/></text:span><text:span text:style-name="T1">outcome despite not leading to a full degree.</text:span></text:p>
              <text:p text:style-name="P4"><text:span text:style-name="T1"/></text:p>
              <text:p text:style-name="P4"><text:span text:style-name="T1">The values may be:</text:span></text:p>
              <text:p text:style-name="P4"><text:span text:style-name="T1">1 OR Attendance certificate</text:span></text:p>
              <text:p text:style-name="P4"><text:span text:style-name="T1">2 OR Assessment based certificate</text:span></text:p>
              <text:p text:style-name="P4"><text:span text:style-name="T1">3 OR No assessment and no certificate</text:span></text:p>
            </office:annotation>
            <text:p>programme[1].assessment_certification</text:p>
          </table:table-cell>
          <table:table-cell office:value-type="string" calcext:value-type="string">
            <office:annotation draw:style-name="gr48" draw:text-style-name="P5" svg:width="9.564cm" svg:height="2.176cm" svg:x="81.109cm" svg:y="0cm" draw:caption-point-x="2.722cm" draw:caption-point-y="0.01cm">
              <dc:creator>CT</dc:creator>
              <dc:date>2023-08-03T00:00:00</dc:date>
              <text:p text:style-name="P4"><text:span text:style-name="T1">NOT REQUIRED; MULTIPLE VALUES POSSIBLE</text:span></text:p>
              <text:p text:style-name="P4"><text:span text:style-name="T1">Learning outcome described in terms of ESCO skills</text:span></text:p>
              <text:p text:style-name="P4"><text:span text:style-name="T1"/></text:p>
              <text:p text:style-name="P4"><text:span text:style-name="T1">The value must be a valid Uniform Resource Identifier (URI)</text:span><text:span text:style-name="T1"><text:line-break/></text:span><text:span text:style-name="T1">of an ESCO skill, see documentation for details.</text:span></text:p>
            </office:annotation>
            <text:p>programme[1].learning_outcome_esco[1]</text:p>
          </table:table-cell>
          <table:table-cell office:value-type="string" calcext:value-type="string">
            <office:annotation draw:style-name="gr49" draw:text-style-name="P5" svg:width="10.095cm" svg:height="2.966cm" svg:x="83.1cm" svg:y="0cm" draw:caption-point-x="2.989cm" draw:caption-point-y="0.01cm">
              <dc:creator>CT</dc:creator>
              <dc:date>2023-08-03T00:00:00</dc:date>
              <text:p text:style-name="P4"><text:span text:style-name="T1">NOT REQUIRED</text:span></text:p>
              <text:p text:style-name="P4"><text:span text:style-name="T1">Free text field to describe the programme's learning outcomes.</text:span></text:p>
              <text:p text:style-name="P4"><text:span text:style-name="T1"/></text:p>
              <text:p text:style-name="P4"><text:span text:style-name="T1">This can be complementary to learning outcomes described in</text:span><text:span text:style-name="T1"><text:line-break/></text:span><text:span text:style-name="T1">terms of ESCO skills, represent a summary of those or be used</text:span><text:span text:style-name="T1"><text:line-break/></text:span><text:span text:style-name="T1">where the learning outcomes cannot be described in terms of</text:span><text:span text:style-name="T1"><text:line-break/></text:span><text:span text:style-name="T1">ESCO skills.</text:span></text:p>
            </office:annotation>
            <text:p>programme[1].learning_outcome_description</text:p>
          </table:table-cell>
          <table:table-cell office:value-type="string" calcext:value-type="string">
            <office:annotation draw:style-name="gr50" draw:text-style-name="P5" svg:width="8.21cm" svg:height="2.966cm" svg:x="86.303cm" svg:y="0cm" draw:caption-point-x="2.044cm" draw:caption-point-y="0.01cm">
              <dc:creator>CT</dc:creator>
              <dc:date>2023-08-03T00:00:00</dc:date>
              <text:p text:style-name="P4"><text:span text:style-name="T1">NOT REQUIRED</text:span></text:p>
              <text:p text:style-name="P4"><text:span text:style-name="T1">Field of education according to ISCED-F</text:span></text:p>
              <text:p text:style-name="P4"><text:span text:style-name="T1"/></text:p>
              <text:p text:style-name="P4"><text:span text:style-name="T1">A 2-digit (broad field), 3-digit (narrow field)</text:span><text:span text:style-name="T1"><text:line-break/></text:span><text:span text:style-name="T1">or 4-digit (detailed field) code of the ISCED 2013</text:span><text:span text:style-name="T1"><text:line-break/></text:span><text:span text:style-name="T1">classification or a URI from the ESCO classification</text:span><text:span text:style-name="T1"><text:line-break/></text:span><text:span text:style-name="T1">can be used to indicate the field of study.</text:span></text:p>
            </office:annotation>
            <text:p>programme[1].field_study</text:p>
          </table:table-cell>
          <table:table-cell table:style-name="ce106" office:value-type="string" calcext:value-type="string">
            <office:annotation draw:style-name="gr44" draw:text-style-name="P5" svg:width="12.7cm" svg:height="5.953cm" svg:x="91.012cm" svg:y="1.217cm" draw:caption-point-x="-0.407cm" draw:caption-point-y="-1.207cm">
              <dc:creator>CT</dc:creator>
              <dc:date>2023-08-03T00:00:00</dc:date>
              <text:p text:style-name="P4"><text:span text:style-name="T1">NOT REQUIRED</text:span></text:p>
              <text:p text:style-name="P4"><text:span text:style-name="T1">Any additional information considered relevant for the public's understanding of the report. </text:span></text:p>
              <text:p text:style-name="P4"><text:span text:style-name="T4"/></text:p>
              <text:p text:style-name="P4"><text:span text:style-name="T1">A single &lt;other_comment&gt; may be provided for each report and will be displayed on the public DEQAR user interface.</text:span></text:p>
            </office:annotation>
            <text:p>other_comment</text:p>
          </table:table-cell>
        </table:table-row>
        <table:table-row table:style-name="ro11">
          <table:table-cell table:style-name="ce47" office:value-type="string" calcext:value-type="string">
            <text:p>ZEvA</text:p>
          </table:table-cell>
          <table:table-cell table:number-columns-repeated="3"/>
          <table:table-cell office:value-type="float" office:value="141" calcext:value-type="float">
            <text:p>141</text:p>
          </table:table-cell>
          <table:table-cell/>
          <table:table-cell office:value-type="float" office:value="2" calcext:value-type="float">
            <text:p>2</text:p>
          </table:table-cell>
          <table:table-cell office:value-type="float" office:value="1" calcext:value-type="float">
            <text:p>1</text:p>
          </table:table-cell>
          <table:table-cell/>
          <table:table-cell table:style-name="ce145" office:value-type="date" office:date-value="2016-08-31" calcext:value-type="date">
            <text:p>2016-08-31</text:p>
          </table:table-cell>
          <table:table-cell table:style-name="Default"/>
          <table:table-cell office:value-type="string" calcext:value-type="string">
            <text:p>%Y-%m-%d</text:p>
          </table:table-cell>
          <table:table-cell table:style-name="ce143" office:value-type="string" calcext:value-type="string">
            <text:p><text:a xlink:href="https://www.zeva.org/site/assets/files/1835/train_zertifizierung_weiterbildungsangebot.pdf" xlink:type="simple">https://www.zeva.org/site/assets/files/1835/train_zertifizierung_weiterbildungsangebot.pdf</text:a></text:p>
          </table:table-cell>
          <table:table-cell office:value-type="string" calcext:value-type="string">
            <text:p>Report of certification</text:p>
          </table:table-cell>
          <table:table-cell office:value-type="string" calcext:value-type="string">
            <text:p>de</text:p>
          </table:table-cell>
          <table:table-cell table:style-name="ce59" table:number-columns-repeated="2"/>
          <table:table-cell table:style-name="ce148" table:number-columns-repeated="3"/>
          <table:table-cell office:value-type="float" office:value="93962" calcext:value-type="float">
            <text:p>93962</text:p>
          </table:table-cell>
          <table:table-cell table:number-columns-repeated="3"/>
          <table:table-cell office:value-type="string" calcext:value-type="string">
            <text:p>0021b</text:p>
          </table:table-cell>
          <table:table-cell table:style-name="ce143" office:value-type="string" calcext:value-type="string">
            <text:p>Translational Research &amp; Medicine: From Idea to Product</text:p>
          </table:table-cell>
          <table:table-cell office:value-type="string" calcext:value-type="string">
            <text:p>Micro credential </text:p>
          </table:table-cell>
          <table:table-cell table:number-columns-repeated="3"/>
          <table:table-cell office:value-type="float" office:value="3" calcext:value-type="float">
            <text:p>3</text:p>
          </table:table-cell>
          <table:table-cell/>
          <table:table-cell office:value-type="float" office:value="2" calcext:value-type="float">
            <text:p>2</text:p>
          </table:table-cell>
          <table:table-cell table:style-name="ce124" office:value-type="float" office:value="15" calcext:value-type="float">
            <text:p>15</text:p>
          </table:table-cell>
          <table:table-cell office:value-type="float" office:value="2" calcext:value-type="float">
            <text:p>2</text:p>
          </table:table-cell>
          <table:table-cell table:style-name="ce59" office:value-type="string" calcext:value-type="string">
            <text:p><text:a xlink:href="http://data.europa.eu/esco/skill/7eafec38-621a-4b6e-9298-bfe70ec0b253" xlink:type="simple">http://data.europa.eu/esco/skill/7eafec38-621a-4b6e-9298-bfe70ec0b253</text:a></text:p>
          </table:table-cell>
          <table:table-cell table:style-name="ce59" office:value-type="string" calcext:value-type="string">
            <text:p>Conducting research studies, investigations or surveys to increase knowledge and understanding within the academic or business field. <text:s/></text:p>
          </table:table-cell>
          <table:table-cell table:style-name="ce63" office:value-type="string" calcext:value-type="string">
            <text:p>0912</text:p>
          </table:table-cell>
          <table:table-cell/>
        </table:table-row>
        <table:table-row table:style-name="ro2">
          <table:table-cell table:style-name="ce48" office:value-type="float" office:value="30" calcext:value-type="float">
            <text:p>30</text:p>
          </table:table-cell>
          <table:table-cell office:value-type="string" calcext:value-type="string">
            <text:p>EQ-Arts</text:p>
          </table:table-cell>
          <table:table-cell/>
          <table:table-cell office:value-type="float" office:value="22367" calcext:value-type="float">
            <text:p>22367</text:p>
          </table:table-cell>
          <table:table-cell office:value-type="string" calcext:value-type="string">
            <text:p>Institutional Accreditation of the Organisation of Continuing Education</text:p>
          </table:table-cell>
          <table:table-cell/>
          <table:table-cell office:value-type="float" office:value="2" calcext:value-type="float">
            <text:p>2</text:p>
          </table:table-cell>
          <table:table-cell office:value-type="float" office:value="1" calcext:value-type="float">
            <text:p>1</text:p>
          </table:table-cell>
          <table:table-cell/>
          <table:table-cell table:style-name="ce146" office:value-type="string" calcext:value-type="string">
            <text:p>31/08/2023</text:p>
          </table:table-cell>
          <table:table-cell table:style-name="ce147" office:value-type="date" office:date-value="2028-08-31" calcext:value-type="date">
            <text:p>31/08/2028</text:p>
          </table:table-cell>
          <table:table-cell office:value-type="string" calcext:value-type="string">
            <text:p>d%/%m/%Y</text:p>
          </table:table-cell>
          <table:table-cell table:style-name="Default" office:value-type="string" calcext:value-type="string">
            <text:p><text:a xlink:href="https://iaar.agency/storage/photos/shares/inst_accreditation_files/Zerde_310823/Rewenie.pdf" xlink:type="simple">https://iaar.agency/storage/photos/shares/inst_accreditation_files/Zerde_310823/Rewenie.pdf</text:a></text:p>
          </table:table-cell>
          <table:table-cell office:value-type="string" calcext:value-type="string">
            <text:p>Decision</text:p>
          </table:table-cell>
          <table:table-cell office:value-type="string" calcext:value-type="string">
            <text:p>ru</text:p>
          </table:table-cell>
          <table:table-cell table:style-name="Default" office:value-type="string" calcext:value-type="string">
            <text:p><text:a xlink:href="https://iaar.agency/registry/univer/304/en" xlink:type="simple">https://iaar.agency/registry/univer/304/en</text:a></text:p>
          </table:table-cell>
          <table:table-cell table:style-name="Default" office:value-type="string" calcext:value-type="string">
            <text:p>Information on the provider and the accreditation</text:p>
          </table:table-cell>
          <table:table-cell table:style-name="Default" office:value-type="string" calcext:value-type="string">
            <text:p><text:a xlink:href="https://iaar.agency/storage/photos/shares/inst_accreditation_files/Zerde_310823/Report.pdf" xlink:type="simple">https://iaar.agency/storage/photos/shares/inst_accreditation_files/Zerde_310823/Report.pdf</text:a></text:p>
          </table:table-cell>
          <table:table-cell table:style-name="Default" office:value-type="string" calcext:value-type="string">
            <text:p>Review report</text:p>
          </table:table-cell>
          <table:table-cell table:style-name="Default" office:value-type="string" calcext:value-type="string">
            <text:p>RU</text:p>
          </table:table-cell>
          <table:table-cell office:value-type="float" office:value="7788" calcext:value-type="float">
            <text:p>7788</text:p>
          </table:table-cell>
          <table:table-cell table:number-columns-repeated="4"/>
          <table:table-cell table:style-name="Default"/>
          <table:table-cell table:number-columns-repeated="7"/>
          <table:table-cell table:style-name="Default"/>
          <table:table-cell/>
          <table:table-cell table:style-name="Default" table:number-columns-repeated="3"/>
          <table:table-cell/>
        </table:table-row>
      </table:table>
      <table:table table:name="MIXED Sample" table:style-name="ta6">
        <office:forms form:automatic-focus="false" form:apply-design-mode="false"/>
        <table:table-column table:style-name="co1" table:number-columns-repeated="2" table:default-cell-style-name="ce109"/>
        <table:table-column table:style-name="co3" table:default-cell-style-name="ce117"/>
        <table:table-column table:style-name="co5" table:number-columns-repeated="2" table:default-cell-style-name="ce117"/>
        <table:table-column table:style-name="co5" table:number-columns-repeated="2" table:default-cell-style-name="ce119"/>
        <table:table-column table:style-name="co6" table:default-cell-style-name="ce117"/>
        <table:table-column table:style-name="co7" table:number-columns-repeated="2" table:default-cell-style-name="ce117"/>
        <table:table-column table:style-name="co6" table:default-cell-style-name="ce117"/>
        <table:table-column table:style-name="co7" table:default-cell-style-name="ce117"/>
        <table:table-column table:style-name="co5" table:default-cell-style-name="ce117"/>
        <table:table-column table:style-name="co8" table:default-cell-style-name="ce117"/>
        <table:table-column table:style-name="co6" table:number-columns-repeated="2" table:default-cell-style-name="ce117"/>
        <table:table-column table:style-name="co9" table:default-cell-style-name="ce117"/>
        <table:table-column table:style-name="co20" table:default-cell-style-name="ce117"/>
        <table:table-column table:style-name="co23" table:number-columns-repeated="6" table:default-cell-style-name="ce117"/>
        <table:table-column table:style-name="co23" table:default-cell-style-name="ce121"/>
        <table:table-column table:style-name="co23" table:default-cell-style-name="ce117"/>
        <table:table-column table:style-name="co27" table:number-columns-repeated="3" table:default-cell-style-name="ce122"/>
        <table:table-column table:style-name="co27" table:default-cell-style-name="ce128"/>
        <table:table-column table:style-name="co27" table:number-columns-repeated="4" table:default-cell-style-name="ce122"/>
        <table:table-column table:style-name="co27" table:number-columns-repeated="2" table:default-cell-style-name="ce117"/>
        <table:table-column table:style-name="co27" table:default-cell-style-name="ce128"/>
        <table:table-column table:style-name="co27" table:default-cell-style-name="ce122"/>
        <table:table-column table:style-name="co27" table:default-cell-style-name="ce117"/>
        <table:table-column table:style-name="co27" table:number-columns-repeated="2" table:default-cell-style-name="ce122"/>
        <table:table-column table:style-name="co27" table:default-cell-style-name="ce123"/>
        <table:table-column table:style-name="co27" table:number-columns-repeated="2" table:default-cell-style-name="ce122"/>
        <table:table-column table:style-name="co27" table:default-cell-style-name="Default"/>
        <table:table-column table:style-name="co19" table:number-columns-repeated="3" table:default-cell-style-name="ce151"/>
        <table:table-column table:style-name="co36" table:default-cell-style-name="Default"/>
        <table:table-column table:style-name="co19" table:number-columns-repeated="9" table:default-cell-style-name="Default"/>
        <table:table-row table:style-name="ro12">
          <table:table-cell table:style-name="ce108" office:value-type="string" calcext:value-type="string">
            <text:p>agency</text:p>
          </table:table-cell>
          <table:table-cell table:style-name="ce115" office:value-type="string" calcext:value-type="string">
            <text:p>local_identifier</text:p>
          </table:table-cell>
          <table:table-cell table:style-name="ce116" office:value-type="string" calcext:value-type="string">
            <text:p>activity</text:p>
          </table:table-cell>
          <table:table-cell table:style-name="ce118" office:value-type="string" calcext:value-type="string">
            <text:p>status</text:p>
          </table:table-cell>
          <table:table-cell table:style-name="ce118" office:value-type="string" calcext:value-type="string">
            <text:p>decision</text:p>
          </table:table-cell>
          <table:table-cell table:style-name="ce118" office:value-type="string" calcext:value-type="string">
            <text:p>valid_from</text:p>
          </table:table-cell>
          <table:table-cell table:style-name="ce118" office:value-type="string" calcext:value-type="string">
            <text:p>valid_to</text:p>
          </table:table-cell>
          <table:table-cell table:style-name="ce118" office:value-type="string" calcext:value-type="string">
            <text:p>date_format</text:p>
          </table:table-cell>
          <table:table-cell table:style-name="ce120" office:value-type="string" calcext:value-type="string">
            <text:p>link[1]</text:p>
          </table:table-cell>
          <table:table-cell table:style-name="ce116" office:value-type="string" calcext:value-type="string">
            <text:p>file[1].original_location</text:p>
          </table:table-cell>
          <table:table-cell table:style-name="ce116" office:value-type="string" calcext:value-type="string">
            <text:p>file[1].display_name</text:p>
          </table:table-cell>
          <table:table-cell table:style-name="ce116" office:value-type="string" calcext:value-type="string">
            <text:p>file[1].report_language[1]</text:p>
          </table:table-cell>
          <table:table-cell table:style-name="ce116" office:value-type="string" calcext:value-type="string">
            <text:p>file[2].original_location</text:p>
          </table:table-cell>
          <table:table-cell table:style-name="ce116" office:value-type="string" calcext:value-type="string">
            <text:p>file[2].display_name</text:p>
          </table:table-cell>
          <table:table-cell table:style-name="ce116" office:value-type="string" calcext:value-type="string">
            <text:p>file[2].report_language[1]</text:p>
          </table:table-cell>
          <table:table-cell table:style-name="ce116" office:value-type="string" calcext:value-type="string">
            <text:p>file[3].original_location</text:p>
          </table:table-cell>
          <table:table-cell table:style-name="ce116" office:value-type="string" calcext:value-type="string">
            <text:p>file[3].display_name</text:p>
          </table:table-cell>
          <table:table-cell table:style-name="ce116" office:value-type="string" calcext:value-type="string">
            <text:p>file[3].report_language[1]</text:p>
          </table:table-cell>
          <table:table-cell table:style-name="ce116" office:value-type="string" calcext:value-type="string">
            <text:p>file[4].original_location</text:p>
          </table:table-cell>
          <table:table-cell table:style-name="ce116" office:value-type="string" calcext:value-type="string">
            <text:p>file[4].display_name</text:p>
          </table:table-cell>
          <table:table-cell table:style-name="ce116" office:value-type="string" calcext:value-type="string">
            <text:p>file[4].report_language[1]</text:p>
          </table:table-cell>
          <table:table-cell table:style-name="ce116" office:value-type="string" calcext:value-type="string">
            <text:p>file[5].original_location</text:p>
          </table:table-cell>
          <table:table-cell table:style-name="ce116" office:value-type="string" calcext:value-type="string">
            <text:p>file[5].display_name</text:p>
          </table:table-cell>
          <table:table-cell table:style-name="ce116" office:value-type="string" calcext:value-type="string">
            <text:p>file[5].report_language[1]</text:p>
          </table:table-cell>
          <table:table-cell table:style-name="ce118" office:value-type="string" calcext:value-type="string">
            <text:p>institution[1].deqar_id</text:p>
          </table:table-cell>
          <table:table-cell table:style-name="ce118" office:value-type="string" calcext:value-type="string">
            <text:p>institution[1].eter_id</text:p>
          </table:table-cell>
          <table:table-cell table:style-name="ce139" office:value-type="string" calcext:value-type="string">
            <text:p>institution[2].eter_id</text:p>
          </table:table-cell>
          <table:table-cell table:style-name="ce139" office:value-type="string" calcext:value-type="string">
            <text:p>institution[3].eter_id</text:p>
          </table:table-cell>
          <table:table-cell table:style-name="ce139" office:value-type="string" calcext:value-type="string">
            <text:p>institution[4].eter_id</text:p>
          </table:table-cell>
          <table:table-cell table:style-name="ce127" office:value-type="string" calcext:value-type="string">
            <text:p>programme[1].identifier[1]</text:p>
          </table:table-cell>
          <table:table-cell table:style-name="ce116" office:value-type="string" calcext:value-type="string">
            <text:p>programme[1].name_primary</text:p>
          </table:table-cell>
          <table:table-cell table:style-name="ce116" office:value-type="string" calcext:value-type="string">
            <text:p>programme[1].qualification_primary</text:p>
          </table:table-cell>
          <table:table-cell table:style-name="ce116" office:value-type="string" calcext:value-type="string">
            <text:p>programme[1].name_alternative[1]</text:p>
          </table:table-cell>
          <table:table-cell table:style-name="ce116" office:value-type="string" calcext:value-type="string">
            <text:p>programme[1].qualification_alternative[1]</text:p>
          </table:table-cell>
          <table:table-cell table:style-name="ce116" office:value-type="string" calcext:value-type="string">
            <text:p>programme[1].nqf_level</text:p>
          </table:table-cell>
          <table:table-cell table:style-name="ce116" office:value-type="string" calcext:value-type="string">
            <text:p>programme[1].qf_ehea_level</text:p>
          </table:table-cell>
          <table:table-cell table:style-name="ce127" office:value-type="string" calcext:value-type="string">
            <text:p>programme[2].identifier[1]</text:p>
          </table:table-cell>
          <table:table-cell table:style-name="ce116" office:value-type="string" calcext:value-type="string">
            <text:p>programme[2].name_primary</text:p>
          </table:table-cell>
          <table:table-cell table:style-name="ce116" office:value-type="string" calcext:value-type="string">
            <text:p>programme[2].qualification_primary</text:p>
          </table:table-cell>
          <table:table-cell table:style-name="ce116" office:value-type="string" calcext:value-type="string">
            <text:p>programme[2].name_alternative[1]</text:p>
          </table:table-cell>
          <table:table-cell table:style-name="ce116" office:value-type="string" calcext:value-type="string">
            <text:p>programme[2].qualification_alternative[1]</text:p>
          </table:table-cell>
          <table:table-cell table:style-name="ce116" office:value-type="string" calcext:value-type="string">
            <text:p>programme[2].qf_ehea_level</text:p>
          </table:table-cell>
          <table:table-cell table:style-name="ce127" office:value-type="string" calcext:value-type="string">
            <text:p>programme[3].identifier[1]</text:p>
          </table:table-cell>
          <table:table-cell table:style-name="ce116" office:value-type="string" calcext:value-type="string">
            <text:p>programme[3].name_primary</text:p>
          </table:table-cell>
          <table:table-cell table:style-name="ce116" office:value-type="string" calcext:value-type="string">
            <text:p>programme[3].qualification_primary</text:p>
          </table:table-cell>
          <table:table-cell table:style-name="ce116" office:value-type="string" calcext:value-type="string">
            <text:p>programme[3].name_alternative[1]</text:p>
          </table:table-cell>
          <table:table-cell table:style-name="ce116" office:value-type="string" calcext:value-type="string">
            <text:p>programme[3].qualification_alternative[1]</text:p>
          </table:table-cell>
          <table:table-cell table:style-name="ce116" office:value-type="string" calcext:value-type="string">
            <text:p>programme[3].qf_ehea_level</text:p>
          </table:table-cell>
          <table:table-cell table:style-name="ce118" office:value-type="string" calcext:value-type="string">
            <text:p>other_comment</text:p>
          </table:table-cell>
          <table:table-cell table:number-columns-repeated="9"/>
        </table:table-row>
        <table:table-row table:style-name="ro4">
          <table:table-cell office:value-type="string" calcext:value-type="string">
            <text:p>MusiQuE</text:p>
          </table:table-cell>
          <table:table-cell office:value-type="string" calcext:value-type="string">
            <text:p>MOSCOW-Dec18</text:p>
          </table:table-cell>
          <table:table-cell office:value-type="string" calcext:value-type="string">
            <text:p>Institutional Accreditation</text:p>
          </table:table-cell>
          <table:table-cell office:value-type="string" calcext:value-type="string">
            <text:p>voluntary</text:p>
          </table:table-cell>
          <table:table-cell office:value-type="string" calcext:value-type="string">
            <text:p>positive</text:p>
          </table:table-cell>
          <table:table-cell office:value-type="date" office:date-value="2019-03-22" calcext:value-type="date">
            <text:p>2019-03-22</text:p>
          </table:table-cell>
          <table:table-cell office:value-type="date" office:date-value="2025-03-31" calcext:value-type="date">
            <text:p>2025-03-31</text:p>
          </table:table-cell>
          <table:table-cell office:value-type="string" calcext:value-type="string">
            <text:p>%Y-%m-%d</text:p>
          </table:table-cell>
          <table:table-cell/>
          <table:table-cell office:value-type="string" calcext:value-type="string">
            <text:p>http://www.musique-qe.eu/userfiles/File/2019.03.19_Moscow_PT_Conservatory._Final_Report_EN.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reviewreports/2018.12.4-6_Moscow_Executive_summary_EN.pdf</text:p>
          </table:table-cell>
          <table:table-cell office:value-type="string" calcext:value-type="string">
            <text:p>Summary</text:p>
          </table:table-cell>
          <table:table-cell office:value-type="string" calcext:value-type="string">
            <text:p>eng</text:p>
          </table:table-cell>
          <table:table-cell office:value-type="string" calcext:value-type="string">
            <text:p>http://www.musique-qe.eu/userfiles/File/2019.03.19_Moscow_PT_Conservatory._Final_Report_RU.pdf</text:p>
          </table:table-cell>
          <table:table-cell office:value-type="string" calcext:value-type="string">
            <text:p>Report</text:p>
          </table:table-cell>
          <table:table-cell office:value-type="string" calcext:value-type="string">
            <text:p>rus</text:p>
          </table:table-cell>
          <table:table-cell office:value-type="string" calcext:value-type="string">
            <text:p>http://www.musique-qe.eu/userfiles/File/reviewreports/2018.12.4-6_Moscow_Executive_summary_RUSSIAN.pdf</text:p>
          </table:table-cell>
          <table:table-cell office:value-type="string" calcext:value-type="string">
            <text:p>Summary</text:p>
          </table:table-cell>
          <table:table-cell office:value-type="string" calcext:value-type="string">
            <text:p>rus</text:p>
          </table:table-cell>
          <table:table-cell office:value-type="string" calcext:value-type="string">
            <text:p>http://www.musique-qe.eu/userfiles/File/reviewreports/2019.03.22_Letter_from_MusiQuE_Board_Moscow.pdf</text:p>
          </table:table-cell>
          <table:table-cell office:value-type="string" calcext:value-type="string">
            <text:p>Decision</text:p>
          </table:table-cell>
          <table:table-cell office:value-type="string" calcext:value-type="string">
            <text:p>eng</text:p>
          </table:table-cell>
          <table:table-cell office:value-type="string" calcext:value-type="string">
            <text:p>DEQARINST5761</text:p>
          </table:table-cell>
          <table:table-cell table:number-columns-repeated="4"/>
          <table:table-cell table:style-name="ce122"/>
          <table:table-cell table:number-columns-repeated="4"/>
          <table:table-cell table:style-name="ce122" table:number-columns-repeated="3"/>
          <table:table-cell/>
          <table:table-cell table:style-name="ce122"/>
          <table:table-cell table:number-columns-repeated="2"/>
          <table:table-cell table:style-name="ce122"/>
          <table:table-cell table:number-columns-repeated="6"/>
          <table:table-cell table:style-name="ce121" office:value-type="string" calcext:value-type="string">
            <text:p>Joint accreditation procedure with NCPA (National Centre for Public Accreditation).</text:p>
          </table:table-cell>
          <table:table-cell table:number-columns-repeated="9"/>
        </table:table-row>
        <table:table-row table:style-name="ro5">
          <table:table-cell office:value-type="string" calcext:value-type="string">
            <text:p>MusiQuE</text:p>
          </table:table-cell>
          <table:table-cell office:value-type="string" calcext:value-type="string">
            <text:p>RCSMM-March18</text:p>
          </table:table-cell>
          <table:table-cell office:value-type="float" office:value="97" calcext:value-type="float">
            <text:p>97</text:p>
          </table:table-cell>
          <table:table-cell office:value-type="float" office:value="2" calcext:value-type="float">
            <text:p>2</text:p>
          </table:table-cell>
          <table:table-cell office:value-type="float" office:value="4" calcext:value-type="float">
            <text:p>4</text:p>
          </table:table-cell>
          <table:table-cell office:value-type="date" office:date-value="2019-03-20" calcext:value-type="date">
            <text:p>2019-03-20</text:p>
          </table:table-cell>
          <table:table-cell/>
          <table:table-cell office:value-type="string" calcext:value-type="string">
            <text:p>%Y-%m-%d</text:p>
          </table:table-cell>
          <table:table-cell/>
          <table:table-cell office:value-type="string" calcext:value-type="string">
            <text:p>http://www.musique-qe.eu/userfiles/File/2019.03.20_RCSMM_report._Final.pdf</text:p>
          </table:table-cell>
          <table:table-cell office:value-type="string" calcext:value-type="string">
            <text:p>Report </text:p>
          </table:table-cell>
          <table:table-cell office:value-type="string" calcext:value-type="string">
            <text:p>eng</text:p>
          </table:table-cell>
          <table:table-cell office:value-type="string" calcext:value-type="string">
            <text:p>http://www.musique-qe.eu/userfiles/File/2019-03-20_MusiQuE_Institutional_Review_RCSMM__Spanish_version.pdf</text:p>
          </table:table-cell>
          <table:table-cell office:value-type="string" calcext:value-type="string">
            <text:p>Report</text:p>
          </table:table-cell>
          <table:table-cell office:value-type="string" calcext:value-type="string">
            <text:p>spa</text:p>
          </table:table-cell>
          <table:table-cell table:number-columns-repeated="5"/>
          <table:table-cell table:style-name="ce109" table:number-columns-repeated="3"/>
          <table:table-cell/>
          <table:table-cell office:value-type="string" calcext:value-type="string">
            <text:p>DEQARINST5808</text:p>
          </table:table-cell>
          <table:table-cell table:number-columns-repeated="4"/>
          <table:table-cell table:style-name="ce122"/>
          <table:table-cell table:number-columns-repeated="4"/>
          <table:table-cell table:style-name="ce122" table:number-columns-repeated="3"/>
          <table:table-cell/>
          <table:table-cell table:style-name="ce122"/>
          <table:table-cell table:number-columns-repeated="2"/>
          <table:table-cell table:style-name="ce122"/>
          <table:table-cell table:number-columns-repeated="2"/>
          <table:table-cell table:style-name="ce122"/>
          <table:table-cell table:number-columns-repeated="3"/>
          <table:table-cell table:style-name="ce151" table:number-columns-repeated="2"/>
          <table:table-cell table:style-name="ce152"/>
          <table:table-cell table:style-name="ce153"/>
          <table:table-cell table:style-name="ce152" table:number-columns-repeated="6"/>
        </table:table-row>
        <table:table-row table:style-name="ro7">
          <table:table-cell office:value-type="string" calcext:value-type="string">
            <text:p>MusiQuE</text:p>
          </table:table-cell>
          <table:table-cell office:value-type="string" calcext:value-type="string">
            <text:p>ANTWERP-May18</text:p>
          </table:table-cell>
          <table:table-cell office:value-type="string" calcext:value-type="string">
            <text:p>Quality enhancement reviews of programmes</text:p>
          </table:table-cell>
          <table:table-cell office:value-type="string" calcext:value-type="string">
            <text:p>voluntary</text:p>
          </table:table-cell>
          <table:table-cell office:value-type="string" calcext:value-type="string">
            <text:p>not applicable</text:p>
          </table:table-cell>
          <table:table-cell office:value-type="date" office:date-value="2019-03-14" calcext:value-type="date">
            <text:p>2019-03-14</text:p>
          </table:table-cell>
          <table:table-cell/>
          <table:table-cell office:value-type="string" calcext:value-type="string">
            <text:p>%Y-%m-%d</text:p>
          </table:table-cell>
          <table:table-cell/>
          <table:table-cell office:value-type="string" calcext:value-type="string">
            <text:p>http://www.musique-qe.eu/userfiles/File/2019.03.14_Report_Antwerp._Final.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2018.05.13-185_Antwerp_Executive_summary.pdf</text:p>
          </table:table-cell>
          <table:table-cell table:style-name="ce109" office:value-type="string" calcext:value-type="string">
            <text:p>Summary</text:p>
          </table:table-cell>
          <table:table-cell office:value-type="string" calcext:value-type="string">
            <text:p>eng</text:p>
          </table:table-cell>
          <table:table-cell table:number-columns-repeated="9"/>
          <table:table-cell office:value-type="string" calcext:value-type="string">
            <text:p>DEQARINST5807</text:p>
          </table:table-cell>
          <table:table-cell table:style-name="ce123"/>
          <table:table-cell table:style-name="ce117" table:number-columns-repeated="3"/>
          <table:table-cell office:value-type="string" calcext:value-type="string">
            <text:p>MusiQuE32</text:p>
          </table:table-cell>
          <table:table-cell table:style-name="ce121" office:value-type="string" calcext:value-type="string">
            <text:p>Arts in Music study programme group</text:p>
          </table:table-cell>
          <table:table-cell table:style-name="ce129" office:value-type="string" calcext:value-type="string">
            <text:p><text:s/>Master</text:p>
          </table:table-cell>
          <table:table-cell table:style-name="ce131" table:number-columns-repeated="3"/>
          <table:table-cell table:style-name="ce131" office:value-type="string" calcext:value-type="string">
            <text:p>second cycle</text:p>
          </table:table-cell>
          <table:table-cell office:value-type="string" calcext:value-type="string">
            <text:p>MusiQuE31</text:p>
          </table:table-cell>
          <table:table-cell table:style-name="ce117" office:value-type="string" calcext:value-type="string">
            <text:p>Arts in Music study programme group</text:p>
          </table:table-cell>
          <table:table-cell office:value-type="string" calcext:value-type="string">
            <text:p>Bachelor</text:p>
          </table:table-cell>
          <table:table-cell table:style-name="ce117"/>
          <table:table-cell table:style-name="ce131"/>
          <table:table-cell office:value-type="string" calcext:value-type="string">
            <text:p>first cycle</text:p>
          </table:table-cell>
          <table:table-cell table:style-name="Default" table:number-columns-repeated="2"/>
          <table:table-cell/>
          <table:table-cell table:style-name="Default" table:number-columns-repeated="3"/>
          <table:table-cell table:number-columns-repeated="10"/>
        </table:table-row>
        <table:table-row table:style-name="ro5">
          <table:table-cell office:value-type="string" calcext:value-type="string">
            <text:p>MusiQuE</text:p>
          </table:table-cell>
          <table:table-cell office:value-type="string" calcext:value-type="string">
            <text:p>ESML-Dec17</text:p>
          </table:table-cell>
          <table:table-cell office:value-type="float" office:value="184" calcext:value-type="float">
            <text:p>184</text:p>
          </table:table-cell>
          <table:table-cell office:value-type="float" office:value="2" calcext:value-type="float">
            <text:p>2</text:p>
          </table:table-cell>
          <table:table-cell office:value-type="float" office:value="1" calcext:value-type="float">
            <text:p>1</text:p>
          </table:table-cell>
          <table:table-cell office:value-type="date" office:date-value="2018-06-18" calcext:value-type="date">
            <text:p>2018-06-18</text:p>
          </table:table-cell>
          <table:table-cell office:value-type="date" office:date-value="2024-06-30" calcext:value-type="date">
            <text:p>2024-06-30</text:p>
          </table:table-cell>
          <table:table-cell office:value-type="string" calcext:value-type="string">
            <text:p>%Y-%m-%d</text:p>
          </table:table-cell>
          <table:table-cell/>
          <table:table-cell office:value-type="string" calcext:value-type="string">
            <text:p>http://www.musique-qe.eu/userfiles/File/2018.06.06_ESML_report._Final.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reviewreports/2018.06.18_Letter_from_MusiQuE_Board_to_ESML._Final.pdf</text:p>
          </table:table-cell>
          <table:table-cell table:style-name="ce121" office:value-type="string" calcext:value-type="string">
            <text:p>Decision</text:p>
          </table:table-cell>
          <table:table-cell office:value-type="string" calcext:value-type="string">
            <text:p>eng</text:p>
          </table:table-cell>
          <table:table-cell table:number-columns-repeated="9"/>
          <table:table-cell office:value-type="string" calcext:value-type="string">
            <text:p>DEQARINST5809</text:p>
          </table:table-cell>
          <table:table-cell/>
          <table:table-cell table:style-name="ce149" table:number-columns-repeated="3"/>
          <table:table-cell office:value-type="string" calcext:value-type="string">
            <text:p>MusiQuE14</text:p>
          </table:table-cell>
          <table:table-cell table:style-name="ce121" office:value-type="string" calcext:value-type="string">
            <text:p>Music</text:p>
          </table:table-cell>
          <table:table-cell table:style-name="ce117" office:value-type="string" calcext:value-type="string">
            <text:p>Master</text:p>
          </table:table-cell>
          <table:table-cell table:style-name="ce121" office:value-type="string" calcext:value-type="string">
            <text:p>Música</text:p>
          </table:table-cell>
          <table:table-cell table:style-name="ce133" office:value-type="string" calcext:value-type="string">
            <text:p>Mestrado</text:p>
          </table:table-cell>
          <table:table-cell/>
          <table:table-cell office:value-type="float" office:value="2" calcext:value-type="float">
            <text:p>2</text:p>
          </table:table-cell>
          <table:table-cell office:value-type="string" calcext:value-type="string">
            <text:p>MusiQuE13</text:p>
          </table:table-cell>
          <table:table-cell table:style-name="ce121" office:value-type="string" calcext:value-type="string">
            <text:p>Music</text:p>
          </table:table-cell>
          <table:table-cell office:value-type="string" calcext:value-type="string">
            <text:p>Bachelor</text:p>
          </table:table-cell>
          <table:table-cell table:style-name="ce121" office:value-type="string" calcext:value-type="string">
            <text:p>Música</text:p>
          </table:table-cell>
          <table:table-cell table:style-name="ce121" office:value-type="string" calcext:value-type="string">
            <text:p>Licenciatura</text:p>
          </table:table-cell>
          <table:table-cell table:style-name="ce117" office:value-type="float" office:value="1" calcext:value-type="float">
            <text:p>1</text:p>
          </table:table-cell>
          <table:table-cell table:style-name="ce128" office:value-type="string" calcext:value-type="string">
            <text:p>MusiQuE15</text:p>
          </table:table-cell>
          <table:table-cell table:style-name="ce121" office:value-type="string" calcext:value-type="string">
            <text:p>Music Technologies</text:p>
          </table:table-cell>
          <table:table-cell table:style-name="ce133" office:value-type="string" calcext:value-type="string">
            <text:p>Bachelor</text:p>
          </table:table-cell>
          <table:table-cell table:style-name="ce121" office:value-type="string" calcext:value-type="string">
            <text:p>Tecnologias da Música</text:p>
          </table:table-cell>
          <table:table-cell table:style-name="ce121" office:value-type="string" calcext:value-type="string">
            <text:p>Licenciatura</text:p>
          </table:table-cell>
          <table:table-cell table:style-name="ce123" office:value-type="float" office:value="1" calcext:value-type="float">
            <text:p>1</text:p>
          </table:table-cell>
          <table:table-cell table:style-name="ce123"/>
          <table:table-cell table:number-columns-repeated="9"/>
        </table:table-row>
        <table:table-row table:style-name="ro7">
          <table:table-cell table:style-name="ce123" office:value-type="string" calcext:value-type="string">
            <text:p>MusiQuE</text:p>
          </table:table-cell>
          <table:table-cell table:style-name="ce123" office:value-type="string" calcext:value-type="string">
            <text:p>EAMT-Nov17</text:p>
          </table:table-cell>
          <table:table-cell table:style-name="ce123" office:value-type="float" office:value="181" calcext:value-type="float">
            <text:p>181</text:p>
          </table:table-cell>
          <table:table-cell table:style-name="ce123" office:value-type="float" office:value="2" calcext:value-type="float">
            <text:p>2</text:p>
          </table:table-cell>
          <table:table-cell table:style-name="ce123" office:value-type="float" office:value="4" calcext:value-type="float">
            <text:p>4</text:p>
          </table:table-cell>
          <table:table-cell table:style-name="ce125" office:value-type="date" office:date-value="2018-06-29" calcext:value-type="date">
            <text:p>2018-06-29</text:p>
          </table:table-cell>
          <table:table-cell table:style-name="ce123"/>
          <table:table-cell office:value-type="string" calcext:value-type="string">
            <text:p>%Y-%m-%d</text:p>
          </table:table-cell>
          <table:table-cell/>
          <table:table-cell table:style-name="ce121" office:value-type="string" calcext:value-type="string">
            <text:p>http://www.musique-qe.eu/userfiles/File/reviewreports/2018.07.02_EAMT_report._Final.pdf</text:p>
          </table:table-cell>
          <table:table-cell table:style-name="ce123" office:value-type="string" calcext:value-type="string">
            <text:p>Report</text:p>
          </table:table-cell>
          <table:table-cell table:style-name="ce123" office:value-type="string" calcext:value-type="string">
            <text:p>eng</text:p>
          </table:table-cell>
          <table:table-cell table:style-name="ce123" table:number-columns-repeated="13"/>
          <table:table-cell table:style-name="ce124" office:value-type="string" calcext:value-type="string">
            <text:p>EE0022</text:p>
          </table:table-cell>
          <table:table-cell table:style-name="ce123" table:number-columns-repeated="3"/>
          <table:table-cell office:value-type="string" calcext:value-type="string">
            <text:p>MusiQuE21</text:p>
          </table:table-cell>
          <table:table-cell table:style-name="ce124" office:value-type="string" calcext:value-type="string">
            <text:p>Music study programme group</text:p>
          </table:table-cell>
          <table:table-cell table:style-name="ce130" office:value-type="string" calcext:value-type="string">
            <text:p>Master</text:p>
          </table:table-cell>
          <table:table-cell table:style-name="ce121"/>
          <table:table-cell table:style-name="ce124" office:value-type="string" calcext:value-type="string">
            <text:p>magistriõppe</text:p>
          </table:table-cell>
          <table:table-cell/>
          <table:table-cell office:value-type="float" office:value="2" calcext:value-type="float">
            <text:p>2</text:p>
          </table:table-cell>
          <table:table-cell office:value-type="string" calcext:value-type="string">
            <text:p>MusiQuE20</text:p>
          </table:table-cell>
          <table:table-cell table:style-name="ce124" office:value-type="string" calcext:value-type="string">
            <text:p>Music study programme group</text:p>
          </table:table-cell>
          <table:table-cell table:style-name="ce130" office:value-type="string" calcext:value-type="string">
            <text:p>Bachelor</text:p>
          </table:table-cell>
          <table:table-cell table:style-name="ce121"/>
          <table:table-cell table:style-name="ce124" office:value-type="string" calcext:value-type="string">
            <text:p>bakalaureuseõppe</text:p>
          </table:table-cell>
          <table:table-cell office:value-type="float" office:value="1" calcext:value-type="float">
            <text:p>1</text:p>
          </table:table-cell>
          <table:table-cell table:style-name="Default" table:number-columns-repeated="2"/>
          <table:table-cell/>
          <table:table-cell table:style-name="Default" table:number-columns-repeated="3"/>
          <table:table-cell table:number-columns-repeated="10"/>
        </table:table-row>
        <table:table-row table:style-name="ro13">
          <table:table-cell table:style-name="ce123" office:value-type="string" calcext:value-type="string">
            <text:p>MusiQuE</text:p>
          </table:table-cell>
          <table:table-cell table:style-name="ce123" office:value-type="string" calcext:value-type="string">
            <text:p>HES-SO- Dec19</text:p>
          </table:table-cell>
          <table:table-cell table:style-name="ce124" office:value-type="string" calcext:value-type="string">
            <text:p>Quality enhancement reviews of programmes</text:p>
          </table:table-cell>
          <table:table-cell table:style-name="ce123" office:value-type="string" calcext:value-type="string">
            <text:p>voluntary</text:p>
          </table:table-cell>
          <table:table-cell table:style-name="ce138" office:value-type="string" calcext:value-type="string">
            <text:p>not applicable</text:p>
          </table:table-cell>
          <table:table-cell table:style-name="ce125" office:value-type="date" office:date-value="2020-06-17" calcext:value-type="date">
            <text:p>2020-06-17</text:p>
          </table:table-cell>
          <table:table-cell table:style-name="ce126" office:value-type="date" office:date-value="2026-06-30" calcext:value-type="date">
            <text:p>2026-06-30</text:p>
          </table:table-cell>
          <table:table-cell office:value-type="string" calcext:value-type="string">
            <text:p>%Y-%m-%d</text:p>
          </table:table-cell>
          <table:table-cell/>
          <table:table-cell table:style-name="ce123" office:value-type="string" calcext:value-type="string">
            <text:p>http://www.musique-qe.eu/userfiles/File/2020.06.17_HES-SO_Report_Final.pdf</text:p>
          </table:table-cell>
          <table:table-cell table:style-name="ce123" office:value-type="string" calcext:value-type="string">
            <text:p>Report</text:p>
          </table:table-cell>
          <table:table-cell table:style-name="ce123" office:value-type="string" calcext:value-type="string">
            <text:p>eng</text:p>
          </table:table-cell>
          <table:table-cell table:style-name="ce123" office:value-type="string" calcext:value-type="string">
            <text:p>http://www.musique-qe.eu/userfiles/File/2020.07.08_HES-SO_Report_Summary_HM.pdf</text:p>
          </table:table-cell>
          <table:table-cell table:style-name="ce123" office:value-type="string" calcext:value-type="string">
            <text:p>Summary</text:p>
          </table:table-cell>
          <table:table-cell table:style-name="ce123" office:value-type="string" calcext:value-type="string">
            <text:p>eng</text:p>
          </table:table-cell>
          <table:table-cell table:style-name="ce123" office:value-type="string" calcext:value-type="string">
            <text:p>http://www.musique-qe.eu/userfiles/File/2020.06.17_Letter_MusiQuE_Board_to_HES-SO_final(1).pdf</text:p>
          </table:table-cell>
          <table:table-cell table:style-name="ce123" office:value-type="string" calcext:value-type="string">
            <text:p>Decision</text:p>
          </table:table-cell>
          <table:table-cell table:style-name="ce123" office:value-type="string" calcext:value-type="string">
            <text:p>eng</text:p>
          </table:table-cell>
          <table:table-cell table:style-name="ce123" table:number-columns-repeated="7"/>
          <table:table-cell table:style-name="ce124" office:value-type="string" calcext:value-type="string">
            <text:p>CH0014</text:p>
          </table:table-cell>
          <table:table-cell table:style-name="ce123" table:number-columns-repeated="3"/>
          <table:table-cell office:value-type="string" calcext:value-type="string">
            <text:p>MusiQuE03</text:p>
          </table:table-cell>
          <table:table-cell table:style-name="ce123" office:value-type="string" calcext:value-type="string">
            <text:p>Music</text:p>
          </table:table-cell>
          <table:table-cell table:style-name="ce123" office:value-type="string" calcext:value-type="string">
            <text:p>Bachelor</text:p>
          </table:table-cell>
          <table:table-cell table:style-name="ce132" office:value-type="string" calcext:value-type="string">
            <text:p>Musique</text:p>
          </table:table-cell>
          <table:table-cell table:style-name="ce123"/>
          <table:table-cell/>
          <table:table-cell office:value-type="string" calcext:value-type="string">
            <text:p>first cycle</text:p>
          </table:table-cell>
          <table:table-cell office:value-type="string" calcext:value-type="string">
            <text:p>MusiQuE05</text:p>
          </table:table-cell>
          <table:table-cell table:style-name="ce117" office:value-type="string" calcext:value-type="string">
            <text:p>Music and movement</text:p>
          </table:table-cell>
          <table:table-cell office:value-type="string" calcext:value-type="string">
            <text:p>Bachelor</text:p>
          </table:table-cell>
          <table:table-cell table:style-name="ce130" office:value-type="string" calcext:value-type="string">
            <text:p>Musique et Mouvement</text:p>
          </table:table-cell>
          <table:table-cell table:style-name="ce123"/>
          <table:table-cell office:value-type="string" calcext:value-type="string">
            <text:p>first cycle</text:p>
          </table:table-cell>
          <table:table-cell table:style-name="ce123" table:number-columns-repeated="6"/>
          <table:table-cell table:style-name="ce124" office:value-type="string" calcext:value-type="string">
            <text:p>Quality enhancement review of two bachelor programmes. Bachelor of Arts en Musique (BAM) delivered by the Haute École de Musique, Genève-Neuchâtel (HEM GE) and the Haute École de Musique, Vaud-Valais-Fribourg (HEMU) Bachelor Arts en Musique et Mouvement (BAMM) delivered by the Haute École de Musique, Genève-Neuchâtel (HEM GE)</text:p>
          </table:table-cell>
          <table:table-cell table:number-columns-repeated="9"/>
        </table:table-row>
        <table:table-row table:style-name="ro14">
          <table:table-cell table:style-name="ce135" office:value-type="string" calcext:value-type="string">
            <text:p>MusiQuE</text:p>
          </table:table-cell>
          <table:table-cell table:style-name="ce135" office:value-type="string" calcext:value-type="string">
            <text:p>EAMT-September13</text:p>
          </table:table-cell>
          <table:table-cell table:style-name="ce138" office:value-type="string" calcext:value-type="string">
            <text:p>Quality enhancement reviews of joint programmes</text:p>
          </table:table-cell>
          <table:table-cell table:style-name="ce138" office:value-type="string" calcext:value-type="string">
            <text:p>voluntary</text:p>
          </table:table-cell>
          <table:table-cell table:style-name="ce138" office:value-type="string" calcext:value-type="string">
            <text:p>not applicable</text:p>
          </table:table-cell>
          <table:table-cell table:style-name="ce140" office:value-type="date" office:date-value="2014-01-15" calcext:value-type="date">
            <text:p>2014-01-15</text:p>
          </table:table-cell>
          <table:table-cell table:style-name="ce140" office:value-type="date" office:date-value="2018-01-30" calcext:value-type="date">
            <text:p>2018-01-30</text:p>
          </table:table-cell>
          <table:table-cell table:style-name="ce138" office:value-type="string" calcext:value-type="string">
            <text:p>%Y-%m-%d</text:p>
          </table:table-cell>
          <table:table-cell/>
          <table:table-cell table:style-name="ce138" office:value-type="string" calcext:value-type="string">
            <text:p>http://www.musique-qe.eu/userfiles/File/final-reportaec-programme-reviewcopeco.pdf</text:p>
          </table:table-cell>
          <table:table-cell table:style-name="ce135" office:value-type="string" calcext:value-type="string">
            <text:p>Review report</text:p>
          </table:table-cell>
          <table:table-cell table:style-name="ce141" office:value-type="string" calcext:value-type="string">
            <text:p>eng</text:p>
          </table:table-cell>
          <table:table-cell table:style-name="ce141" table:number-columns-repeated="13"/>
          <table:table-cell table:style-name="ce138" office:value-type="string" calcext:value-type="string">
            <text:p>EE0022</text:p>
          </table:table-cell>
          <table:table-cell table:style-name="ce138" office:value-type="string" calcext:value-type="string">
            <text:p>SE0037</text:p>
          </table:table-cell>
          <table:table-cell table:style-name="ce138" office:value-type="string" calcext:value-type="string">
            <text:p>FR0164</text:p>
          </table:table-cell>
          <table:table-cell table:style-name="ce124" office:value-type="string" calcext:value-type="string">
            <text:p>DE0156</text:p>
          </table:table-cell>
          <table:table-cell office:value-type="string" calcext:value-type="string">
            <text:p>MusiQuE18</text:p>
          </table:table-cell>
          <table:table-cell table:style-name="ce138" office:value-type="string" calcext:value-type="string">
            <text:p>CoPeCo – Masters in Contemporary Performance and Composition</text:p>
          </table:table-cell>
          <table:table-cell table:style-name="ce138" office:value-type="string" calcext:value-type="string">
            <text:p>Master (no joint degree)</text:p>
          </table:table-cell>
          <table:table-cell table:style-name="ce138" table:number-columns-repeated="2"/>
          <table:table-cell table:style-name="ce138" office:value-type="string" calcext:value-type="string">
            <text:p>level 6</text:p>
          </table:table-cell>
          <table:table-cell table:style-name="ce138" office:value-type="string" calcext:value-type="string">
            <text:p>second cycle</text:p>
          </table:table-cell>
          <table:table-cell table:style-name="Default"/>
          <table:table-cell table:style-name="ce150" table:number-columns-repeated="11"/>
          <table:table-cell table:style-name="ce143" office:value-type="string" calcext:value-type="string">
            <text:p>CoPeCo <text:s/>is <text:s/>a <text:s/>joint <text:s/>study <text:s/>programme, <text:s/>i.e. a programme to be carried out jointly by several institutions in different countries, and which does not lead to a joint degree. Quality enhancement review of the Contemporay Performance and Composition joint programme coordinated by the Estonian Academy of Music and Theater.</text:p>
          </table:table-cell>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Caladea" fo:font-size="10pt" fo:language="en" fo:country="US" style:font-name-asian="Caladea1" style:font-size-asian="10pt" style:language-asian="zh" style:country-asian="CN" style:font-name-complex="Caladea1" style:font-size-complex="10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draw:marker draw:name="Arrowheads_20_1" draw:display-name="Arrowheads 1" svg:viewBox="0 0 20 30" svg:d="M10 0l-10 30h20z"/>
  </office:styles>
  <office:automatic-styles>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Submission_20_Template" style:display-name="PageStyle_Submission Template" style:page-layout-name="Mpm2">
      <style:header style:display="false"/>
      <style:header-left style:display="false"/>
      <style:header-first style:display="false"/>
      <style:footer style:display="false"/>
      <style:footer-left style:display="false"/>
      <style:footer-first style:display="false"/>
    </style:master-page>
    <style:master-page style:name="PageStyle_5f_INSTITUTIONAL_20_Samples" style:display-name="PageStyle_INSTITUTIONAL Samples" style:page-layout-name="Mpm2">
      <style:header style:display="false"/>
      <style:header-left style:display="false"/>
      <style:header-first style:display="false"/>
      <style:footer style:display="false"/>
      <style:footer-left style:display="false"/>
      <style:footer-first style:display="false"/>
    </style:master-page>
    <style:master-page style:name="PageStyle_5f_PROGRAMME_20_Samples" style:display-name="PageStyle_PROGRAMME Samples" style:page-layout-name="Mpm2">
      <style:header style:display="false"/>
      <style:header-left style:display="false"/>
      <style:header-first style:display="false"/>
      <style:footer style:display="false"/>
      <style:footer-left style:display="false"/>
      <style:footer-first style:display="false"/>
    </style:master-page>
    <style:master-page style:name="PageStyle_5f_JOINT_20_PROGRAMME_20_Sample" style:display-name="PageStyle_JOINT PROGRAMME Sample" style:page-layout-name="Mpm2">
      <style:header style:display="false"/>
      <style:header-left style:display="false"/>
      <style:header-first style:display="false"/>
      <style:footer style:display="false"/>
      <style:footer-left style:display="false"/>
      <style:footer-first style:display="false"/>
    </style:master-page>
    <style:master-page style:name="PageStyle_5f_MIXED_20_Sample" style:display-name="PageStyle_MIXED Sampl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MacOSX_AARCH64 LibreOffice_project/723314e595e8007d3cf785c16538505a1c878ca5</meta:generator>
    <dc:date>2024-02-15T17:38:58.875684414</dc:date>
    <meta:editing-duration>P3DT17H33M32S</meta:editing-duration>
    <meta:editing-cycles>28</meta:editing-cycles>
    <dc:creator>Aleksandra Zhivkovikj</dc:creator>
    <dc:description>Version 3.0</dc:description>
    <dc:title>DEQAR CSV Submission Template</dc:title>
    <meta:document-statistic meta:table-count="6" meta:cell-count="618" meta:object-count="0"/>
    <meta:user-defined meta:name=""/>
  </office:meta>
</office:document-meta>
</file>